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631cm"/>
    </style:style>
    <style:style style:name="co5" style:family="table-column">
      <style:table-column-properties fo:break-before="auto" style:column-width="2.879cm"/>
    </style:style>
    <style:style style:name="co6" style:family="table-column">
      <style:table-column-properties fo:break-before="auto" style:column-width="4.367cm"/>
    </style:style>
    <style:style style:name="co7" style:family="table-column">
      <style:table-column-properties fo:break-before="auto" style:column-width="2.932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8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Resultados" table:style-name="ta1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Naciona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edelli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bejorral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briaqui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lejandr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mag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malfi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ndes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ngelopoli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ngostur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Anori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ntioqu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nz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partad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rbolet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rgel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rmen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Barbos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Belmir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Bell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etan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Betuli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Boliva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Briceñ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Buritic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acer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aiced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alda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ampament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añasgordas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Caracoli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aramant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Carep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armen De Vibora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arolin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aucasi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Chigorod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isneros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Cocorn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Concepcio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oncord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opacaban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Dabeib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on Matias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Ebejic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El Bagr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Entrerrio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Envigad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Fredon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Frontin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Girald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Girardot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Gomez Plat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Granad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Guadalup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Guarn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Guatap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Helicon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Hispani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Itagui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Ituang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Jardin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Jeric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La Cej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La Estrell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La Pintad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La Unio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Liborin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Mace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Marinill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Montebell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Murind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Mutat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Nariñ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Necocli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Nechi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Olay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eño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Peq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Pueblorric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Puerto Berri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Puerto Nar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Puerto Triunf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Remedio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Retir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Rionegr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Sabanalarg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Sabanet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Salgar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San Andr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an Carlo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San Francisc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San Jeronim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San Jose De La Montañ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San Juan De Urab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San Lui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an Pedr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San Pedro De Urab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San Rafae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an Roq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San Vicent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Santa Barbar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Santa Rosa De Oso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Santo Doming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Santuari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Segovi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Sonson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Sopetran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Tamesi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Taraz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Tars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Titiribi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Toled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Turb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Uramit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Urra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Valdivi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Valparais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Vegachi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Veneci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Vigia Del Fuert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Yali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Yarumal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Yolomb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Yond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Zaragoz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Barranquill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Barano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Campo De La Cruz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Candelari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alap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Juan De Acost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Luruaco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Malambo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Manati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Palmar De Varel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Piojo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Polo Nuevo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Poneder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Puerto Colombia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Repelo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Sabanagrand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Sabanalarg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Santa Luci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Santo Toma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Soledad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Suan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Tubara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Usiacuri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Bogota D.C.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Cartagena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Achi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Altos Del Rosario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Arenal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Arjon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Arroyohondo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Barranco De Lob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Calamar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Cantagallo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Cicuco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Cordob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Clemencia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El Carmen De Bolivar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El Guamo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El Peñon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Hatillo De Loba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Magang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Mahate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Margarita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Maria La Baj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Montecristo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Mompo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Morale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Pinillo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Regidor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Rio Viejo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San Cristobal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San Estanislao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San Fernando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San Jacinto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San Jacinto Del Cauc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San Juan De Nepomuceno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San Martin De Lob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San Pablo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Santa Catalin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Santa Ros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Santa Rosa Del Sur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Simiti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Soplaviento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Talaigua Nuevo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Tiquisio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Turbaco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Turban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Villanuev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Zambrano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Tunj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Almeid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Aquitani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Arcabuco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Belen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Berbeo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Beteitiv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Boavit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Boyac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Briceñ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Buenavist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Busbanz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Calda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Campohermos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Cerinz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Chinavit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Chiquinquir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Chisca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Chit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Chitaraq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Chivat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Cieneg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Combit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Coper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Corrales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Covarachi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Cubar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Cucait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Cuitiv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Chiquiz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Chivor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Duitam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El Cocuy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El Espin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Firavitob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Florest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Gachantiv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Gamez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Garago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Guacamaya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Guateque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Guayat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Guican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Iz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Jenesano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Jeric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Labranzagrand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La Capill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La Victori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La Uvit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Villa De Leyv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Macanal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Maripi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Miraflore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Mongu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Mongui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Moniquir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Motavit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Muz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Nobs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Nuevo Colon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Oicat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Otanch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Pachavit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Paez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Paip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Pajarit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Panqueb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Paun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Pay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Paz Del Ri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Pesc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Pisb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Puerto Boyac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Quipam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Ramiriqui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Raquir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Rondon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Saboy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Sachic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Samac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San Eduardo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San Jose De Par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San Luis De Gacen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San Mate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San Miguel De Sem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San Pablo De Borbur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Santan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Santa Mari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Santa Rosa De Viterbo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Santa Sofi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Sativanort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Sativasur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Siachoque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Soat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Socot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Soch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Sogamos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Somondoc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Sor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Sotaquir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Sorac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98">
            <text:p>298</text:p>
          </table:table-cell>
          <table:table-cell office:value-type="string">
            <text:p>Susacon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99">
            <text:p>299</text:p>
          </table:table-cell>
          <table:table-cell office:value-type="string">
            <text:p>Sutamarchan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Sutatenz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Tasc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Tenz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Tiban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Tibasos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Tinjac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Tipacoq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Toc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string">
            <text:p>Togui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309">
            <text:p>309</text:p>
          </table:table-cell>
          <table:table-cell office:value-type="string">
            <text:p>Topag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Tot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311">
            <text:p>311</text:p>
          </table:table-cell>
          <table:table-cell office:value-type="string">
            <text:p>Tunungu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Turmeq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Tut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314">
            <text:p>314</text:p>
          </table:table-cell>
          <table:table-cell office:value-type="string">
            <text:p>Tutas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Umbit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Ventaquemad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317">
            <text:p>317</text:p>
          </table:table-cell>
          <table:table-cell office:value-type="string">
            <text:p>Viracach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Zetaquir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Manizales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Aguadas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Anserm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Aranzazu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string">
            <text:p>Belalcazar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24">
            <text:p>324</text:p>
          </table:table-cell>
          <table:table-cell office:value-type="string">
            <text:p>Chinchin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iladelfi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La Dorad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La Merced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Manzanares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Marmato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Marquetali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Maruland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Neir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Norcasia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34">
            <text:p>334</text:p>
          </table:table-cell>
          <table:table-cell office:value-type="string">
            <text:p>Pacor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Palestin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Pensilvani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Riosucio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Risarald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Salamina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string">
            <text:p>Samana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41">
            <text:p>341</text:p>
          </table:table-cell>
          <table:table-cell office:value-type="string">
            <text:p>San Jose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42">
            <text:p>342</text:p>
          </table:table-cell>
          <table:table-cell office:value-type="string">
            <text:p>Supi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Victoria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44">
            <text:p>344</text:p>
          </table:table-cell>
          <table:table-cell office:value-type="string">
            <text:p>Villamari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Viterbo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Florenci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Albania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48">
            <text:p>348</text:p>
          </table:table-cell>
          <table:table-cell office:value-type="string">
            <text:p>Belen Andaquies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Cartagena Del Chair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Curillo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El Doncello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El Paujil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La Montañita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54">
            <text:p>354</text:p>
          </table:table-cell>
          <table:table-cell office:value-type="string">
            <text:p>Milan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Moreli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Puerto Rico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57">
            <text:p>357</text:p>
          </table:table-cell>
          <table:table-cell office:value-type="string">
            <text:p>San Jose De Fragua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58">
            <text:p>358</text:p>
          </table:table-cell>
          <table:table-cell office:value-type="string">
            <text:p>San <text:s/>Vicente Del Caguan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Solano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Solita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61">
            <text:p>361</text:p>
          </table:table-cell>
          <table:table-cell office:value-type="string">
            <text:p>Valparaiso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62">
            <text:p>362</text:p>
          </table:table-cell>
          <table:table-cell office:value-type="string">
            <text:p>Popayan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Almaguer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Argelia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Balboa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66">
            <text:p>366</text:p>
          </table:table-cell>
          <table:table-cell office:value-type="string">
            <text:p>Bolivar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Buenos Aires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string">
            <text:p>Cajibi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Caldon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Calot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Corint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El Tamb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Florencia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Guapi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75">
            <text:p>375</text:p>
          </table:table-cell>
          <table:table-cell office:value-type="string">
            <text:p>Inza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76">
            <text:p>376</text:p>
          </table:table-cell>
          <table:table-cell office:value-type="string">
            <text:p>Jambal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La Sierra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La Vega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79">
            <text:p>379</text:p>
          </table:table-cell>
          <table:table-cell office:value-type="string">
            <text:p>Lopez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Mercaderes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Miranda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Morales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Padilla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string">
            <text:p>Paez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85">
            <text:p>385</text:p>
          </table:table-cell>
          <table:table-cell office:value-type="string">
            <text:p>Patia (EL Bordo)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Piamonte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Piendam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Puerto Tejada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89">
            <text:p>389</text:p>
          </table:table-cell>
          <table:table-cell office:value-type="string">
            <text:p>Purac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Rosas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91">
            <text:p>391</text:p>
          </table:table-cell>
          <table:table-cell office:value-type="string">
            <text:p>San Sebastian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Santander De Quilicha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Santa Rosa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Silvia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Sotara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96">
            <text:p>396</text:p>
          </table:table-cell>
          <table:table-cell office:value-type="string">
            <text:p>Suarez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Sucre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string">
            <text:p>Timbio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99">
            <text:p>399</text:p>
          </table:table-cell>
          <table:table-cell office:value-type="string">
            <text:p>Timbiqui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Toribio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401">
            <text:p>401</text:p>
          </table:table-cell>
          <table:table-cell office:value-type="string">
            <text:p>Totor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Villa Rica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Valledupar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Aguachica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405">
            <text:p>405</text:p>
          </table:table-cell>
          <table:table-cell office:value-type="string">
            <text:p>Agustin Codazzi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Astrea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Becerril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Bosconia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Chimichagua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string">
            <text:p>Chiriguana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411">
            <text:p>411</text:p>
          </table:table-cell>
          <table:table-cell office:value-type="string">
            <text:p>Curumani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El Copey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El Pas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Gamarra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415">
            <text:p>415</text:p>
          </table:table-cell>
          <table:table-cell office:value-type="string">
            <text:p>Gonzalez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La Gloria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La Jagua De Ibiric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Manaur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Pailitas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Pelaya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Pueblo Bell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Rio De Or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Robles (LA Paz)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San Albert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San Diego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426">
            <text:p>426</text:p>
          </table:table-cell>
          <table:table-cell office:value-type="string">
            <text:p>San Martin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Tamalameque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428">
            <text:p>428</text:p>
          </table:table-cell>
          <table:table-cell office:value-type="string">
            <text:p>Monteria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Ayapel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Buenavista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Canalete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32">
            <text:p>432</text:p>
          </table:table-cell>
          <table:table-cell office:value-type="string">
            <text:p>Ceret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Chima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34">
            <text:p>434</text:p>
          </table:table-cell>
          <table:table-cell office:value-type="string">
            <text:p>Chinu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35">
            <text:p>435</text:p>
          </table:table-cell>
          <table:table-cell office:value-type="string">
            <text:p>Cienaga De Oro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Cotorra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La Apartada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Lorica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39">
            <text:p>439</text:p>
          </table:table-cell>
          <table:table-cell office:value-type="string">
            <text:p>Los Cordobas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Momil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41">
            <text:p>441</text:p>
          </table:table-cell>
          <table:table-cell office:value-type="string">
            <text:p>Montelibano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Moñitos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Planeta Rica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Pueblo Nuevo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Puerto Escondido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Puerto Libertador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47">
            <text:p>447</text:p>
          </table:table-cell>
          <table:table-cell office:value-type="string">
            <text:p>Purisima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string">
            <text:p>Sahagun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49">
            <text:p>449</text:p>
          </table:table-cell>
          <table:table-cell office:value-type="string">
            <text:p>San Andres Sotavento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San Antero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San Bernardo Viento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San Carlos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San Pelayo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Tierralta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Valencia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Agua De Dios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57">
            <text:p>457</text:p>
          </table:table-cell>
          <table:table-cell office:value-type="string">
            <text:p>Alban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Anapoim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Anolaim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office:value-type="string">
            <text:p>Arbelaez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61">
            <text:p>461</text:p>
          </table:table-cell>
          <table:table-cell office:value-type="string">
            <text:p>Beltran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Bituim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string">
            <text:p>Bojac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Cabrer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Cachipay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66">
            <text:p>466</text:p>
          </table:table-cell>
          <table:table-cell office:value-type="string">
            <text:p>Cajic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67">
            <text:p>467</text:p>
          </table:table-cell>
          <table:table-cell office:value-type="string">
            <text:p>Caparrapi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Caquez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Carmen De Carup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70">
            <text:p>470</text:p>
          </table:table-cell>
          <table:table-cell office:value-type="string">
            <text:p>Chaguani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71">
            <text:p>471</text:p>
          </table:table-cell>
          <table:table-cell office:value-type="string">
            <text:p>Chi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Chipaque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73">
            <text:p>473</text:p>
          </table:table-cell>
          <table:table-cell office:value-type="string">
            <text:p>Choachi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74">
            <text:p>474</text:p>
          </table:table-cell>
          <table:table-cell office:value-type="string">
            <text:p>Chocont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Cogu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Cot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77">
            <text:p>477</text:p>
          </table:table-cell>
          <table:table-cell office:value-type="string">
            <text:p>Cucunub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El Colegio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79">
            <text:p>479</text:p>
          </table:table-cell>
          <table:table-cell office:value-type="string">
            <text:p>El Peñon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El Rosal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81">
            <text:p>481</text:p>
          </table:table-cell>
          <table:table-cell office:value-type="string">
            <text:p>Facatativ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82">
            <text:p>482</text:p>
          </table:table-cell>
          <table:table-cell office:value-type="string">
            <text:p>Fomequ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Fosc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Funz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85">
            <text:p>485</text:p>
          </table:table-cell>
          <table:table-cell office:value-type="string">
            <text:p>Fuquene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86">
            <text:p>486</text:p>
          </table:table-cell>
          <table:table-cell office:value-type="string">
            <text:p>Fusagasug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87">
            <text:p>487</text:p>
          </table:table-cell>
          <table:table-cell office:value-type="string">
            <text:p>Gachal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88">
            <text:p>488</text:p>
          </table:table-cell>
          <table:table-cell office:value-type="string">
            <text:p>Gachancip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Gachet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Gam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Girardot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Granad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93">
            <text:p>493</text:p>
          </table:table-cell>
          <table:table-cell office:value-type="string">
            <text:p>Guachet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Guaduas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Guasc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96">
            <text:p>496</text:p>
          </table:table-cell>
          <table:table-cell office:value-type="string">
            <text:p>Guataqui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Guatavit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Guayabal De Siquim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Guayabetal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string">
            <text:p>Gutierrez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01">
            <text:p>501</text:p>
          </table:table-cell>
          <table:table-cell office:value-type="string">
            <text:p>Jerusalen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02">
            <text:p>502</text:p>
          </table:table-cell>
          <table:table-cell office:value-type="string">
            <text:p>Junin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La Caler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La Mes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La Palm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La Peñ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La Veg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Lenguazaqu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Machet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Madrid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Mant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Medin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Mosquer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Nariño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15">
            <text:p>515</text:p>
          </table:table-cell>
          <table:table-cell office:value-type="string">
            <text:p>Nemocon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Nilo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Nimaim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Nocaim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19">
            <text:p>519</text:p>
          </table:table-cell>
          <table:table-cell office:value-type="string">
            <text:p>Venecia (OSPINA Perez)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Pacho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Paim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Pandi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Paratebueno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Pasc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Puerto Salgar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26">
            <text:p>526</text:p>
          </table:table-cell>
          <table:table-cell office:value-type="string">
            <text:p>Puli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Quebradanegr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Quetam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Quipil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Rafael Reyes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Ricaurt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San <text:s/>Antonio Del <text:s/>Tequendam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San Bernardo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San Cayetano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San Francisco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36">
            <text:p>536</text:p>
          </table:table-cell>
          <table:table-cell office:value-type="string">
            <text:p>San Juan De Rioseco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Sasaim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38">
            <text:p>538</text:p>
          </table:table-cell>
          <table:table-cell office:value-type="string">
            <text:p>Sesquile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39">
            <text:p>539</text:p>
          </table:table-cell>
          <table:table-cell office:value-type="string">
            <text:p>Sibat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Silvani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Simijac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Soach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Sopo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Subachoqu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Suesc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46">
            <text:p>546</text:p>
          </table:table-cell>
          <table:table-cell office:value-type="string">
            <text:p>Supat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Sus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Sutataus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Tabio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Taus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Ten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Tenjo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Tibacuy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Tibirit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Tocaim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56">
            <text:p>556</text:p>
          </table:table-cell>
          <table:table-cell office:value-type="string">
            <text:p>Tocancip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57">
            <text:p>557</text:p>
          </table:table-cell>
          <table:table-cell office:value-type="string">
            <text:p>Topaipi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58">
            <text:p>558</text:p>
          </table:table-cell>
          <table:table-cell office:value-type="string">
            <text:p>Ubal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Ubaque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60">
            <text:p>560</text:p>
          </table:table-cell>
          <table:table-cell office:value-type="string">
            <text:p>Ubat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Une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62">
            <text:p>562</text:p>
          </table:table-cell>
          <table:table-cell office:value-type="string">
            <text:p>Utic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Vergar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64">
            <text:p>564</text:p>
          </table:table-cell>
          <table:table-cell office:value-type="string">
            <text:p>Viani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65">
            <text:p>565</text:p>
          </table:table-cell>
          <table:table-cell office:value-type="string">
            <text:p>Villagomez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66">
            <text:p>566</text:p>
          </table:table-cell>
          <table:table-cell office:value-type="string">
            <text:p>Villapinzon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Villet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68">
            <text:p>568</text:p>
          </table:table-cell>
          <table:table-cell office:value-type="string">
            <text:p>Viot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69">
            <text:p>569</text:p>
          </table:table-cell>
          <table:table-cell office:value-type="string">
            <text:p>Yacopi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70">
            <text:p>570</text:p>
          </table:table-cell>
          <table:table-cell office:value-type="string">
            <text:p>Zipacon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71">
            <text:p>571</text:p>
          </table:table-cell>
          <table:table-cell office:value-type="string">
            <text:p>Zipaquir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72">
            <text:p>572</text:p>
          </table:table-cell>
          <table:table-cell office:value-type="string">
            <text:p>Quibdo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73">
            <text:p>573</text:p>
          </table:table-cell>
          <table:table-cell office:value-type="string">
            <text:p>Acandi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74">
            <text:p>574</text:p>
          </table:table-cell>
          <table:table-cell office:value-type="string">
            <text:p>Alto Baudo (PIE De Pato)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Atrat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Bagado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77">
            <text:p>577</text:p>
          </table:table-cell>
          <table:table-cell office:value-type="string">
            <text:p>Bahia Solano (MUTIS)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78">
            <text:p>578</text:p>
          </table:table-cell>
          <table:table-cell office:value-type="string">
            <text:p>Bajo Baudo (PIZARRO)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Bojaya (BELLAVISTA)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80">
            <text:p>580</text:p>
          </table:table-cell>
          <table:table-cell office:value-type="string">
            <text:p>Canton De San Pabl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Carmen Del Darien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82">
            <text:p>582</text:p>
          </table:table-cell>
          <table:table-cell office:value-type="string">
            <text:p>Certegui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Condot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El Carmen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Litoral Del San Juan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Istmina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Jurad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Llor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Medio Atrato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90">
            <text:p>590</text:p>
          </table:table-cell>
          <table:table-cell office:value-type="string">
            <text:p>Medio Baud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Medio San Juan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92">
            <text:p>592</text:p>
          </table:table-cell>
          <table:table-cell office:value-type="string">
            <text:p>Novita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93">
            <text:p>593</text:p>
          </table:table-cell>
          <table:table-cell office:value-type="string">
            <text:p>Nuqui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Rio Ir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Rio Quit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Riosucio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97">
            <text:p>597</text:p>
          </table:table-cell>
          <table:table-cell office:value-type="string">
            <text:p>San Jose Del Palmar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98">
            <text:p>598</text:p>
          </table:table-cell>
          <table:table-cell office:value-type="string">
            <text:p>Sipi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99">
            <text:p>599</text:p>
          </table:table-cell>
          <table:table-cell office:value-type="string">
            <text:p>Tado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string">
            <text:p>Unguia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601">
            <text:p>601</text:p>
          </table:table-cell>
          <table:table-cell office:value-type="string">
            <text:p>Union Panamericana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Neiv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cevedo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Agrado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Aip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Algeciras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Altamir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Baray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Campoalegr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Colombia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611">
            <text:p>611</text:p>
          </table:table-cell>
          <table:table-cell office:value-type="string">
            <text:p>Elias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612">
            <text:p>612</text:p>
          </table:table-cell>
          <table:table-cell office:value-type="string">
            <text:p>Garzon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Gigant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Guadalup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Hobo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Iquir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Isnos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La Argentin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La Plata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office:value-type="string">
            <text:p>Natag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Oporap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Paicol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Palermo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Palestin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Pital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Pitalito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River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Saladoblanco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629">
            <text:p>629</text:p>
          </table:table-cell>
          <table:table-cell office:value-type="string">
            <text:p>San Agustin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630">
            <text:p>630</text:p>
          </table:table-cell>
          <table:table-cell office:value-type="string">
            <text:p>Santa Mari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Suaz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Tarqui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Tesali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Tello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Teruel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636">
            <text:p>636</text:p>
          </table:table-cell>
          <table:table-cell office:value-type="string">
            <text:p>Timan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Villavieja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638">
            <text:p>638</text:p>
          </table:table-cell>
          <table:table-cell office:value-type="string">
            <text:p>Yaguar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Riohacha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Albania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Barrancas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Dibulla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643">
            <text:p>643</text:p>
          </table:table-cell>
          <table:table-cell office:value-type="string">
            <text:p>Distraccion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El Molino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Fonseca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Hatonuevo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La Jagua Del Pilar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Maicao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Manaur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San Juan Del Cesar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Uribia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Urumita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string">
            <text:p>Villanueva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Santa Marta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Algarrobo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Aracataca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657">
            <text:p>657</text:p>
          </table:table-cell>
          <table:table-cell office:value-type="string">
            <text:p>Ariguani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Cerro San Antonio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659">
            <text:p>659</text:p>
          </table:table-cell>
          <table:table-cell office:value-type="string">
            <text:p>Chivolo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660">
            <text:p>660</text:p>
          </table:table-cell>
          <table:table-cell office:value-type="string">
            <text:p>Cienaga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Concordia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El Banco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El Piñon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El Reten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665">
            <text:p>665</text:p>
          </table:table-cell>
          <table:table-cell office:value-type="string">
            <text:p>Fundacion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Guamal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Nueva Granada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Pedraza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Pijiño Del Carmen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Pivijay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Plato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Puebloviejo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Remolino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Sabanas De San Angel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Salamina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676">
            <text:p>676</text:p>
          </table:table-cell>
          <table:table-cell office:value-type="string">
            <text:p>San Sebastian De Buenavista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677">
            <text:p>677</text:p>
          </table:table-cell>
          <table:table-cell office:value-type="string">
            <text:p>San Zenon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Santa Ana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Santa Barbara De Pinto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Sitionuevo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Tenerife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682">
            <text:p>682</text:p>
          </table:table-cell>
          <table:table-cell office:value-type="string">
            <text:p>Zapayan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Zona Bananera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Villavicencio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Acacias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686">
            <text:p>686</text:p>
          </table:table-cell>
          <table:table-cell office:value-type="string">
            <text:p>Barranca De Upia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Cabuyaro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Castilla La Nueva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Cubarral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Cumaral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El Calvario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El Castillo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El Dorado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Fuente De Oro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Granada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Guamal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697">
            <text:p>697</text:p>
          </table:table-cell>
          <table:table-cell office:value-type="string">
            <text:p>Mapiripan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Mesetas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La Macarena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La Uribe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701">
            <text:p>701</text:p>
          </table:table-cell>
          <table:table-cell office:value-type="string">
            <text:p>Lejanias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Puerto Concordia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703">
            <text:p>703</text:p>
          </table:table-cell>
          <table:table-cell office:value-type="string">
            <text:p>Puerto Gaitan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704">
            <text:p>704</text:p>
          </table:table-cell>
          <table:table-cell office:value-type="string">
            <text:p>Puerto Lopez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Puerto Lleras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Puerto Rico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Restrepo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San Carlos De Guaroa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San Juan De Arama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San Juanito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711">
            <text:p>711</text:p>
          </table:table-cell>
          <table:table-cell office:value-type="string">
            <text:p>San Martin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Vista Hermosa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Pasto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14">
            <text:p>714</text:p>
          </table:table-cell>
          <table:table-cell office:value-type="string">
            <text:p>Alban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Aldana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16">
            <text:p>716</text:p>
          </table:table-cell>
          <table:table-cell office:value-type="string">
            <text:p>Ancuy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Arboled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Barbacoas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19">
            <text:p>719</text:p>
          </table:table-cell>
          <table:table-cell office:value-type="string">
            <text:p>Belen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Buesaco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21">
            <text:p>721</text:p>
          </table:table-cell>
          <table:table-cell office:value-type="string">
            <text:p>Colon-Genov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Consac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string">
            <text:p>Contadero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24">
            <text:p>724</text:p>
          </table:table-cell>
          <table:table-cell office:value-type="string">
            <text:p>Cordoba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25">
            <text:p>725</text:p>
          </table:table-cell>
          <table:table-cell office:value-type="string">
            <text:p>Cuaspud-Carlosam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Cumbal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Cumbitara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28">
            <text:p>728</text:p>
          </table:table-cell>
          <table:table-cell office:value-type="string">
            <text:p>Chachagui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El Charco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El Peñol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El Rosario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32">
            <text:p>732</text:p>
          </table:table-cell>
          <table:table-cell office:value-type="string">
            <text:p>El Tablon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El Tambo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Funes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Guachucal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Guaitarilla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37">
            <text:p>737</text:p>
          </table:table-cell>
          <table:table-cell office:value-type="string">
            <text:p>Gualmatan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Iles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39">
            <text:p>739</text:p>
          </table:table-cell>
          <table:table-cell office:value-type="string">
            <text:p>Imues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Ipiales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string">
            <text:p>La Cruz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string">
            <text:p>La Florid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La Llanad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string">
            <text:p>La Tola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45">
            <text:p>745</text:p>
          </table:table-cell>
          <table:table-cell office:value-type="string">
            <text:p>La Union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Leiv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Linares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string">
            <text:p>Los Andes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49">
            <text:p>749</text:p>
          </table:table-cell>
          <table:table-cell office:value-type="string">
            <text:p>Magui-Payan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Mallam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Mosquer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Nariño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Olaya Herrer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string">
            <text:p>Ospin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Francisco Pizarro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Policarpa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57">
            <text:p>757</text:p>
          </table:table-cell>
          <table:table-cell office:value-type="string">
            <text:p>Potosi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string">
            <text:p>Providenci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Puerres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Pupiales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Ricaurt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Roberto Payan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string">
            <text:p>Samaniego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64">
            <text:p>764</text:p>
          </table:table-cell>
          <table:table-cell office:value-type="string">
            <text:p>Sandon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San Bernardo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San Lorenzo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San Pablo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string">
            <text:p>San Pedro De Cartago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Santa Barbar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Santacruz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string">
            <text:p>Sapuyes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string">
            <text:p>Taminango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string">
            <text:p>Tangu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Tumaco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75">
            <text:p>775</text:p>
          </table:table-cell>
          <table:table-cell office:value-type="string">
            <text:p>Tuquerres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Yacuanquer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77">
            <text:p>777</text:p>
          </table:table-cell>
          <table:table-cell office:value-type="string">
            <text:p>Cucuta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string">
            <text:p>Abrego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Arboledas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Bochalema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string">
            <text:p>Bucarasica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782">
            <text:p>782</text:p>
          </table:table-cell>
          <table:table-cell office:value-type="string">
            <text:p>Cacota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783">
            <text:p>783</text:p>
          </table:table-cell>
          <table:table-cell office:value-type="string">
            <text:p>Cachira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784">
            <text:p>784</text:p>
          </table:table-cell>
          <table:table-cell office:value-type="string">
            <text:p>Chinacota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785">
            <text:p>785</text:p>
          </table:table-cell>
          <table:table-cell office:value-type="string">
            <text:p>Chitaga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786">
            <text:p>786</text:p>
          </table:table-cell>
          <table:table-cell office:value-type="string">
            <text:p>Convencion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string">
            <text:p>Cucutilla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788">
            <text:p>788</text:p>
          </table:table-cell>
          <table:table-cell office:value-type="string">
            <text:p>Durania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string">
            <text:p>El Carmen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string">
            <text:p>El Tarra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string">
            <text:p>El Zulia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string">
            <text:p>Gramalote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793">
            <text:p>793</text:p>
          </table:table-cell>
          <table:table-cell office:value-type="string">
            <text:p>Hacari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794">
            <text:p>794</text:p>
          </table:table-cell>
          <table:table-cell office:value-type="string">
            <text:p>Herran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string">
            <text:p>Labateca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La Esperanza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string">
            <text:p>La Playa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string">
            <text:p>Los Patios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string">
            <text:p>Lourdes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Mutiscua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Ocaña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Pamplona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Pamplonita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Puerto Santander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Ragonvalia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Salazar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San Calixto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San Cayetano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Santiago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Sardinata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Silos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Teorama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813">
            <text:p>813</text:p>
          </table:table-cell>
          <table:table-cell office:value-type="string">
            <text:p>Tibu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Toledo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815">
            <text:p>815</text:p>
          </table:table-cell>
          <table:table-cell office:value-type="string">
            <text:p>Villacaro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Villa Del Rosario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Armenia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string">
            <text:p>Buenavista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819">
            <text:p>819</text:p>
          </table:table-cell>
          <table:table-cell office:value-type="string">
            <text:p>Calarca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string">
            <text:p>Circasia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821">
            <text:p>821</text:p>
          </table:table-cell>
          <table:table-cell office:value-type="string">
            <text:p>Cordoba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string">
            <text:p>Filandia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823">
            <text:p>823</text:p>
          </table:table-cell>
          <table:table-cell office:value-type="string">
            <text:p>Genova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string">
            <text:p>La Tebaida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Montenegro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string">
            <text:p>Pijao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string">
            <text:p>Quimbaya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string">
            <text:p>Salento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string">
            <text:p>Pereira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830">
            <text:p>830</text:p>
          </table:table-cell>
          <table:table-cell office:value-type="string">
            <text:p>Apia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string">
            <text:p>Balboa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832">
            <text:p>832</text:p>
          </table:table-cell>
          <table:table-cell office:value-type="string">
            <text:p>Belen De Umbria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string">
            <text:p>Dosquebradas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834">
            <text:p>834</text:p>
          </table:table-cell>
          <table:table-cell office:value-type="string">
            <text:p>Guatica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string">
            <text:p>La Celia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string">
            <text:p>La Virginia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Marsella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838">
            <text:p>838</text:p>
          </table:table-cell>
          <table:table-cell office:value-type="string">
            <text:p>Mistrato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string">
            <text:p>Pueblo Rico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840">
            <text:p>840</text:p>
          </table:table-cell>
          <table:table-cell office:value-type="string">
            <text:p>Quinchia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string">
            <text:p>Santa Rosa De Cabal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string">
            <text:p>Santuario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string">
            <text:p>Bucaramang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string">
            <text:p>Aguad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string">
            <text:p>Albani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string">
            <text:p>Aratoc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string">
            <text:p>Barbos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string">
            <text:p>Barichar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string">
            <text:p>Barrancabermej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Betulia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51">
            <text:p>851</text:p>
          </table:table-cell>
          <table:table-cell office:value-type="string">
            <text:p>Bolivar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string">
            <text:p>Cabrer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string">
            <text:p>Californi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string">
            <text:p>Capitanejo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55">
            <text:p>855</text:p>
          </table:table-cell>
          <table:table-cell office:value-type="string">
            <text:p>Carcasi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string">
            <text:p>Cepit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string">
            <text:p>Cerrito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58">
            <text:p>858</text:p>
          </table:table-cell>
          <table:table-cell office:value-type="string">
            <text:p>Charal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Chart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Chima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61">
            <text:p>861</text:p>
          </table:table-cell>
          <table:table-cell office:value-type="string">
            <text:p>Chipat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string">
            <text:p>Cimitarra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63">
            <text:p>863</text:p>
          </table:table-cell>
          <table:table-cell office:value-type="string">
            <text:p>Concepcion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string">
            <text:p>Confines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65">
            <text:p>865</text:p>
          </table:table-cell>
          <table:table-cell office:value-type="string">
            <text:p>Contratacion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string">
            <text:p>Coromoro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67">
            <text:p>867</text:p>
          </table:table-cell>
          <table:table-cell office:value-type="string">
            <text:p>Curiti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string">
            <text:p>El Carmen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string">
            <text:p>El Guacamayo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70">
            <text:p>870</text:p>
          </table:table-cell>
          <table:table-cell office:value-type="string">
            <text:p>El Peñon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71">
            <text:p>871</text:p>
          </table:table-cell>
          <table:table-cell office:value-type="string">
            <text:p>El Playon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string">
            <text:p>Encino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string">
            <text:p>Enciso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74">
            <text:p>874</text:p>
          </table:table-cell>
          <table:table-cell office:value-type="string">
            <text:p>Florian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string">
            <text:p>Floridablanca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76">
            <text:p>876</text:p>
          </table:table-cell>
          <table:table-cell office:value-type="string">
            <text:p>Galan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string">
            <text:p>Gambita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78">
            <text:p>878</text:p>
          </table:table-cell>
          <table:table-cell office:value-type="string">
            <text:p>Giron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string">
            <text:p>Guac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string">
            <text:p>Guadalup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string">
            <text:p>Guapota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82">
            <text:p>882</text:p>
          </table:table-cell>
          <table:table-cell office:value-type="string">
            <text:p>Guavata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83">
            <text:p>883</text:p>
          </table:table-cell>
          <table:table-cell office:value-type="string">
            <text:p>Gueps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string">
            <text:p>Hato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85">
            <text:p>885</text:p>
          </table:table-cell>
          <table:table-cell office:value-type="string">
            <text:p>Jesus Maria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86">
            <text:p>886</text:p>
          </table:table-cell>
          <table:table-cell office:value-type="string">
            <text:p>Jordan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string">
            <text:p>La Belleza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88">
            <text:p>888</text:p>
          </table:table-cell>
          <table:table-cell office:value-type="string">
            <text:p>Landazuri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string">
            <text:p>La Paz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string">
            <text:p>Lebrij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string">
            <text:p>Los Santos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string">
            <text:p>Macaravita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93">
            <text:p>893</text:p>
          </table:table-cell>
          <table:table-cell office:value-type="string">
            <text:p>Malag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string">
            <text:p>Matanz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string">
            <text:p>Mogotes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string">
            <text:p>Molagavit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string">
            <text:p>Ocamont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string">
            <text:p>Oib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string">
            <text:p>Onzag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Palmar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Palmas Del Socorro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902">
            <text:p>902</text:p>
          </table:table-cell>
          <table:table-cell office:value-type="string">
            <text:p>Paramo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Piedecuest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Pinchot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Puente Nacional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Puerto Parr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Puerto Wilches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Rionegro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Sabana De Torres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910">
            <text:p>910</text:p>
          </table:table-cell>
          <table:table-cell office:value-type="string">
            <text:p>San Andres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San Benito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San Gil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913">
            <text:p>913</text:p>
          </table:table-cell>
          <table:table-cell office:value-type="string">
            <text:p>San Joaquin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914">
            <text:p>914</text:p>
          </table:table-cell>
          <table:table-cell office:value-type="string">
            <text:p>San Jose De Mirand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San Miguel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916">
            <text:p>916</text:p>
          </table:table-cell>
          <table:table-cell office:value-type="string">
            <text:p>San Vicente De Chucuri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string">
            <text:p>Santa Barbar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office:value-type="string">
            <text:p>Santa Helen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string">
            <text:p>Simacot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string">
            <text:p>Socorro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Suait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Sucre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923">
            <text:p>923</text:p>
          </table:table-cell>
          <table:table-cell office:value-type="string">
            <text:p>Surat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Tona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925">
            <text:p>925</text:p>
          </table:table-cell>
          <table:table-cell office:value-type="string">
            <text:p>Valle San Jose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926">
            <text:p>926</text:p>
          </table:table-cell>
          <table:table-cell office:value-type="string">
            <text:p>Velez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Vetas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Villanuev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Zapatoc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Sincelejo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Buenavista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Caimito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Coloso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string">
            <text:p>Corozal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string">
            <text:p>Coveñas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string">
            <text:p>Chalan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string">
            <text:p>El Robl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string">
            <text:p>Galeras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string">
            <text:p>Guaranda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940">
            <text:p>940</text:p>
          </table:table-cell>
          <table:table-cell office:value-type="string">
            <text:p>La Union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string">
            <text:p>Los Palmitos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string">
            <text:p>Majagual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string">
            <text:p>Morroa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string">
            <text:p>Ovejas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string">
            <text:p>Palmito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946">
            <text:p>946</text:p>
          </table:table-cell>
          <table:table-cell office:value-type="string">
            <text:p>Sampues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string">
            <text:p>San Benito Abad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string">
            <text:p>San Juan De Betulia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string">
            <text:p>San Marcos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San Onofr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San Pedro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952">
            <text:p>952</text:p>
          </table:table-cell>
          <table:table-cell office:value-type="string">
            <text:p>Sinc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string">
            <text:p>Sucre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954">
            <text:p>954</text:p>
          </table:table-cell>
          <table:table-cell office:value-type="string">
            <text:p>Tolu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955">
            <text:p>955</text:p>
          </table:table-cell>
          <table:table-cell office:value-type="string">
            <text:p>Toluviejo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956">
            <text:p>956</text:p>
          </table:table-cell>
          <table:table-cell office:value-type="string">
            <text:p>Ibagu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string">
            <text:p>Alpujarra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string">
            <text:p>Alvarado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string">
            <text:p>Ambalema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string">
            <text:p>Anzoategui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string">
            <text:p>Armero (GUAYABAL)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string">
            <text:p>Ataco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string">
            <text:p>Cajamarca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964">
            <text:p>964</text:p>
          </table:table-cell>
          <table:table-cell office:value-type="string">
            <text:p>Carmen De Apicala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string">
            <text:p>Casabianca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string">
            <text:p>Chaparral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string">
            <text:p>Coello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string">
            <text:p>Coyaima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string">
            <text:p>Cunday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string">
            <text:p>Dolores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string">
            <text:p>Espinal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string">
            <text:p>Falan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string">
            <text:p>Flandes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string">
            <text:p>Fresno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string">
            <text:p>Guamo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string">
            <text:p>Herveo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string">
            <text:p>Honda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string">
            <text:p>Icononzo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979">
            <text:p>979</text:p>
          </table:table-cell>
          <table:table-cell office:value-type="string">
            <text:p>Lerida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980">
            <text:p>980</text:p>
          </table:table-cell>
          <table:table-cell office:value-type="string">
            <text:p>Libano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string">
            <text:p>Mariquita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office:value-type="string">
            <text:p>Melgar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string">
            <text:p>Murillo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string">
            <text:p>Natagaima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Ortega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string">
            <text:p>Palocabildo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Piedras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string">
            <text:p>Planadas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string">
            <text:p>Prado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990">
            <text:p>990</text:p>
          </table:table-cell>
          <table:table-cell office:value-type="string">
            <text:p>Purificacion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string">
            <text:p>Rioblanco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string">
            <text:p>Roncesvalles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string">
            <text:p>Rovira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string">
            <text:p>Saldaña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string">
            <text:p>San Antonio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string">
            <text:p>San Luis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string">
            <text:p>Santa Isabel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998">
            <text:p>998</text:p>
          </table:table-cell>
          <table:table-cell office:value-type="string">
            <text:p>Suarez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Valle De S Juan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Venadillo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Villahermosa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Villarrica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Cali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Alcala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1005">
            <text:p>1005</text:p>
          </table:table-cell>
          <table:table-cell office:value-type="string">
            <text:p>Andalucia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string">
            <text:p>Ansermanuevo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Argelia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1008">
            <text:p>1008</text:p>
          </table:table-cell>
          <table:table-cell office:value-type="string">
            <text:p>Bolivar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Buenaventura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Buga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Bugalagrand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Caicedonia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Calima-Darien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Candelaria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Cartago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Dagua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1017">
            <text:p>1017</text:p>
          </table:table-cell>
          <table:table-cell office:value-type="string">
            <text:p>El Aguila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office:value-type="string">
            <text:p>El Cairo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El Cerrito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El Dovio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Florida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Ginebra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1023">
            <text:p>1023</text:p>
          </table:table-cell>
          <table:table-cell office:value-type="string">
            <text:p>Guacari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Jamundi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La Cumbre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1026">
            <text:p>1026</text:p>
          </table:table-cell>
          <table:table-cell office:value-type="string">
            <text:p>La Union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string">
            <text:p>La Victoria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Obando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Palmira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string">
            <text:p>Pradera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office:value-type="string">
            <text:p>Restrepo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1032">
            <text:p>1032</text:p>
          </table:table-cell>
          <table:table-cell office:value-type="string">
            <text:p>Riofrio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string">
            <text:p>Roldanillo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string">
            <text:p>San Pedro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office:value-type="string">
            <text:p>Sevilla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string">
            <text:p>Toro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string">
            <text:p>Trujillo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1038">
            <text:p>1038</text:p>
          </table:table-cell>
          <table:table-cell office:value-type="string">
            <text:p>Tulua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string">
            <text:p>Ulloa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string">
            <text:p>Versalles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office:value-type="string">
            <text:p>Vijes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office:value-type="string">
            <text:p>Yotoco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Yumbo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string">
            <text:p>Zarzal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office:value-type="string">
            <text:p>Arauc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string">
            <text:p>Arauquit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47">
            <text:p>1047</text:p>
          </table:table-cell>
          <table:table-cell office:value-type="string">
            <text:p>Cravo Nort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office:value-type="string">
            <text:p>Fortul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049">
            <text:p>1049</text:p>
          </table:table-cell>
          <table:table-cell office:value-type="string">
            <text:p>Puerto Rondo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office:value-type="string">
            <text:p>Saraven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Tam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office:value-type="string">
            <text:p>Yopal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53">
            <text:p>1053</text:p>
          </table:table-cell>
          <table:table-cell office:value-type="string">
            <text:p>Aguazul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string">
            <text:p>Chameza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office:value-type="string">
            <text:p>Hato Corozal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string">
            <text:p>La Salina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57">
            <text:p>1057</text:p>
          </table:table-cell>
          <table:table-cell office:value-type="string">
            <text:p>Mani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string">
            <text:p>Monterrey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59">
            <text:p>1059</text:p>
          </table:table-cell>
          <table:table-cell office:value-type="string">
            <text:p>Nunchia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60">
            <text:p>1060</text:p>
          </table:table-cell>
          <table:table-cell office:value-type="string">
            <text:p>Oroc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Paz De Ariporo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string">
            <text:p>Por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string">
            <text:p>Recetor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office:value-type="string">
            <text:p>Sabanalarga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65">
            <text:p>1065</text:p>
          </table:table-cell>
          <table:table-cell office:value-type="string">
            <text:p>Sacama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office:value-type="string">
            <text:p>San Luis De Palenque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67">
            <text:p>1067</text:p>
          </table:table-cell>
          <table:table-cell office:value-type="string">
            <text:p>Tamara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office:value-type="string">
            <text:p>Tauramena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69">
            <text:p>1069</text:p>
          </table:table-cell>
          <table:table-cell office:value-type="string">
            <text:p>Trinidad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office:value-type="string">
            <text:p>Villanueva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Mocoa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office:value-type="string">
            <text:p>Colon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string">
            <text:p>Orito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1074">
            <text:p>1074</text:p>
          </table:table-cell>
          <table:table-cell office:value-type="string">
            <text:p>Puerto Asis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1075">
            <text:p>1075</text:p>
          </table:table-cell>
          <table:table-cell office:value-type="string">
            <text:p>Puerto Caycedo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1076">
            <text:p>1076</text:p>
          </table:table-cell>
          <table:table-cell office:value-type="string">
            <text:p>Puerto Guzman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1077">
            <text:p>1077</text:p>
          </table:table-cell>
          <table:table-cell office:value-type="string">
            <text:p>Puerto Leguizamo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078">
            <text:p>1078</text:p>
          </table:table-cell>
          <table:table-cell office:value-type="string">
            <text:p>Sibundoy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079">
            <text:p>1079</text:p>
          </table:table-cell>
          <table:table-cell office:value-type="string">
            <text:p>San Francisco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San Miguel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string">
            <text:p>Santiago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office:value-type="string">
            <text:p>Valle Del Guamuez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1083">
            <text:p>1083</text:p>
          </table:table-cell>
          <table:table-cell office:value-type="string">
            <text:p>Villagarzon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1084">
            <text:p>1084</text:p>
          </table:table-cell>
          <table:table-cell office:value-type="string">
            <text:p>San Andres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Providencia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086">
            <text:p>1086</text:p>
          </table:table-cell>
          <table:table-cell office:value-type="string">
            <text:p>Letici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office:value-type="string">
            <text:p>Puerto Nariño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088">
            <text:p>1088</text:p>
          </table:table-cell>
          <table:table-cell office:value-type="string">
            <text:p>Puerto Inirid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89">
            <text:p>1089</text:p>
          </table:table-cell>
          <table:table-cell office:value-type="string">
            <text:p>San Jose Del Guaviar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office:value-type="string">
            <text:p>Calamar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091">
            <text:p>1091</text:p>
          </table:table-cell>
          <table:table-cell office:value-type="string">
            <text:p>El Retorno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office:value-type="string">
            <text:p>Miraflores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93">
            <text:p>1093</text:p>
          </table:table-cell>
          <table:table-cell office:value-type="string">
            <text:p>Mitu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94">
            <text:p>1094</text:p>
          </table:table-cell>
          <table:table-cell office:value-type="string">
            <text:p>Caruru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95">
            <text:p>1095</text:p>
          </table:table-cell>
          <table:table-cell office:value-type="string">
            <text:p>Taraira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96">
            <text:p>1096</text:p>
          </table:table-cell>
          <table:table-cell office:value-type="string">
            <text:p>Puerto Carreño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097">
            <text:p>1097</text:p>
          </table:table-cell>
          <table:table-cell office:value-type="string">
            <text:p>La Primavera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1098">
            <text:p>1098</text:p>
          </table:table-cell>
          <table:table-cell office:value-type="string">
            <text:p>Santa Rosalia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099">
            <text:p>1099</text:p>
          </table:table-cell>
          <table:table-cell office:value-type="string">
            <text:p>Cumaribo</text:p>
          </table:table-cell>
          <table:table-cell office:value-type="float" office:value="34">
            <text:p>34</text:p>
          </table:table-cell>
        </table:table-row>
      </table:table>
      <table:table table:name="Hoja1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float" office:value="2">
            <text:p>2</text:p>
          </table:table-cell>
          <table:table-cell office:value-type="string">
            <text:p>Medellin</text:p>
          </table:table-cell>
          <table:table-cell office:value-type="string">
            <text:p>Antioquia</text:p>
          </table:table-cell>
          <table:table-cell table:formula="of:=LOOKUP([.C1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bejorral</text:p>
          </table:table-cell>
          <table:table-cell office:value-type="string">
            <text:p>Antioquia</text:p>
          </table:table-cell>
          <table:table-cell table:formula="of:=LOOKUP([.C2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briaqui</text:p>
          </table:table-cell>
          <table:table-cell office:value-type="string">
            <text:p>Antioquia</text:p>
          </table:table-cell>
          <table:table-cell table:formula="of:=LOOKUP([.C3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lejandria</text:p>
          </table:table-cell>
          <table:table-cell office:value-type="string">
            <text:p>Antioquia</text:p>
          </table:table-cell>
          <table:table-cell table:formula="of:=LOOKUP([.C4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maga</text:p>
          </table:table-cell>
          <table:table-cell office:value-type="string">
            <text:p>Antioquia</text:p>
          </table:table-cell>
          <table:table-cell table:formula="of:=LOOKUP([.C5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malfi</text:p>
          </table:table-cell>
          <table:table-cell office:value-type="string">
            <text:p>Antioquia</text:p>
          </table:table-cell>
          <table:table-cell table:formula="of:=LOOKUP([.C6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ndes</text:p>
          </table:table-cell>
          <table:table-cell office:value-type="string">
            <text:p>Antioquia</text:p>
          </table:table-cell>
          <table:table-cell table:formula="of:=LOOKUP([.C7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ngelopolis</text:p>
          </table:table-cell>
          <table:table-cell office:value-type="string">
            <text:p>Antioquia</text:p>
          </table:table-cell>
          <table:table-cell table:formula="of:=LOOKUP([.C8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ngostura</text:p>
          </table:table-cell>
          <table:table-cell office:value-type="string">
            <text:p>Antioquia</text:p>
          </table:table-cell>
          <table:table-cell table:formula="of:=LOOKUP([.C9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nori</text:p>
          </table:table-cell>
          <table:table-cell office:value-type="string">
            <text:p>Antioquia</text:p>
          </table:table-cell>
          <table:table-cell table:formula="of:=LOOKUP([.C10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string">
            <text:p>Antioquia</text:p>
          </table:table-cell>
          <table:table-cell table:formula="of:=LOOKUP([.C11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nza</text:p>
          </table:table-cell>
          <table:table-cell office:value-type="string">
            <text:p>Antioquia</text:p>
          </table:table-cell>
          <table:table-cell table:formula="of:=LOOKUP([.C12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partado</text:p>
          </table:table-cell>
          <table:table-cell office:value-type="string">
            <text:p>Antioquia</text:p>
          </table:table-cell>
          <table:table-cell table:formula="of:=LOOKUP([.C13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rboletes</text:p>
          </table:table-cell>
          <table:table-cell office:value-type="string">
            <text:p>Antioquia</text:p>
          </table:table-cell>
          <table:table-cell table:formula="of:=LOOKUP([.C14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rgelia</text:p>
          </table:table-cell>
          <table:table-cell office:value-type="string">
            <text:p>Antioquia</text:p>
          </table:table-cell>
          <table:table-cell table:formula="of:=LOOKUP([.C15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rmenia</text:p>
          </table:table-cell>
          <table:table-cell office:value-type="string">
            <text:p>Antioquia</text:p>
          </table:table-cell>
          <table:table-cell table:formula="of:=LOOKUP([.C16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Barbosa</text:p>
          </table:table-cell>
          <table:table-cell office:value-type="string">
            <text:p>Antioquia</text:p>
          </table:table-cell>
          <table:table-cell table:formula="of:=LOOKUP([.C17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Belmira</text:p>
          </table:table-cell>
          <table:table-cell office:value-type="string">
            <text:p>Antioquia</text:p>
          </table:table-cell>
          <table:table-cell table:formula="of:=LOOKUP([.C18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Bello</text:p>
          </table:table-cell>
          <table:table-cell office:value-type="string">
            <text:p>Antioquia</text:p>
          </table:table-cell>
          <table:table-cell table:formula="of:=LOOKUP([.C19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etania</text:p>
          </table:table-cell>
          <table:table-cell office:value-type="string">
            <text:p>Antioquia</text:p>
          </table:table-cell>
          <table:table-cell table:formula="of:=LOOKUP([.C20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Betulia</text:p>
          </table:table-cell>
          <table:table-cell office:value-type="string">
            <text:p>Antioquia</text:p>
          </table:table-cell>
          <table:table-cell table:formula="of:=LOOKUP([.C21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Bolivar</text:p>
          </table:table-cell>
          <table:table-cell office:value-type="string">
            <text:p>Antioquia</text:p>
          </table:table-cell>
          <table:table-cell table:formula="of:=LOOKUP([.C22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Briceño</text:p>
          </table:table-cell>
          <table:table-cell office:value-type="string">
            <text:p>Antioquia</text:p>
          </table:table-cell>
          <table:table-cell table:formula="of:=LOOKUP([.C23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Buritica</text:p>
          </table:table-cell>
          <table:table-cell office:value-type="string">
            <text:p>Antioquia</text:p>
          </table:table-cell>
          <table:table-cell table:formula="of:=LOOKUP([.C24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aceres</text:p>
          </table:table-cell>
          <table:table-cell office:value-type="string">
            <text:p>Antioquia</text:p>
          </table:table-cell>
          <table:table-cell table:formula="of:=LOOKUP([.C25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aicedo</text:p>
          </table:table-cell>
          <table:table-cell office:value-type="string">
            <text:p>Antioquia</text:p>
          </table:table-cell>
          <table:table-cell table:formula="of:=LOOKUP([.C26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aldas</text:p>
          </table:table-cell>
          <table:table-cell office:value-type="string">
            <text:p>Antioquia</text:p>
          </table:table-cell>
          <table:table-cell table:formula="of:=LOOKUP([.C27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ampamento</text:p>
          </table:table-cell>
          <table:table-cell office:value-type="string">
            <text:p>Antioquia</text:p>
          </table:table-cell>
          <table:table-cell table:formula="of:=LOOKUP([.C28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añasgordas</text:p>
          </table:table-cell>
          <table:table-cell office:value-type="string">
            <text:p>Antioquia</text:p>
          </table:table-cell>
          <table:table-cell table:formula="of:=LOOKUP([.C29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aracoli</text:p>
          </table:table-cell>
          <table:table-cell office:value-type="string">
            <text:p>Antioquia</text:p>
          </table:table-cell>
          <table:table-cell table:formula="of:=LOOKUP([.C30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aramanta</text:p>
          </table:table-cell>
          <table:table-cell office:value-type="string">
            <text:p>Antioquia</text:p>
          </table:table-cell>
          <table:table-cell table:formula="of:=LOOKUP([.C31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Carepa</text:p>
          </table:table-cell>
          <table:table-cell office:value-type="string">
            <text:p>Antioquia</text:p>
          </table:table-cell>
          <table:table-cell table:formula="of:=LOOKUP([.C32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armen De Viboral</text:p>
          </table:table-cell>
          <table:table-cell office:value-type="string">
            <text:p>Antioquia</text:p>
          </table:table-cell>
          <table:table-cell table:formula="of:=LOOKUP([.C33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arolina</text:p>
          </table:table-cell>
          <table:table-cell office:value-type="string">
            <text:p>Antioquia</text:p>
          </table:table-cell>
          <table:table-cell table:formula="of:=LOOKUP([.C34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aucasia</text:p>
          </table:table-cell>
          <table:table-cell office:value-type="string">
            <text:p>Antioquia</text:p>
          </table:table-cell>
          <table:table-cell table:formula="of:=LOOKUP([.C35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higorodo</text:p>
          </table:table-cell>
          <table:table-cell office:value-type="string">
            <text:p>Antioquia</text:p>
          </table:table-cell>
          <table:table-cell table:formula="of:=LOOKUP([.C36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isneros</text:p>
          </table:table-cell>
          <table:table-cell office:value-type="string">
            <text:p>Antioquia</text:p>
          </table:table-cell>
          <table:table-cell table:formula="of:=LOOKUP([.C37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ocorna</text:p>
          </table:table-cell>
          <table:table-cell office:value-type="string">
            <text:p>Antioquia</text:p>
          </table:table-cell>
          <table:table-cell table:formula="of:=LOOKUP([.C38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oncepcion</text:p>
          </table:table-cell>
          <table:table-cell office:value-type="string">
            <text:p>Antioquia</text:p>
          </table:table-cell>
          <table:table-cell table:formula="of:=LOOKUP([.C39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oncordia</text:p>
          </table:table-cell>
          <table:table-cell office:value-type="string">
            <text:p>Antioquia</text:p>
          </table:table-cell>
          <table:table-cell table:formula="of:=LOOKUP([.C40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opacabana</text:p>
          </table:table-cell>
          <table:table-cell office:value-type="string">
            <text:p>Antioquia</text:p>
          </table:table-cell>
          <table:table-cell table:formula="of:=LOOKUP([.C41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Dabeiba</text:p>
          </table:table-cell>
          <table:table-cell office:value-type="string">
            <text:p>Antioquia</text:p>
          </table:table-cell>
          <table:table-cell table:formula="of:=LOOKUP([.C42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Don Matias</text:p>
          </table:table-cell>
          <table:table-cell office:value-type="string">
            <text:p>Antioquia</text:p>
          </table:table-cell>
          <table:table-cell table:formula="of:=LOOKUP([.C43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Ebejico</text:p>
          </table:table-cell>
          <table:table-cell office:value-type="string">
            <text:p>Antioquia</text:p>
          </table:table-cell>
          <table:table-cell table:formula="of:=LOOKUP([.C44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El Bagre</text:p>
          </table:table-cell>
          <table:table-cell office:value-type="string">
            <text:p>Antioquia</text:p>
          </table:table-cell>
          <table:table-cell table:formula="of:=LOOKUP([.C45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Entrerrios</text:p>
          </table:table-cell>
          <table:table-cell office:value-type="string">
            <text:p>Antioquia</text:p>
          </table:table-cell>
          <table:table-cell table:formula="of:=LOOKUP([.C46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Envigado</text:p>
          </table:table-cell>
          <table:table-cell office:value-type="string">
            <text:p>Antioquia</text:p>
          </table:table-cell>
          <table:table-cell table:formula="of:=LOOKUP([.C47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Fredonia</text:p>
          </table:table-cell>
          <table:table-cell office:value-type="string">
            <text:p>Antioquia</text:p>
          </table:table-cell>
          <table:table-cell table:formula="of:=LOOKUP([.C48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Frontino</text:p>
          </table:table-cell>
          <table:table-cell office:value-type="string">
            <text:p>Antioquia</text:p>
          </table:table-cell>
          <table:table-cell table:formula="of:=LOOKUP([.C49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Giraldo</text:p>
          </table:table-cell>
          <table:table-cell office:value-type="string">
            <text:p>Antioquia</text:p>
          </table:table-cell>
          <table:table-cell table:formula="of:=LOOKUP([.C50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Girardota</text:p>
          </table:table-cell>
          <table:table-cell office:value-type="string">
            <text:p>Antioquia</text:p>
          </table:table-cell>
          <table:table-cell table:formula="of:=LOOKUP([.C51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Gomez Plata</text:p>
          </table:table-cell>
          <table:table-cell office:value-type="string">
            <text:p>Antioquia</text:p>
          </table:table-cell>
          <table:table-cell table:formula="of:=LOOKUP([.C52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Granada</text:p>
          </table:table-cell>
          <table:table-cell office:value-type="string">
            <text:p>Antioquia</text:p>
          </table:table-cell>
          <table:table-cell table:formula="of:=LOOKUP([.C53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Guadalupe</text:p>
          </table:table-cell>
          <table:table-cell office:value-type="string">
            <text:p>Antioquia</text:p>
          </table:table-cell>
          <table:table-cell table:formula="of:=LOOKUP([.C54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Guarne</text:p>
          </table:table-cell>
          <table:table-cell office:value-type="string">
            <text:p>Antioquia</text:p>
          </table:table-cell>
          <table:table-cell table:formula="of:=LOOKUP([.C55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Guatape</text:p>
          </table:table-cell>
          <table:table-cell office:value-type="string">
            <text:p>Antioquia</text:p>
          </table:table-cell>
          <table:table-cell table:formula="of:=LOOKUP([.C56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Heliconia</text:p>
          </table:table-cell>
          <table:table-cell office:value-type="string">
            <text:p>Antioquia</text:p>
          </table:table-cell>
          <table:table-cell table:formula="of:=LOOKUP([.C57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Hispania</text:p>
          </table:table-cell>
          <table:table-cell office:value-type="string">
            <text:p>Antioquia</text:p>
          </table:table-cell>
          <table:table-cell table:formula="of:=LOOKUP([.C58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tagui</text:p>
          </table:table-cell>
          <table:table-cell office:value-type="string">
            <text:p>Antioquia</text:p>
          </table:table-cell>
          <table:table-cell table:formula="of:=LOOKUP([.C59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Ituango</text:p>
          </table:table-cell>
          <table:table-cell office:value-type="string">
            <text:p>Antioquia</text:p>
          </table:table-cell>
          <table:table-cell table:formula="of:=LOOKUP([.C60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Jardin</text:p>
          </table:table-cell>
          <table:table-cell office:value-type="string">
            <text:p>Antioquia</text:p>
          </table:table-cell>
          <table:table-cell table:formula="of:=LOOKUP([.C61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Jerico</text:p>
          </table:table-cell>
          <table:table-cell office:value-type="string">
            <text:p>Antioquia</text:p>
          </table:table-cell>
          <table:table-cell table:formula="of:=LOOKUP([.C62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La Ceja</text:p>
          </table:table-cell>
          <table:table-cell office:value-type="string">
            <text:p>Antioquia</text:p>
          </table:table-cell>
          <table:table-cell table:formula="of:=LOOKUP([.C63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La Estrella</text:p>
          </table:table-cell>
          <table:table-cell office:value-type="string">
            <text:p>Antioquia</text:p>
          </table:table-cell>
          <table:table-cell table:formula="of:=LOOKUP([.C64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La Pintada</text:p>
          </table:table-cell>
          <table:table-cell office:value-type="string">
            <text:p>Antioquia</text:p>
          </table:table-cell>
          <table:table-cell table:formula="of:=LOOKUP([.C65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La Union</text:p>
          </table:table-cell>
          <table:table-cell office:value-type="string">
            <text:p>Antioquia</text:p>
          </table:table-cell>
          <table:table-cell table:formula="of:=LOOKUP([.C66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Liborina</text:p>
          </table:table-cell>
          <table:table-cell office:value-type="string">
            <text:p>Antioquia</text:p>
          </table:table-cell>
          <table:table-cell table:formula="of:=LOOKUP([.C67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Maceo</text:p>
          </table:table-cell>
          <table:table-cell office:value-type="string">
            <text:p>Antioquia</text:p>
          </table:table-cell>
          <table:table-cell table:formula="of:=LOOKUP([.C68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Marinilla</text:p>
          </table:table-cell>
          <table:table-cell office:value-type="string">
            <text:p>Antioquia</text:p>
          </table:table-cell>
          <table:table-cell table:formula="of:=LOOKUP([.C69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Montebello</text:p>
          </table:table-cell>
          <table:table-cell office:value-type="string">
            <text:p>Antioquia</text:p>
          </table:table-cell>
          <table:table-cell table:formula="of:=LOOKUP([.C70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Murindo</text:p>
          </table:table-cell>
          <table:table-cell office:value-type="string">
            <text:p>Antioquia</text:p>
          </table:table-cell>
          <table:table-cell table:formula="of:=LOOKUP([.C71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Mutata</text:p>
          </table:table-cell>
          <table:table-cell office:value-type="string">
            <text:p>Antioquia</text:p>
          </table:table-cell>
          <table:table-cell table:formula="of:=LOOKUP([.C72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Nariño</text:p>
          </table:table-cell>
          <table:table-cell office:value-type="string">
            <text:p>Antioquia</text:p>
          </table:table-cell>
          <table:table-cell table:formula="of:=LOOKUP([.C73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Necocli</text:p>
          </table:table-cell>
          <table:table-cell office:value-type="string">
            <text:p>Antioquia</text:p>
          </table:table-cell>
          <table:table-cell table:formula="of:=LOOKUP([.C74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Nechi</text:p>
          </table:table-cell>
          <table:table-cell office:value-type="string">
            <text:p>Antioquia</text:p>
          </table:table-cell>
          <table:table-cell table:formula="of:=LOOKUP([.C75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Olaya</text:p>
          </table:table-cell>
          <table:table-cell office:value-type="string">
            <text:p>Antioquia</text:p>
          </table:table-cell>
          <table:table-cell table:formula="of:=LOOKUP([.C76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eñol</text:p>
          </table:table-cell>
          <table:table-cell office:value-type="string">
            <text:p>Antioquia</text:p>
          </table:table-cell>
          <table:table-cell table:formula="of:=LOOKUP([.C77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Peque</text:p>
          </table:table-cell>
          <table:table-cell office:value-type="string">
            <text:p>Antioquia</text:p>
          </table:table-cell>
          <table:table-cell table:formula="of:=LOOKUP([.C78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Pueblorrico</text:p>
          </table:table-cell>
          <table:table-cell office:value-type="string">
            <text:p>Antioquia</text:p>
          </table:table-cell>
          <table:table-cell table:formula="of:=LOOKUP([.C79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Puerto Berrio</text:p>
          </table:table-cell>
          <table:table-cell office:value-type="string">
            <text:p>Antioquia</text:p>
          </table:table-cell>
          <table:table-cell table:formula="of:=LOOKUP([.C80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Puerto Nare</text:p>
          </table:table-cell>
          <table:table-cell office:value-type="string">
            <text:p>Antioquia</text:p>
          </table:table-cell>
          <table:table-cell table:formula="of:=LOOKUP([.C81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Puerto Triunfo</text:p>
          </table:table-cell>
          <table:table-cell office:value-type="string">
            <text:p>Antioquia</text:p>
          </table:table-cell>
          <table:table-cell table:formula="of:=LOOKUP([.C82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Remedios</text:p>
          </table:table-cell>
          <table:table-cell office:value-type="string">
            <text:p>Antioquia</text:p>
          </table:table-cell>
          <table:table-cell table:formula="of:=LOOKUP([.C83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Retiro</text:p>
          </table:table-cell>
          <table:table-cell office:value-type="string">
            <text:p>Antioquia</text:p>
          </table:table-cell>
          <table:table-cell table:formula="of:=LOOKUP([.C84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Rionegro</text:p>
          </table:table-cell>
          <table:table-cell office:value-type="string">
            <text:p>Antioquia</text:p>
          </table:table-cell>
          <table:table-cell table:formula="of:=LOOKUP([.C85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Sabanalarga</text:p>
          </table:table-cell>
          <table:table-cell office:value-type="string">
            <text:p>Antioquia</text:p>
          </table:table-cell>
          <table:table-cell table:formula="of:=LOOKUP([.C86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Sabaneta</text:p>
          </table:table-cell>
          <table:table-cell office:value-type="string">
            <text:p>Antioquia</text:p>
          </table:table-cell>
          <table:table-cell table:formula="of:=LOOKUP([.C87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Salgar</text:p>
          </table:table-cell>
          <table:table-cell office:value-type="string">
            <text:p>Antioquia</text:p>
          </table:table-cell>
          <table:table-cell table:formula="of:=LOOKUP([.C88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an Andres</text:p>
          </table:table-cell>
          <table:table-cell office:value-type="string">
            <text:p>Antioquia</text:p>
          </table:table-cell>
          <table:table-cell table:formula="of:=LOOKUP([.C89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an Carlos</text:p>
          </table:table-cell>
          <table:table-cell office:value-type="string">
            <text:p>Antioquia</text:p>
          </table:table-cell>
          <table:table-cell table:formula="of:=LOOKUP([.C90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San Francisco</text:p>
          </table:table-cell>
          <table:table-cell office:value-type="string">
            <text:p>Antioquia</text:p>
          </table:table-cell>
          <table:table-cell table:formula="of:=LOOKUP([.C91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San Jeronimo</text:p>
          </table:table-cell>
          <table:table-cell office:value-type="string">
            <text:p>Antioquia</text:p>
          </table:table-cell>
          <table:table-cell table:formula="of:=LOOKUP([.C92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San Jose De La Montaña</text:p>
          </table:table-cell>
          <table:table-cell office:value-type="string">
            <text:p>Antioquia</text:p>
          </table:table-cell>
          <table:table-cell table:formula="of:=LOOKUP([.C93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San Juan De Uraba</text:p>
          </table:table-cell>
          <table:table-cell office:value-type="string">
            <text:p>Antioquia</text:p>
          </table:table-cell>
          <table:table-cell table:formula="of:=LOOKUP([.C94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San Luis</text:p>
          </table:table-cell>
          <table:table-cell office:value-type="string">
            <text:p>Antioquia</text:p>
          </table:table-cell>
          <table:table-cell table:formula="of:=LOOKUP([.C95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an Pedro</text:p>
          </table:table-cell>
          <table:table-cell office:value-type="string">
            <text:p>Antioquia</text:p>
          </table:table-cell>
          <table:table-cell table:formula="of:=LOOKUP([.C96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San Pedro De Uraba</text:p>
          </table:table-cell>
          <table:table-cell office:value-type="string">
            <text:p>Antioquia</text:p>
          </table:table-cell>
          <table:table-cell table:formula="of:=LOOKUP([.C97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San Rafael</text:p>
          </table:table-cell>
          <table:table-cell office:value-type="string">
            <text:p>Antioquia</text:p>
          </table:table-cell>
          <table:table-cell table:formula="of:=LOOKUP([.C98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an Roque</text:p>
          </table:table-cell>
          <table:table-cell office:value-type="string">
            <text:p>Antioquia</text:p>
          </table:table-cell>
          <table:table-cell table:formula="of:=LOOKUP([.C99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San Vicente</text:p>
          </table:table-cell>
          <table:table-cell office:value-type="string">
            <text:p>Antioquia</text:p>
          </table:table-cell>
          <table:table-cell table:formula="of:=LOOKUP([.C100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Santa Barbara</text:p>
          </table:table-cell>
          <table:table-cell office:value-type="string">
            <text:p>Antioquia</text:p>
          </table:table-cell>
          <table:table-cell table:formula="of:=LOOKUP([.C101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Santa Rosa De Osos</text:p>
          </table:table-cell>
          <table:table-cell office:value-type="string">
            <text:p>Antioquia</text:p>
          </table:table-cell>
          <table:table-cell table:formula="of:=LOOKUP([.C102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Santo Domingo</text:p>
          </table:table-cell>
          <table:table-cell office:value-type="string">
            <text:p>Antioquia</text:p>
          </table:table-cell>
          <table:table-cell table:formula="of:=LOOKUP([.C103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Santuario</text:p>
          </table:table-cell>
          <table:table-cell office:value-type="string">
            <text:p>Antioquia</text:p>
          </table:table-cell>
          <table:table-cell table:formula="of:=LOOKUP([.C104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Segovia</text:p>
          </table:table-cell>
          <table:table-cell office:value-type="string">
            <text:p>Antioquia</text:p>
          </table:table-cell>
          <table:table-cell table:formula="of:=LOOKUP([.C105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Sonson</text:p>
          </table:table-cell>
          <table:table-cell office:value-type="string">
            <text:p>Antioquia</text:p>
          </table:table-cell>
          <table:table-cell table:formula="of:=LOOKUP([.C106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Sopetran</text:p>
          </table:table-cell>
          <table:table-cell office:value-type="string">
            <text:p>Antioquia</text:p>
          </table:table-cell>
          <table:table-cell table:formula="of:=LOOKUP([.C107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Tamesis</text:p>
          </table:table-cell>
          <table:table-cell office:value-type="string">
            <text:p>Antioquia</text:p>
          </table:table-cell>
          <table:table-cell table:formula="of:=LOOKUP([.C108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Taraza</text:p>
          </table:table-cell>
          <table:table-cell office:value-type="string">
            <text:p>Antioquia</text:p>
          </table:table-cell>
          <table:table-cell table:formula="of:=LOOKUP([.C109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Tarso</text:p>
          </table:table-cell>
          <table:table-cell office:value-type="string">
            <text:p>Antioquia</text:p>
          </table:table-cell>
          <table:table-cell table:formula="of:=LOOKUP([.C110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Titiribi</text:p>
          </table:table-cell>
          <table:table-cell office:value-type="string">
            <text:p>Antioquia</text:p>
          </table:table-cell>
          <table:table-cell table:formula="of:=LOOKUP([.C111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Toledo</text:p>
          </table:table-cell>
          <table:table-cell office:value-type="string">
            <text:p>Antioquia</text:p>
          </table:table-cell>
          <table:table-cell table:formula="of:=LOOKUP([.C112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Turbo</text:p>
          </table:table-cell>
          <table:table-cell office:value-type="string">
            <text:p>Antioquia</text:p>
          </table:table-cell>
          <table:table-cell table:formula="of:=LOOKUP([.C113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Uramita</text:p>
          </table:table-cell>
          <table:table-cell office:value-type="string">
            <text:p>Antioquia</text:p>
          </table:table-cell>
          <table:table-cell table:formula="of:=LOOKUP([.C114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Urrao</text:p>
          </table:table-cell>
          <table:table-cell office:value-type="string">
            <text:p>Antioquia</text:p>
          </table:table-cell>
          <table:table-cell table:formula="of:=LOOKUP([.C115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Valdivia</text:p>
          </table:table-cell>
          <table:table-cell office:value-type="string">
            <text:p>Antioquia</text:p>
          </table:table-cell>
          <table:table-cell table:formula="of:=LOOKUP([.C116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Valparaiso</text:p>
          </table:table-cell>
          <table:table-cell office:value-type="string">
            <text:p>Antioquia</text:p>
          </table:table-cell>
          <table:table-cell table:formula="of:=LOOKUP([.C117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Vegachi</text:p>
          </table:table-cell>
          <table:table-cell office:value-type="string">
            <text:p>Antioquia</text:p>
          </table:table-cell>
          <table:table-cell table:formula="of:=LOOKUP([.C118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Venecia</text:p>
          </table:table-cell>
          <table:table-cell office:value-type="string">
            <text:p>Antioquia</text:p>
          </table:table-cell>
          <table:table-cell table:formula="of:=LOOKUP([.C119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Vigia Del Fuerte</text:p>
          </table:table-cell>
          <table:table-cell office:value-type="string">
            <text:p>Antioquia</text:p>
          </table:table-cell>
          <table:table-cell table:formula="of:=LOOKUP([.C120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Yali</text:p>
          </table:table-cell>
          <table:table-cell office:value-type="string">
            <text:p>Antioquia</text:p>
          </table:table-cell>
          <table:table-cell table:formula="of:=LOOKUP([.C121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Yarumal</text:p>
          </table:table-cell>
          <table:table-cell office:value-type="string">
            <text:p>Antioquia</text:p>
          </table:table-cell>
          <table:table-cell table:formula="of:=LOOKUP([.C122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Yolombo</text:p>
          </table:table-cell>
          <table:table-cell office:value-type="string">
            <text:p>Antioquia</text:p>
          </table:table-cell>
          <table:table-cell table:formula="of:=LOOKUP([.C123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Yondo</text:p>
          </table:table-cell>
          <table:table-cell office:value-type="string">
            <text:p>Antioquia</text:p>
          </table:table-cell>
          <table:table-cell table:formula="of:=LOOKUP([.C124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Zaragoza</text:p>
          </table:table-cell>
          <table:table-cell office:value-type="string">
            <text:p>Antioquia</text:p>
          </table:table-cell>
          <table:table-cell table:formula="of:=LOOKUP([.C125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Barranquilla</text:p>
          </table:table-cell>
          <table:table-cell office:value-type="string">
            <text:p>Atlantico</text:p>
          </table:table-cell>
          <table:table-cell table:formula="of:=LOOKUP([.C126];[Hoja2.$B$1:.$B$35];[Hoja2.$A$1:.$A$35])" office:value-type="float" office:value="4">
            <text:p>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Baranoa</text:p>
          </table:table-cell>
          <table:table-cell office:value-type="string">
            <text:p>Atlantico</text:p>
          </table:table-cell>
          <table:table-cell table:formula="of:=LOOKUP([.C127];[Hoja2.$B$1:.$B$35];[Hoja2.$A$1:.$A$35])" office:value-type="float" office:value="4">
            <text:p>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Campo De La Cruz</text:p>
          </table:table-cell>
          <table:table-cell office:value-type="string">
            <text:p>Atlantico</text:p>
          </table:table-cell>
          <table:table-cell table:formula="of:=LOOKUP([.C128];[Hoja2.$B$1:.$B$35];[Hoja2.$A$1:.$A$35])" office:value-type="float" office:value="4">
            <text:p>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Candelaria</text:p>
          </table:table-cell>
          <table:table-cell office:value-type="string">
            <text:p>Atlantico</text:p>
          </table:table-cell>
          <table:table-cell table:formula="of:=LOOKUP([.C129];[Hoja2.$B$1:.$B$35];[Hoja2.$A$1:.$A$35])" office:value-type="float" office:value="4">
            <text:p>4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alapa</text:p>
          </table:table-cell>
          <table:table-cell office:value-type="string">
            <text:p>Atlantico</text:p>
          </table:table-cell>
          <table:table-cell table:formula="of:=LOOKUP([.C130];[Hoja2.$B$1:.$B$35];[Hoja2.$A$1:.$A$35])" office:value-type="float" office:value="4">
            <text:p>4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Juan De Acosta</text:p>
          </table:table-cell>
          <table:table-cell office:value-type="string">
            <text:p>Atlantico</text:p>
          </table:table-cell>
          <table:table-cell table:formula="of:=LOOKUP([.C131];[Hoja2.$B$1:.$B$35];[Hoja2.$A$1:.$A$35])" office:value-type="float" office:value="4">
            <text:p>4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Luruaco</text:p>
          </table:table-cell>
          <table:table-cell office:value-type="string">
            <text:p>Atlantico</text:p>
          </table:table-cell>
          <table:table-cell table:formula="of:=LOOKUP([.C132];[Hoja2.$B$1:.$B$35];[Hoja2.$A$1:.$A$35])" office:value-type="float" office:value="4">
            <text:p>4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Malambo</text:p>
          </table:table-cell>
          <table:table-cell office:value-type="string">
            <text:p>Atlantico</text:p>
          </table:table-cell>
          <table:table-cell table:formula="of:=LOOKUP([.C133];[Hoja2.$B$1:.$B$35];[Hoja2.$A$1:.$A$35])" office:value-type="float" office:value="4">
            <text:p>4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Manati</text:p>
          </table:table-cell>
          <table:table-cell office:value-type="string">
            <text:p>Atlantico</text:p>
          </table:table-cell>
          <table:table-cell table:formula="of:=LOOKUP([.C134];[Hoja2.$B$1:.$B$35];[Hoja2.$A$1:.$A$35])" office:value-type="float" office:value="4">
            <text:p>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Palmar De Varela</text:p>
          </table:table-cell>
          <table:table-cell office:value-type="string">
            <text:p>Atlantico</text:p>
          </table:table-cell>
          <table:table-cell table:formula="of:=LOOKUP([.C135];[Hoja2.$B$1:.$B$35];[Hoja2.$A$1:.$A$35])" office:value-type="float" office:value="4">
            <text:p>4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Piojo</text:p>
          </table:table-cell>
          <table:table-cell office:value-type="string">
            <text:p>Atlantico</text:p>
          </table:table-cell>
          <table:table-cell table:formula="of:=LOOKUP([.C136];[Hoja2.$B$1:.$B$35];[Hoja2.$A$1:.$A$35])" office:value-type="float" office:value="4">
            <text:p>4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Polo Nuevo</text:p>
          </table:table-cell>
          <table:table-cell office:value-type="string">
            <text:p>Atlantico</text:p>
          </table:table-cell>
          <table:table-cell table:formula="of:=LOOKUP([.C137];[Hoja2.$B$1:.$B$35];[Hoja2.$A$1:.$A$35])" office:value-type="float" office:value="4">
            <text:p>4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Ponedera</text:p>
          </table:table-cell>
          <table:table-cell office:value-type="string">
            <text:p>Atlantico</text:p>
          </table:table-cell>
          <table:table-cell table:formula="of:=LOOKUP([.C138];[Hoja2.$B$1:.$B$35];[Hoja2.$A$1:.$A$35])" office:value-type="float" office:value="4">
            <text:p>4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Puerto Colombia</text:p>
          </table:table-cell>
          <table:table-cell office:value-type="string">
            <text:p>Atlantico</text:p>
          </table:table-cell>
          <table:table-cell table:formula="of:=LOOKUP([.C139];[Hoja2.$B$1:.$B$35];[Hoja2.$A$1:.$A$35])" office:value-type="float" office:value="4">
            <text:p>4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Repelon</text:p>
          </table:table-cell>
          <table:table-cell office:value-type="string">
            <text:p>Atlantico</text:p>
          </table:table-cell>
          <table:table-cell table:formula="of:=LOOKUP([.C140];[Hoja2.$B$1:.$B$35];[Hoja2.$A$1:.$A$35])" office:value-type="float" office:value="4">
            <text:p>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Sabanagrande</text:p>
          </table:table-cell>
          <table:table-cell office:value-type="string">
            <text:p>Atlantico</text:p>
          </table:table-cell>
          <table:table-cell table:formula="of:=LOOKUP([.C141];[Hoja2.$B$1:.$B$35];[Hoja2.$A$1:.$A$35])" office:value-type="float" office:value="4">
            <text:p>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Sabanalarga</text:p>
          </table:table-cell>
          <table:table-cell office:value-type="string">
            <text:p>Atlantico</text:p>
          </table:table-cell>
          <table:table-cell table:formula="of:=LOOKUP([.C142];[Hoja2.$B$1:.$B$35];[Hoja2.$A$1:.$A$35])" office:value-type="float" office:value="4">
            <text:p>4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Santa Lucia</text:p>
          </table:table-cell>
          <table:table-cell office:value-type="string">
            <text:p>Atlantico</text:p>
          </table:table-cell>
          <table:table-cell table:formula="of:=LOOKUP([.C143];[Hoja2.$B$1:.$B$35];[Hoja2.$A$1:.$A$35])" office:value-type="float" office:value="4">
            <text:p>4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Santo Tomas</text:p>
          </table:table-cell>
          <table:table-cell office:value-type="string">
            <text:p>Atlantico</text:p>
          </table:table-cell>
          <table:table-cell table:formula="of:=LOOKUP([.C144];[Hoja2.$B$1:.$B$35];[Hoja2.$A$1:.$A$35])" office:value-type="float" office:value="4">
            <text:p>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Soledad</text:p>
          </table:table-cell>
          <table:table-cell office:value-type="string">
            <text:p>Atlantico</text:p>
          </table:table-cell>
          <table:table-cell table:formula="of:=LOOKUP([.C145];[Hoja2.$B$1:.$B$35];[Hoja2.$A$1:.$A$35])" office:value-type="float" office:value="4">
            <text:p>4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Suan</text:p>
          </table:table-cell>
          <table:table-cell office:value-type="string">
            <text:p>Atlantico</text:p>
          </table:table-cell>
          <table:table-cell table:formula="of:=LOOKUP([.C146];[Hoja2.$B$1:.$B$35];[Hoja2.$A$1:.$A$35])" office:value-type="float" office:value="4">
            <text:p>4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Tubara</text:p>
          </table:table-cell>
          <table:table-cell office:value-type="string">
            <text:p>Atlantico</text:p>
          </table:table-cell>
          <table:table-cell table:formula="of:=LOOKUP([.C147];[Hoja2.$B$1:.$B$35];[Hoja2.$A$1:.$A$35])" office:value-type="float" office:value="4">
            <text:p>4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Usiacuri</text:p>
          </table:table-cell>
          <table:table-cell office:value-type="string">
            <text:p>Atlantico</text:p>
          </table:table-cell>
          <table:table-cell table:formula="of:=LOOKUP([.C148];[Hoja2.$B$1:.$B$35];[Hoja2.$A$1:.$A$35])" office:value-type="float" office:value="4">
            <text:p>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Bogota D.C.</text:p>
          </table:table-cell>
          <table:table-cell office:value-type="string">
            <text:p>Bogota</text:p>
          </table:table-cell>
          <table:table-cell table:formula="of:=LOOKUP([.C149];[Hoja2.$B$1:.$B$35];[Hoja2.$A$1:.$A$35])" office:value-type="float" office:value="5">
            <text:p>5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Cartagena</text:p>
          </table:table-cell>
          <table:table-cell office:value-type="string">
            <text:p>Bolivar</text:p>
          </table:table-cell>
          <table:table-cell table:formula="of:=LOOKUP([.C150];[Hoja2.$B$1:.$B$35];[Hoja2.$A$1:.$A$35])" office:value-type="float" office:value="6">
            <text:p>6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Achi</text:p>
          </table:table-cell>
          <table:table-cell office:value-type="string">
            <text:p>Bolivar</text:p>
          </table:table-cell>
          <table:table-cell table:formula="of:=LOOKUP([.C151];[Hoja2.$B$1:.$B$35];[Hoja2.$A$1:.$A$35])" office:value-type="float" office:value="6">
            <text:p>6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Altos Del Rosario</text:p>
          </table:table-cell>
          <table:table-cell office:value-type="string">
            <text:p>Bolivar</text:p>
          </table:table-cell>
          <table:table-cell table:formula="of:=LOOKUP([.C152];[Hoja2.$B$1:.$B$35];[Hoja2.$A$1:.$A$35])" office:value-type="float" office:value="6">
            <text:p>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Arenal</text:p>
          </table:table-cell>
          <table:table-cell office:value-type="string">
            <text:p>Bolivar</text:p>
          </table:table-cell>
          <table:table-cell table:formula="of:=LOOKUP([.C153];[Hoja2.$B$1:.$B$35];[Hoja2.$A$1:.$A$35])" office:value-type="float" office:value="6">
            <text:p>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Arjona</text:p>
          </table:table-cell>
          <table:table-cell office:value-type="string">
            <text:p>Bolivar</text:p>
          </table:table-cell>
          <table:table-cell table:formula="of:=LOOKUP([.C154];[Hoja2.$B$1:.$B$35];[Hoja2.$A$1:.$A$35])" office:value-type="float" office:value="6">
            <text:p>6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Arroyohondo</text:p>
          </table:table-cell>
          <table:table-cell office:value-type="string">
            <text:p>Bolivar</text:p>
          </table:table-cell>
          <table:table-cell table:formula="of:=LOOKUP([.C155];[Hoja2.$B$1:.$B$35];[Hoja2.$A$1:.$A$35])" office:value-type="float" office:value="6">
            <text:p>6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Barranco De Loba</text:p>
          </table:table-cell>
          <table:table-cell office:value-type="string">
            <text:p>Bolivar</text:p>
          </table:table-cell>
          <table:table-cell table:formula="of:=LOOKUP([.C156];[Hoja2.$B$1:.$B$35];[Hoja2.$A$1:.$A$35])" office:value-type="float" office:value="6">
            <text:p>6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Calamar</text:p>
          </table:table-cell>
          <table:table-cell office:value-type="string">
            <text:p>Bolivar</text:p>
          </table:table-cell>
          <table:table-cell table:formula="of:=LOOKUP([.C157];[Hoja2.$B$1:.$B$35];[Hoja2.$A$1:.$A$35])" office:value-type="float" office:value="6">
            <text:p>6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Cantagallo</text:p>
          </table:table-cell>
          <table:table-cell office:value-type="string">
            <text:p>Bolivar</text:p>
          </table:table-cell>
          <table:table-cell table:formula="of:=LOOKUP([.C158];[Hoja2.$B$1:.$B$35];[Hoja2.$A$1:.$A$35])" office:value-type="float" office:value="6">
            <text:p>6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Cicuco</text:p>
          </table:table-cell>
          <table:table-cell office:value-type="string">
            <text:p>Bolivar</text:p>
          </table:table-cell>
          <table:table-cell table:formula="of:=LOOKUP([.C159];[Hoja2.$B$1:.$B$35];[Hoja2.$A$1:.$A$35])" office:value-type="float" office:value="6">
            <text:p>6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Cordoba</text:p>
          </table:table-cell>
          <table:table-cell office:value-type="string">
            <text:p>Bolivar</text:p>
          </table:table-cell>
          <table:table-cell table:formula="of:=LOOKUP([.C160];[Hoja2.$B$1:.$B$35];[Hoja2.$A$1:.$A$35])" office:value-type="float" office:value="6">
            <text:p>6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Clemencia</text:p>
          </table:table-cell>
          <table:table-cell office:value-type="string">
            <text:p>Bolivar</text:p>
          </table:table-cell>
          <table:table-cell table:formula="of:=LOOKUP([.C161];[Hoja2.$B$1:.$B$35];[Hoja2.$A$1:.$A$35])" office:value-type="float" office:value="6">
            <text:p>6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El Carmen De Bolivar</text:p>
          </table:table-cell>
          <table:table-cell office:value-type="string">
            <text:p>Bolivar</text:p>
          </table:table-cell>
          <table:table-cell table:formula="of:=LOOKUP([.C162];[Hoja2.$B$1:.$B$35];[Hoja2.$A$1:.$A$35])" office:value-type="float" office:value="6">
            <text:p>6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El Guamo</text:p>
          </table:table-cell>
          <table:table-cell office:value-type="string">
            <text:p>Bolivar</text:p>
          </table:table-cell>
          <table:table-cell table:formula="of:=LOOKUP([.C163];[Hoja2.$B$1:.$B$35];[Hoja2.$A$1:.$A$35])" office:value-type="float" office:value="6">
            <text:p>6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El Peñon</text:p>
          </table:table-cell>
          <table:table-cell office:value-type="string">
            <text:p>Bolivar</text:p>
          </table:table-cell>
          <table:table-cell table:formula="of:=LOOKUP([.C164];[Hoja2.$B$1:.$B$35];[Hoja2.$A$1:.$A$35])" office:value-type="float" office:value="6">
            <text:p>6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Hatillo De Loba</text:p>
          </table:table-cell>
          <table:table-cell office:value-type="string">
            <text:p>Bolivar</text:p>
          </table:table-cell>
          <table:table-cell table:formula="of:=LOOKUP([.C165];[Hoja2.$B$1:.$B$35];[Hoja2.$A$1:.$A$35])" office:value-type="float" office:value="6">
            <text:p>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Magangue</text:p>
          </table:table-cell>
          <table:table-cell office:value-type="string">
            <text:p>Bolivar</text:p>
          </table:table-cell>
          <table:table-cell table:formula="of:=LOOKUP([.C166];[Hoja2.$B$1:.$B$35];[Hoja2.$A$1:.$A$35])" office:value-type="float" office:value="6">
            <text:p>6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Mahates</text:p>
          </table:table-cell>
          <table:table-cell office:value-type="string">
            <text:p>Bolivar</text:p>
          </table:table-cell>
          <table:table-cell table:formula="of:=LOOKUP([.C167];[Hoja2.$B$1:.$B$35];[Hoja2.$A$1:.$A$35])" office:value-type="float" office:value="6">
            <text:p>6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Margarita</text:p>
          </table:table-cell>
          <table:table-cell office:value-type="string">
            <text:p>Bolivar</text:p>
          </table:table-cell>
          <table:table-cell table:formula="of:=LOOKUP([.C168];[Hoja2.$B$1:.$B$35];[Hoja2.$A$1:.$A$35])" office:value-type="float" office:value="6">
            <text:p>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Maria La Baja</text:p>
          </table:table-cell>
          <table:table-cell office:value-type="string">
            <text:p>Bolivar</text:p>
          </table:table-cell>
          <table:table-cell table:formula="of:=LOOKUP([.C169];[Hoja2.$B$1:.$B$35];[Hoja2.$A$1:.$A$35])" office:value-type="float" office:value="6">
            <text:p>6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Montecristo</text:p>
          </table:table-cell>
          <table:table-cell office:value-type="string">
            <text:p>Bolivar</text:p>
          </table:table-cell>
          <table:table-cell table:formula="of:=LOOKUP([.C170];[Hoja2.$B$1:.$B$35];[Hoja2.$A$1:.$A$35])" office:value-type="float" office:value="6">
            <text:p>6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Mompos</text:p>
          </table:table-cell>
          <table:table-cell office:value-type="string">
            <text:p>Bolivar</text:p>
          </table:table-cell>
          <table:table-cell table:formula="of:=LOOKUP([.C171];[Hoja2.$B$1:.$B$35];[Hoja2.$A$1:.$A$35])" office:value-type="float" office:value="6">
            <text:p>6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Morales</text:p>
          </table:table-cell>
          <table:table-cell office:value-type="string">
            <text:p>Bolivar</text:p>
          </table:table-cell>
          <table:table-cell table:formula="of:=LOOKUP([.C172];[Hoja2.$B$1:.$B$35];[Hoja2.$A$1:.$A$35])" office:value-type="float" office:value="6">
            <text:p>6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Pinillos</text:p>
          </table:table-cell>
          <table:table-cell office:value-type="string">
            <text:p>Bolivar</text:p>
          </table:table-cell>
          <table:table-cell table:formula="of:=LOOKUP([.C173];[Hoja2.$B$1:.$B$35];[Hoja2.$A$1:.$A$35])" office:value-type="float" office:value="6">
            <text:p>6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Regidor</text:p>
          </table:table-cell>
          <table:table-cell office:value-type="string">
            <text:p>Bolivar</text:p>
          </table:table-cell>
          <table:table-cell table:formula="of:=LOOKUP([.C174];[Hoja2.$B$1:.$B$35];[Hoja2.$A$1:.$A$35])" office:value-type="float" office:value="6">
            <text:p>6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Rio Viejo</text:p>
          </table:table-cell>
          <table:table-cell office:value-type="string">
            <text:p>Bolivar</text:p>
          </table:table-cell>
          <table:table-cell table:formula="of:=LOOKUP([.C175];[Hoja2.$B$1:.$B$35];[Hoja2.$A$1:.$A$35])" office:value-type="float" office:value="6">
            <text:p>6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San Cristobal</text:p>
          </table:table-cell>
          <table:table-cell office:value-type="string">
            <text:p>Bolivar</text:p>
          </table:table-cell>
          <table:table-cell table:formula="of:=LOOKUP([.C176];[Hoja2.$B$1:.$B$35];[Hoja2.$A$1:.$A$35])" office:value-type="float" office:value="6">
            <text:p>6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San Estanislao</text:p>
          </table:table-cell>
          <table:table-cell office:value-type="string">
            <text:p>Bolivar</text:p>
          </table:table-cell>
          <table:table-cell table:formula="of:=LOOKUP([.C177];[Hoja2.$B$1:.$B$35];[Hoja2.$A$1:.$A$35])" office:value-type="float" office:value="6">
            <text:p>6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San Fernando</text:p>
          </table:table-cell>
          <table:table-cell office:value-type="string">
            <text:p>Bolivar</text:p>
          </table:table-cell>
          <table:table-cell table:formula="of:=LOOKUP([.C178];[Hoja2.$B$1:.$B$35];[Hoja2.$A$1:.$A$35])" office:value-type="float" office:value="6">
            <text:p>6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San Jacinto</text:p>
          </table:table-cell>
          <table:table-cell office:value-type="string">
            <text:p>Bolivar</text:p>
          </table:table-cell>
          <table:table-cell table:formula="of:=LOOKUP([.C179];[Hoja2.$B$1:.$B$35];[Hoja2.$A$1:.$A$35])" office:value-type="float" office:value="6">
            <text:p>6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San Jacinto Del Cauca</text:p>
          </table:table-cell>
          <table:table-cell office:value-type="string">
            <text:p>Bolivar</text:p>
          </table:table-cell>
          <table:table-cell table:formula="of:=LOOKUP([.C180];[Hoja2.$B$1:.$B$35];[Hoja2.$A$1:.$A$35])" office:value-type="float" office:value="6">
            <text:p>6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San Juan De Nepomuceno</text:p>
          </table:table-cell>
          <table:table-cell office:value-type="string">
            <text:p>Bolivar</text:p>
          </table:table-cell>
          <table:table-cell table:formula="of:=LOOKUP([.C181];[Hoja2.$B$1:.$B$35];[Hoja2.$A$1:.$A$35])" office:value-type="float" office:value="6">
            <text:p>6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San Martin De Loba</text:p>
          </table:table-cell>
          <table:table-cell office:value-type="string">
            <text:p>Bolivar</text:p>
          </table:table-cell>
          <table:table-cell table:formula="of:=LOOKUP([.C182];[Hoja2.$B$1:.$B$35];[Hoja2.$A$1:.$A$35])" office:value-type="float" office:value="6">
            <text:p>6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San Pablo</text:p>
          </table:table-cell>
          <table:table-cell office:value-type="string">
            <text:p>Bolivar</text:p>
          </table:table-cell>
          <table:table-cell table:formula="of:=LOOKUP([.C183];[Hoja2.$B$1:.$B$35];[Hoja2.$A$1:.$A$35])" office:value-type="float" office:value="6">
            <text:p>6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Santa Catalina</text:p>
          </table:table-cell>
          <table:table-cell office:value-type="string">
            <text:p>Bolivar</text:p>
          </table:table-cell>
          <table:table-cell table:formula="of:=LOOKUP([.C184];[Hoja2.$B$1:.$B$35];[Hoja2.$A$1:.$A$35])" office:value-type="float" office:value="6">
            <text:p>6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Santa Rosa</text:p>
          </table:table-cell>
          <table:table-cell office:value-type="string">
            <text:p>Bolivar</text:p>
          </table:table-cell>
          <table:table-cell table:formula="of:=LOOKUP([.C185];[Hoja2.$B$1:.$B$35];[Hoja2.$A$1:.$A$35])" office:value-type="float" office:value="6">
            <text:p>6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Santa Rosa Del Sur</text:p>
          </table:table-cell>
          <table:table-cell office:value-type="string">
            <text:p>Bolivar</text:p>
          </table:table-cell>
          <table:table-cell table:formula="of:=LOOKUP([.C186];[Hoja2.$B$1:.$B$35];[Hoja2.$A$1:.$A$35])" office:value-type="float" office:value="6">
            <text:p>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Simiti</text:p>
          </table:table-cell>
          <table:table-cell office:value-type="string">
            <text:p>Bolivar</text:p>
          </table:table-cell>
          <table:table-cell table:formula="of:=LOOKUP([.C187];[Hoja2.$B$1:.$B$35];[Hoja2.$A$1:.$A$35])" office:value-type="float" office:value="6">
            <text:p>6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Soplaviento</text:p>
          </table:table-cell>
          <table:table-cell office:value-type="string">
            <text:p>Bolivar</text:p>
          </table:table-cell>
          <table:table-cell table:formula="of:=LOOKUP([.C188];[Hoja2.$B$1:.$B$35];[Hoja2.$A$1:.$A$35])" office:value-type="float" office:value="6">
            <text:p>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Talaigua Nuevo</text:p>
          </table:table-cell>
          <table:table-cell office:value-type="string">
            <text:p>Bolivar</text:p>
          </table:table-cell>
          <table:table-cell table:formula="of:=LOOKUP([.C189];[Hoja2.$B$1:.$B$35];[Hoja2.$A$1:.$A$35])" office:value-type="float" office:value="6">
            <text:p>6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Tiquisio</text:p>
          </table:table-cell>
          <table:table-cell office:value-type="string">
            <text:p>Bolivar</text:p>
          </table:table-cell>
          <table:table-cell table:formula="of:=LOOKUP([.C190];[Hoja2.$B$1:.$B$35];[Hoja2.$A$1:.$A$35])" office:value-type="float" office:value="6">
            <text:p>6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Turbaco</text:p>
          </table:table-cell>
          <table:table-cell office:value-type="string">
            <text:p>Bolivar</text:p>
          </table:table-cell>
          <table:table-cell table:formula="of:=LOOKUP([.C191];[Hoja2.$B$1:.$B$35];[Hoja2.$A$1:.$A$35])" office:value-type="float" office:value="6">
            <text:p>6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Turbana</text:p>
          </table:table-cell>
          <table:table-cell office:value-type="string">
            <text:p>Bolivar</text:p>
          </table:table-cell>
          <table:table-cell table:formula="of:=LOOKUP([.C192];[Hoja2.$B$1:.$B$35];[Hoja2.$A$1:.$A$35])" office:value-type="float" office:value="6">
            <text:p>6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Villanueva</text:p>
          </table:table-cell>
          <table:table-cell office:value-type="string">
            <text:p>Bolivar</text:p>
          </table:table-cell>
          <table:table-cell table:formula="of:=LOOKUP([.C193];[Hoja2.$B$1:.$B$35];[Hoja2.$A$1:.$A$35])" office:value-type="float" office:value="6">
            <text:p>6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Zambrano</text:p>
          </table:table-cell>
          <table:table-cell office:value-type="string">
            <text:p>Bolivar</text:p>
          </table:table-cell>
          <table:table-cell table:formula="of:=LOOKUP([.C194];[Hoja2.$B$1:.$B$35];[Hoja2.$A$1:.$A$35])" office:value-type="float" office:value="6">
            <text:p>6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Tunja</text:p>
          </table:table-cell>
          <table:table-cell office:value-type="string">
            <text:p>Boyaca</text:p>
          </table:table-cell>
          <table:table-cell table:formula="of:=LOOKUP([.C195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Almeida</text:p>
          </table:table-cell>
          <table:table-cell office:value-type="string">
            <text:p>Boyaca</text:p>
          </table:table-cell>
          <table:table-cell table:formula="of:=LOOKUP([.C196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Aquitania</text:p>
          </table:table-cell>
          <table:table-cell office:value-type="string">
            <text:p>Boyaca</text:p>
          </table:table-cell>
          <table:table-cell table:formula="of:=LOOKUP([.C197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Arcabuco</text:p>
          </table:table-cell>
          <table:table-cell office:value-type="string">
            <text:p>Boyaca</text:p>
          </table:table-cell>
          <table:table-cell table:formula="of:=LOOKUP([.C198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Belen</text:p>
          </table:table-cell>
          <table:table-cell office:value-type="string">
            <text:p>Boyaca</text:p>
          </table:table-cell>
          <table:table-cell table:formula="of:=LOOKUP([.C199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Berbeo</text:p>
          </table:table-cell>
          <table:table-cell office:value-type="string">
            <text:p>Boyaca</text:p>
          </table:table-cell>
          <table:table-cell table:formula="of:=LOOKUP([.C200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Beteitiva</text:p>
          </table:table-cell>
          <table:table-cell office:value-type="string">
            <text:p>Boyaca</text:p>
          </table:table-cell>
          <table:table-cell table:formula="of:=LOOKUP([.C201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Boavita</text:p>
          </table:table-cell>
          <table:table-cell office:value-type="string">
            <text:p>Boyaca</text:p>
          </table:table-cell>
          <table:table-cell table:formula="of:=LOOKUP([.C202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Boyaca</text:p>
          </table:table-cell>
          <table:table-cell office:value-type="string">
            <text:p>Boyaca</text:p>
          </table:table-cell>
          <table:table-cell table:formula="of:=LOOKUP([.C203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Briceño</text:p>
          </table:table-cell>
          <table:table-cell office:value-type="string">
            <text:p>Boyaca</text:p>
          </table:table-cell>
          <table:table-cell table:formula="of:=LOOKUP([.C204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Buenavista</text:p>
          </table:table-cell>
          <table:table-cell office:value-type="string">
            <text:p>Boyaca</text:p>
          </table:table-cell>
          <table:table-cell table:formula="of:=LOOKUP([.C205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Busbanza</text:p>
          </table:table-cell>
          <table:table-cell office:value-type="string">
            <text:p>Boyaca</text:p>
          </table:table-cell>
          <table:table-cell table:formula="of:=LOOKUP([.C206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Caldas</text:p>
          </table:table-cell>
          <table:table-cell office:value-type="string">
            <text:p>Boyaca</text:p>
          </table:table-cell>
          <table:table-cell table:formula="of:=LOOKUP([.C207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Campohermoso</text:p>
          </table:table-cell>
          <table:table-cell office:value-type="string">
            <text:p>Boyaca</text:p>
          </table:table-cell>
          <table:table-cell table:formula="of:=LOOKUP([.C208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Cerinza</text:p>
          </table:table-cell>
          <table:table-cell office:value-type="string">
            <text:p>Boyaca</text:p>
          </table:table-cell>
          <table:table-cell table:formula="of:=LOOKUP([.C209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Chinavita</text:p>
          </table:table-cell>
          <table:table-cell office:value-type="string">
            <text:p>Boyaca</text:p>
          </table:table-cell>
          <table:table-cell table:formula="of:=LOOKUP([.C210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Chiquinquira</text:p>
          </table:table-cell>
          <table:table-cell office:value-type="string">
            <text:p>Boyaca</text:p>
          </table:table-cell>
          <table:table-cell table:formula="of:=LOOKUP([.C211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Chiscas</text:p>
          </table:table-cell>
          <table:table-cell office:value-type="string">
            <text:p>Boyaca</text:p>
          </table:table-cell>
          <table:table-cell table:formula="of:=LOOKUP([.C212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Chita</text:p>
          </table:table-cell>
          <table:table-cell office:value-type="string">
            <text:p>Boyaca</text:p>
          </table:table-cell>
          <table:table-cell table:formula="of:=LOOKUP([.C213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Chitaraque</text:p>
          </table:table-cell>
          <table:table-cell office:value-type="string">
            <text:p>Boyaca</text:p>
          </table:table-cell>
          <table:table-cell table:formula="of:=LOOKUP([.C214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Chivata</text:p>
          </table:table-cell>
          <table:table-cell office:value-type="string">
            <text:p>Boyaca</text:p>
          </table:table-cell>
          <table:table-cell table:formula="of:=LOOKUP([.C215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Cienega</text:p>
          </table:table-cell>
          <table:table-cell office:value-type="string">
            <text:p>Boyaca</text:p>
          </table:table-cell>
          <table:table-cell table:formula="of:=LOOKUP([.C216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Combita</text:p>
          </table:table-cell>
          <table:table-cell office:value-type="string">
            <text:p>Boyaca</text:p>
          </table:table-cell>
          <table:table-cell table:formula="of:=LOOKUP([.C217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Coper</text:p>
          </table:table-cell>
          <table:table-cell office:value-type="string">
            <text:p>Boyaca</text:p>
          </table:table-cell>
          <table:table-cell table:formula="of:=LOOKUP([.C218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Corrales</text:p>
          </table:table-cell>
          <table:table-cell office:value-type="string">
            <text:p>Boyaca</text:p>
          </table:table-cell>
          <table:table-cell table:formula="of:=LOOKUP([.C219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Covarachia</text:p>
          </table:table-cell>
          <table:table-cell office:value-type="string">
            <text:p>Boyaca</text:p>
          </table:table-cell>
          <table:table-cell table:formula="of:=LOOKUP([.C220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Cubara</text:p>
          </table:table-cell>
          <table:table-cell office:value-type="string">
            <text:p>Boyaca</text:p>
          </table:table-cell>
          <table:table-cell table:formula="of:=LOOKUP([.C221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Cucaita</text:p>
          </table:table-cell>
          <table:table-cell office:value-type="string">
            <text:p>Boyaca</text:p>
          </table:table-cell>
          <table:table-cell table:formula="of:=LOOKUP([.C222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Cuitiva</text:p>
          </table:table-cell>
          <table:table-cell office:value-type="string">
            <text:p>Boyaca</text:p>
          </table:table-cell>
          <table:table-cell table:formula="of:=LOOKUP([.C223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Chiquiza</text:p>
          </table:table-cell>
          <table:table-cell office:value-type="string">
            <text:p>Boyaca</text:p>
          </table:table-cell>
          <table:table-cell table:formula="of:=LOOKUP([.C224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Chivor</text:p>
          </table:table-cell>
          <table:table-cell office:value-type="string">
            <text:p>Boyaca</text:p>
          </table:table-cell>
          <table:table-cell table:formula="of:=LOOKUP([.C225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Duitama</text:p>
          </table:table-cell>
          <table:table-cell office:value-type="string">
            <text:p>Boyaca</text:p>
          </table:table-cell>
          <table:table-cell table:formula="of:=LOOKUP([.C226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El Cocuy</text:p>
          </table:table-cell>
          <table:table-cell office:value-type="string">
            <text:p>Boyaca</text:p>
          </table:table-cell>
          <table:table-cell table:formula="of:=LOOKUP([.C227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El Espino</text:p>
          </table:table-cell>
          <table:table-cell office:value-type="string">
            <text:p>Boyaca</text:p>
          </table:table-cell>
          <table:table-cell table:formula="of:=LOOKUP([.C228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Firavitoba</text:p>
          </table:table-cell>
          <table:table-cell office:value-type="string">
            <text:p>Boyaca</text:p>
          </table:table-cell>
          <table:table-cell table:formula="of:=LOOKUP([.C229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Floresta</text:p>
          </table:table-cell>
          <table:table-cell office:value-type="string">
            <text:p>Boyaca</text:p>
          </table:table-cell>
          <table:table-cell table:formula="of:=LOOKUP([.C230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Gachantiva</text:p>
          </table:table-cell>
          <table:table-cell office:value-type="string">
            <text:p>Boyaca</text:p>
          </table:table-cell>
          <table:table-cell table:formula="of:=LOOKUP([.C231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Gameza</text:p>
          </table:table-cell>
          <table:table-cell office:value-type="string">
            <text:p>Boyaca</text:p>
          </table:table-cell>
          <table:table-cell table:formula="of:=LOOKUP([.C232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Garagoa</text:p>
          </table:table-cell>
          <table:table-cell office:value-type="string">
            <text:p>Boyaca</text:p>
          </table:table-cell>
          <table:table-cell table:formula="of:=LOOKUP([.C233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Guacamayas</text:p>
          </table:table-cell>
          <table:table-cell office:value-type="string">
            <text:p>Boyaca</text:p>
          </table:table-cell>
          <table:table-cell table:formula="of:=LOOKUP([.C234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Guateque</text:p>
          </table:table-cell>
          <table:table-cell office:value-type="string">
            <text:p>Boyaca</text:p>
          </table:table-cell>
          <table:table-cell table:formula="of:=LOOKUP([.C235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Guayata</text:p>
          </table:table-cell>
          <table:table-cell office:value-type="string">
            <text:p>Boyaca</text:p>
          </table:table-cell>
          <table:table-cell table:formula="of:=LOOKUP([.C236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Guican</text:p>
          </table:table-cell>
          <table:table-cell office:value-type="string">
            <text:p>Boyaca</text:p>
          </table:table-cell>
          <table:table-cell table:formula="of:=LOOKUP([.C237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Iza</text:p>
          </table:table-cell>
          <table:table-cell office:value-type="string">
            <text:p>Boyaca</text:p>
          </table:table-cell>
          <table:table-cell table:formula="of:=LOOKUP([.C238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Jenesano</text:p>
          </table:table-cell>
          <table:table-cell office:value-type="string">
            <text:p>Boyaca</text:p>
          </table:table-cell>
          <table:table-cell table:formula="of:=LOOKUP([.C239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Jerico</text:p>
          </table:table-cell>
          <table:table-cell office:value-type="string">
            <text:p>Boyaca</text:p>
          </table:table-cell>
          <table:table-cell table:formula="of:=LOOKUP([.C240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Labranzagrande</text:p>
          </table:table-cell>
          <table:table-cell office:value-type="string">
            <text:p>Boyaca</text:p>
          </table:table-cell>
          <table:table-cell table:formula="of:=LOOKUP([.C241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La Capilla</text:p>
          </table:table-cell>
          <table:table-cell office:value-type="string">
            <text:p>Boyaca</text:p>
          </table:table-cell>
          <table:table-cell table:formula="of:=LOOKUP([.C242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La Victoria</text:p>
          </table:table-cell>
          <table:table-cell office:value-type="string">
            <text:p>Boyaca</text:p>
          </table:table-cell>
          <table:table-cell table:formula="of:=LOOKUP([.C243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La Uvita</text:p>
          </table:table-cell>
          <table:table-cell office:value-type="string">
            <text:p>Boyaca</text:p>
          </table:table-cell>
          <table:table-cell table:formula="of:=LOOKUP([.C244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Villa De Leyva</text:p>
          </table:table-cell>
          <table:table-cell office:value-type="string">
            <text:p>Boyaca</text:p>
          </table:table-cell>
          <table:table-cell table:formula="of:=LOOKUP([.C245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Macanal</text:p>
          </table:table-cell>
          <table:table-cell office:value-type="string">
            <text:p>Boyaca</text:p>
          </table:table-cell>
          <table:table-cell table:formula="of:=LOOKUP([.C246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Maripi</text:p>
          </table:table-cell>
          <table:table-cell office:value-type="string">
            <text:p>Boyaca</text:p>
          </table:table-cell>
          <table:table-cell table:formula="of:=LOOKUP([.C247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Miraflores</text:p>
          </table:table-cell>
          <table:table-cell office:value-type="string">
            <text:p>Boyaca</text:p>
          </table:table-cell>
          <table:table-cell table:formula="of:=LOOKUP([.C248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Mongua</text:p>
          </table:table-cell>
          <table:table-cell office:value-type="string">
            <text:p>Boyaca</text:p>
          </table:table-cell>
          <table:table-cell table:formula="of:=LOOKUP([.C249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Mongui</text:p>
          </table:table-cell>
          <table:table-cell office:value-type="string">
            <text:p>Boyaca</text:p>
          </table:table-cell>
          <table:table-cell table:formula="of:=LOOKUP([.C250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Moniquira</text:p>
          </table:table-cell>
          <table:table-cell office:value-type="string">
            <text:p>Boyaca</text:p>
          </table:table-cell>
          <table:table-cell table:formula="of:=LOOKUP([.C251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Motavita</text:p>
          </table:table-cell>
          <table:table-cell office:value-type="string">
            <text:p>Boyaca</text:p>
          </table:table-cell>
          <table:table-cell table:formula="of:=LOOKUP([.C252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Muzo</text:p>
          </table:table-cell>
          <table:table-cell office:value-type="string">
            <text:p>Boyaca</text:p>
          </table:table-cell>
          <table:table-cell table:formula="of:=LOOKUP([.C253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Nobsa</text:p>
          </table:table-cell>
          <table:table-cell office:value-type="string">
            <text:p>Boyaca</text:p>
          </table:table-cell>
          <table:table-cell table:formula="of:=LOOKUP([.C254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Nuevo Colon</text:p>
          </table:table-cell>
          <table:table-cell office:value-type="string">
            <text:p>Boyaca</text:p>
          </table:table-cell>
          <table:table-cell table:formula="of:=LOOKUP([.C255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Oicata</text:p>
          </table:table-cell>
          <table:table-cell office:value-type="string">
            <text:p>Boyaca</text:p>
          </table:table-cell>
          <table:table-cell table:formula="of:=LOOKUP([.C256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Otanche</text:p>
          </table:table-cell>
          <table:table-cell office:value-type="string">
            <text:p>Boyaca</text:p>
          </table:table-cell>
          <table:table-cell table:formula="of:=LOOKUP([.C257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Pachavita</text:p>
          </table:table-cell>
          <table:table-cell office:value-type="string">
            <text:p>Boyaca</text:p>
          </table:table-cell>
          <table:table-cell table:formula="of:=LOOKUP([.C258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Paez</text:p>
          </table:table-cell>
          <table:table-cell office:value-type="string">
            <text:p>Boyaca</text:p>
          </table:table-cell>
          <table:table-cell table:formula="of:=LOOKUP([.C259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Paipa</text:p>
          </table:table-cell>
          <table:table-cell office:value-type="string">
            <text:p>Boyaca</text:p>
          </table:table-cell>
          <table:table-cell table:formula="of:=LOOKUP([.C260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Pajarito</text:p>
          </table:table-cell>
          <table:table-cell office:value-type="string">
            <text:p>Boyaca</text:p>
          </table:table-cell>
          <table:table-cell table:formula="of:=LOOKUP([.C261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Panqueba</text:p>
          </table:table-cell>
          <table:table-cell office:value-type="string">
            <text:p>Boyaca</text:p>
          </table:table-cell>
          <table:table-cell table:formula="of:=LOOKUP([.C262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Pauna</text:p>
          </table:table-cell>
          <table:table-cell office:value-type="string">
            <text:p>Boyaca</text:p>
          </table:table-cell>
          <table:table-cell table:formula="of:=LOOKUP([.C263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Paya</text:p>
          </table:table-cell>
          <table:table-cell office:value-type="string">
            <text:p>Boyaca</text:p>
          </table:table-cell>
          <table:table-cell table:formula="of:=LOOKUP([.C264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Paz Del Rio</text:p>
          </table:table-cell>
          <table:table-cell office:value-type="string">
            <text:p>Boyaca</text:p>
          </table:table-cell>
          <table:table-cell table:formula="of:=LOOKUP([.C265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Pesca</text:p>
          </table:table-cell>
          <table:table-cell office:value-type="string">
            <text:p>Boyaca</text:p>
          </table:table-cell>
          <table:table-cell table:formula="of:=LOOKUP([.C266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Pisba</text:p>
          </table:table-cell>
          <table:table-cell office:value-type="string">
            <text:p>Boyaca</text:p>
          </table:table-cell>
          <table:table-cell table:formula="of:=LOOKUP([.C267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Puerto Boyaca</text:p>
          </table:table-cell>
          <table:table-cell office:value-type="string">
            <text:p>Boyaca</text:p>
          </table:table-cell>
          <table:table-cell table:formula="of:=LOOKUP([.C268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Quipama</text:p>
          </table:table-cell>
          <table:table-cell office:value-type="string">
            <text:p>Boyaca</text:p>
          </table:table-cell>
          <table:table-cell table:formula="of:=LOOKUP([.C269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Ramiriqui</text:p>
          </table:table-cell>
          <table:table-cell office:value-type="string">
            <text:p>Boyaca</text:p>
          </table:table-cell>
          <table:table-cell table:formula="of:=LOOKUP([.C270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Raquira</text:p>
          </table:table-cell>
          <table:table-cell office:value-type="string">
            <text:p>Boyaca</text:p>
          </table:table-cell>
          <table:table-cell table:formula="of:=LOOKUP([.C271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Rondon</text:p>
          </table:table-cell>
          <table:table-cell office:value-type="string">
            <text:p>Boyaca</text:p>
          </table:table-cell>
          <table:table-cell table:formula="of:=LOOKUP([.C272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Saboya</text:p>
          </table:table-cell>
          <table:table-cell office:value-type="string">
            <text:p>Boyaca</text:p>
          </table:table-cell>
          <table:table-cell table:formula="of:=LOOKUP([.C273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Sachica</text:p>
          </table:table-cell>
          <table:table-cell office:value-type="string">
            <text:p>Boyaca</text:p>
          </table:table-cell>
          <table:table-cell table:formula="of:=LOOKUP([.C274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Samaca</text:p>
          </table:table-cell>
          <table:table-cell office:value-type="string">
            <text:p>Boyaca</text:p>
          </table:table-cell>
          <table:table-cell table:formula="of:=LOOKUP([.C275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San Eduardo</text:p>
          </table:table-cell>
          <table:table-cell office:value-type="string">
            <text:p>Boyaca</text:p>
          </table:table-cell>
          <table:table-cell table:formula="of:=LOOKUP([.C276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San Jose De Pare</text:p>
          </table:table-cell>
          <table:table-cell office:value-type="string">
            <text:p>Boyaca</text:p>
          </table:table-cell>
          <table:table-cell table:formula="of:=LOOKUP([.C277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San Luis De Gaceno</text:p>
          </table:table-cell>
          <table:table-cell office:value-type="string">
            <text:p>Boyaca</text:p>
          </table:table-cell>
          <table:table-cell table:formula="of:=LOOKUP([.C278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San Mateo</text:p>
          </table:table-cell>
          <table:table-cell office:value-type="string">
            <text:p>Boyaca</text:p>
          </table:table-cell>
          <table:table-cell table:formula="of:=LOOKUP([.C279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San Miguel De Sema</text:p>
          </table:table-cell>
          <table:table-cell office:value-type="string">
            <text:p>Boyaca</text:p>
          </table:table-cell>
          <table:table-cell table:formula="of:=LOOKUP([.C280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San Pablo De Borbur</text:p>
          </table:table-cell>
          <table:table-cell office:value-type="string">
            <text:p>Boyaca</text:p>
          </table:table-cell>
          <table:table-cell table:formula="of:=LOOKUP([.C281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Santana</text:p>
          </table:table-cell>
          <table:table-cell office:value-type="string">
            <text:p>Boyaca</text:p>
          </table:table-cell>
          <table:table-cell table:formula="of:=LOOKUP([.C282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Santa Maria</text:p>
          </table:table-cell>
          <table:table-cell office:value-type="string">
            <text:p>Boyaca</text:p>
          </table:table-cell>
          <table:table-cell table:formula="of:=LOOKUP([.C283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Santa Rosa De Viterbo</text:p>
          </table:table-cell>
          <table:table-cell office:value-type="string">
            <text:p>Boyaca</text:p>
          </table:table-cell>
          <table:table-cell table:formula="of:=LOOKUP([.C284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Santa Sofia</text:p>
          </table:table-cell>
          <table:table-cell office:value-type="string">
            <text:p>Boyaca</text:p>
          </table:table-cell>
          <table:table-cell table:formula="of:=LOOKUP([.C285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Sativanorte</text:p>
          </table:table-cell>
          <table:table-cell office:value-type="string">
            <text:p>Boyaca</text:p>
          </table:table-cell>
          <table:table-cell table:formula="of:=LOOKUP([.C286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Sativasur</text:p>
          </table:table-cell>
          <table:table-cell office:value-type="string">
            <text:p>Boyaca</text:p>
          </table:table-cell>
          <table:table-cell table:formula="of:=LOOKUP([.C287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Siachoque</text:p>
          </table:table-cell>
          <table:table-cell office:value-type="string">
            <text:p>Boyaca</text:p>
          </table:table-cell>
          <table:table-cell table:formula="of:=LOOKUP([.C288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Soata</text:p>
          </table:table-cell>
          <table:table-cell office:value-type="string">
            <text:p>Boyaca</text:p>
          </table:table-cell>
          <table:table-cell table:formula="of:=LOOKUP([.C289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Socota</text:p>
          </table:table-cell>
          <table:table-cell office:value-type="string">
            <text:p>Boyaca</text:p>
          </table:table-cell>
          <table:table-cell table:formula="of:=LOOKUP([.C290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Socha</text:p>
          </table:table-cell>
          <table:table-cell office:value-type="string">
            <text:p>Boyaca</text:p>
          </table:table-cell>
          <table:table-cell table:formula="of:=LOOKUP([.C291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Sogamoso</text:p>
          </table:table-cell>
          <table:table-cell office:value-type="string">
            <text:p>Boyaca</text:p>
          </table:table-cell>
          <table:table-cell table:formula="of:=LOOKUP([.C292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Somondoco</text:p>
          </table:table-cell>
          <table:table-cell office:value-type="string">
            <text:p>Boyaca</text:p>
          </table:table-cell>
          <table:table-cell table:formula="of:=LOOKUP([.C293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Sora</text:p>
          </table:table-cell>
          <table:table-cell office:value-type="string">
            <text:p>Boyaca</text:p>
          </table:table-cell>
          <table:table-cell table:formula="of:=LOOKUP([.C294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Sotaquira</text:p>
          </table:table-cell>
          <table:table-cell office:value-type="string">
            <text:p>Boyaca</text:p>
          </table:table-cell>
          <table:table-cell table:formula="of:=LOOKUP([.C295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Soraca</text:p>
          </table:table-cell>
          <table:table-cell office:value-type="string">
            <text:p>Boyaca</text:p>
          </table:table-cell>
          <table:table-cell table:formula="of:=LOOKUP([.C296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Susacon</text:p>
          </table:table-cell>
          <table:table-cell office:value-type="string">
            <text:p>Boyaca</text:p>
          </table:table-cell>
          <table:table-cell table:formula="of:=LOOKUP([.C297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Sutamarchan</text:p>
          </table:table-cell>
          <table:table-cell office:value-type="string">
            <text:p>Boyaca</text:p>
          </table:table-cell>
          <table:table-cell table:formula="of:=LOOKUP([.C298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Sutatenza</text:p>
          </table:table-cell>
          <table:table-cell office:value-type="string">
            <text:p>Boyaca</text:p>
          </table:table-cell>
          <table:table-cell table:formula="of:=LOOKUP([.C299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Tasco</text:p>
          </table:table-cell>
          <table:table-cell office:value-type="string">
            <text:p>Boyaca</text:p>
          </table:table-cell>
          <table:table-cell table:formula="of:=LOOKUP([.C300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Tenza</text:p>
          </table:table-cell>
          <table:table-cell office:value-type="string">
            <text:p>Boyaca</text:p>
          </table:table-cell>
          <table:table-cell table:formula="of:=LOOKUP([.C301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Tibana</text:p>
          </table:table-cell>
          <table:table-cell office:value-type="string">
            <text:p>Boyaca</text:p>
          </table:table-cell>
          <table:table-cell table:formula="of:=LOOKUP([.C302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Tibasosa</text:p>
          </table:table-cell>
          <table:table-cell office:value-type="string">
            <text:p>Boyaca</text:p>
          </table:table-cell>
          <table:table-cell table:formula="of:=LOOKUP([.C303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Tinjaca</text:p>
          </table:table-cell>
          <table:table-cell office:value-type="string">
            <text:p>Boyaca</text:p>
          </table:table-cell>
          <table:table-cell table:formula="of:=LOOKUP([.C304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Tipacoque</text:p>
          </table:table-cell>
          <table:table-cell office:value-type="string">
            <text:p>Boyaca</text:p>
          </table:table-cell>
          <table:table-cell table:formula="of:=LOOKUP([.C305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Toca</text:p>
          </table:table-cell>
          <table:table-cell office:value-type="string">
            <text:p>Boyaca</text:p>
          </table:table-cell>
          <table:table-cell table:formula="of:=LOOKUP([.C306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Togui</text:p>
          </table:table-cell>
          <table:table-cell office:value-type="string">
            <text:p>Boyaca</text:p>
          </table:table-cell>
          <table:table-cell table:formula="of:=LOOKUP([.C307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Topaga</text:p>
          </table:table-cell>
          <table:table-cell office:value-type="string">
            <text:p>Boyaca</text:p>
          </table:table-cell>
          <table:table-cell table:formula="of:=LOOKUP([.C308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Tota</text:p>
          </table:table-cell>
          <table:table-cell office:value-type="string">
            <text:p>Boyaca</text:p>
          </table:table-cell>
          <table:table-cell table:formula="of:=LOOKUP([.C309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Tunungua</text:p>
          </table:table-cell>
          <table:table-cell office:value-type="string">
            <text:p>Boyaca</text:p>
          </table:table-cell>
          <table:table-cell table:formula="of:=LOOKUP([.C310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Turmeque</text:p>
          </table:table-cell>
          <table:table-cell office:value-type="string">
            <text:p>Boyaca</text:p>
          </table:table-cell>
          <table:table-cell table:formula="of:=LOOKUP([.C311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Tuta</text:p>
          </table:table-cell>
          <table:table-cell office:value-type="string">
            <text:p>Boyaca</text:p>
          </table:table-cell>
          <table:table-cell table:formula="of:=LOOKUP([.C312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Tutasa</text:p>
          </table:table-cell>
          <table:table-cell office:value-type="string">
            <text:p>Boyaca</text:p>
          </table:table-cell>
          <table:table-cell table:formula="of:=LOOKUP([.C313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Umbita</text:p>
          </table:table-cell>
          <table:table-cell office:value-type="string">
            <text:p>Boyaca</text:p>
          </table:table-cell>
          <table:table-cell table:formula="of:=LOOKUP([.C314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Ventaquemada</text:p>
          </table:table-cell>
          <table:table-cell office:value-type="string">
            <text:p>Boyaca</text:p>
          </table:table-cell>
          <table:table-cell table:formula="of:=LOOKUP([.C315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Viracacha</text:p>
          </table:table-cell>
          <table:table-cell office:value-type="string">
            <text:p>Boyaca</text:p>
          </table:table-cell>
          <table:table-cell table:formula="of:=LOOKUP([.C316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Zetaquira</text:p>
          </table:table-cell>
          <table:table-cell office:value-type="string">
            <text:p>Boyaca</text:p>
          </table:table-cell>
          <table:table-cell table:formula="of:=LOOKUP([.C317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Manizales</text:p>
          </table:table-cell>
          <table:table-cell office:value-type="string">
            <text:p>Caldas</text:p>
          </table:table-cell>
          <table:table-cell table:formula="of:=LOOKUP([.C318];[Hoja2.$B$1:.$B$35];[Hoja2.$A$1:.$A$35])" office:value-type="float" office:value="8">
            <text:p>8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Aguadas</text:p>
          </table:table-cell>
          <table:table-cell office:value-type="string">
            <text:p>Caldas</text:p>
          </table:table-cell>
          <table:table-cell table:formula="of:=LOOKUP([.C319];[Hoja2.$B$1:.$B$35];[Hoja2.$A$1:.$A$35])" office:value-type="float" office:value="8">
            <text:p>8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Anserma</text:p>
          </table:table-cell>
          <table:table-cell office:value-type="string">
            <text:p>Caldas</text:p>
          </table:table-cell>
          <table:table-cell table:formula="of:=LOOKUP([.C320];[Hoja2.$B$1:.$B$35];[Hoja2.$A$1:.$A$35])" office:value-type="float" office:value="8">
            <text:p>8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Aranzazu</text:p>
          </table:table-cell>
          <table:table-cell office:value-type="string">
            <text:p>Caldas</text:p>
          </table:table-cell>
          <table:table-cell table:formula="of:=LOOKUP([.C321];[Hoja2.$B$1:.$B$35];[Hoja2.$A$1:.$A$35])" office:value-type="float" office:value="8">
            <text:p>8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Belalcazar</text:p>
          </table:table-cell>
          <table:table-cell office:value-type="string">
            <text:p>Caldas</text:p>
          </table:table-cell>
          <table:table-cell table:formula="of:=LOOKUP([.C322];[Hoja2.$B$1:.$B$35];[Hoja2.$A$1:.$A$35])" office:value-type="float" office:value="8">
            <text:p>8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Chinchina</text:p>
          </table:table-cell>
          <table:table-cell office:value-type="string">
            <text:p>Caldas</text:p>
          </table:table-cell>
          <table:table-cell table:formula="of:=LOOKUP([.C323];[Hoja2.$B$1:.$B$35];[Hoja2.$A$1:.$A$35])" office:value-type="float" office:value="8">
            <text:p>8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iladelfia</text:p>
          </table:table-cell>
          <table:table-cell office:value-type="string">
            <text:p>Caldas</text:p>
          </table:table-cell>
          <table:table-cell table:formula="of:=LOOKUP([.C324];[Hoja2.$B$1:.$B$35];[Hoja2.$A$1:.$A$35])" office:value-type="float" office:value="8">
            <text:p>8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La Dorada</text:p>
          </table:table-cell>
          <table:table-cell office:value-type="string">
            <text:p>Caldas</text:p>
          </table:table-cell>
          <table:table-cell table:formula="of:=LOOKUP([.C325];[Hoja2.$B$1:.$B$35];[Hoja2.$A$1:.$A$35])" office:value-type="float" office:value="8">
            <text:p>8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La Merced</text:p>
          </table:table-cell>
          <table:table-cell office:value-type="string">
            <text:p>Caldas</text:p>
          </table:table-cell>
          <table:table-cell table:formula="of:=LOOKUP([.C326];[Hoja2.$B$1:.$B$35];[Hoja2.$A$1:.$A$35])" office:value-type="float" office:value="8">
            <text:p>8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Manzanares</text:p>
          </table:table-cell>
          <table:table-cell office:value-type="string">
            <text:p>Caldas</text:p>
          </table:table-cell>
          <table:table-cell table:formula="of:=LOOKUP([.C327];[Hoja2.$B$1:.$B$35];[Hoja2.$A$1:.$A$35])" office:value-type="float" office:value="8">
            <text:p>8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Marmato</text:p>
          </table:table-cell>
          <table:table-cell office:value-type="string">
            <text:p>Caldas</text:p>
          </table:table-cell>
          <table:table-cell table:formula="of:=LOOKUP([.C328];[Hoja2.$B$1:.$B$35];[Hoja2.$A$1:.$A$35])" office:value-type="float" office:value="8">
            <text:p>8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Marquetalia</text:p>
          </table:table-cell>
          <table:table-cell office:value-type="string">
            <text:p>Caldas</text:p>
          </table:table-cell>
          <table:table-cell table:formula="of:=LOOKUP([.C329];[Hoja2.$B$1:.$B$35];[Hoja2.$A$1:.$A$35])" office:value-type="float" office:value="8">
            <text:p>8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Marulanda</text:p>
          </table:table-cell>
          <table:table-cell office:value-type="string">
            <text:p>Caldas</text:p>
          </table:table-cell>
          <table:table-cell table:formula="of:=LOOKUP([.C330];[Hoja2.$B$1:.$B$35];[Hoja2.$A$1:.$A$35])" office:value-type="float" office:value="8">
            <text:p>8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Neira</text:p>
          </table:table-cell>
          <table:table-cell office:value-type="string">
            <text:p>Caldas</text:p>
          </table:table-cell>
          <table:table-cell table:formula="of:=LOOKUP([.C331];[Hoja2.$B$1:.$B$35];[Hoja2.$A$1:.$A$35])" office:value-type="float" office:value="8">
            <text:p>8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Norcasia</text:p>
          </table:table-cell>
          <table:table-cell office:value-type="string">
            <text:p>Caldas</text:p>
          </table:table-cell>
          <table:table-cell table:formula="of:=LOOKUP([.C332];[Hoja2.$B$1:.$B$35];[Hoja2.$A$1:.$A$35])" office:value-type="float" office:value="8">
            <text:p>8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Pacora</text:p>
          </table:table-cell>
          <table:table-cell office:value-type="string">
            <text:p>Caldas</text:p>
          </table:table-cell>
          <table:table-cell table:formula="of:=LOOKUP([.C333];[Hoja2.$B$1:.$B$35];[Hoja2.$A$1:.$A$35])" office:value-type="float" office:value="8">
            <text:p>8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Palestina</text:p>
          </table:table-cell>
          <table:table-cell office:value-type="string">
            <text:p>Caldas</text:p>
          </table:table-cell>
          <table:table-cell table:formula="of:=LOOKUP([.C334];[Hoja2.$B$1:.$B$35];[Hoja2.$A$1:.$A$35])" office:value-type="float" office:value="8">
            <text:p>8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Pensilvania</text:p>
          </table:table-cell>
          <table:table-cell office:value-type="string">
            <text:p>Caldas</text:p>
          </table:table-cell>
          <table:table-cell table:formula="of:=LOOKUP([.C335];[Hoja2.$B$1:.$B$35];[Hoja2.$A$1:.$A$35])" office:value-type="float" office:value="8">
            <text:p>8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Riosucio</text:p>
          </table:table-cell>
          <table:table-cell office:value-type="string">
            <text:p>Caldas</text:p>
          </table:table-cell>
          <table:table-cell table:formula="of:=LOOKUP([.C336];[Hoja2.$B$1:.$B$35];[Hoja2.$A$1:.$A$35])" office:value-type="float" office:value="8">
            <text:p>8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Risaralda</text:p>
          </table:table-cell>
          <table:table-cell office:value-type="string">
            <text:p>Caldas</text:p>
          </table:table-cell>
          <table:table-cell table:formula="of:=LOOKUP([.C337];[Hoja2.$B$1:.$B$35];[Hoja2.$A$1:.$A$35])" office:value-type="float" office:value="8">
            <text:p>8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Salamina</text:p>
          </table:table-cell>
          <table:table-cell office:value-type="string">
            <text:p>Caldas</text:p>
          </table:table-cell>
          <table:table-cell table:formula="of:=LOOKUP([.C338];[Hoja2.$B$1:.$B$35];[Hoja2.$A$1:.$A$35])" office:value-type="float" office:value="8">
            <text:p>8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Samana</text:p>
          </table:table-cell>
          <table:table-cell office:value-type="string">
            <text:p>Caldas</text:p>
          </table:table-cell>
          <table:table-cell table:formula="of:=LOOKUP([.C339];[Hoja2.$B$1:.$B$35];[Hoja2.$A$1:.$A$35])" office:value-type="float" office:value="8">
            <text:p>8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San Jose</text:p>
          </table:table-cell>
          <table:table-cell office:value-type="string">
            <text:p>Caldas</text:p>
          </table:table-cell>
          <table:table-cell table:formula="of:=LOOKUP([.C340];[Hoja2.$B$1:.$B$35];[Hoja2.$A$1:.$A$35])" office:value-type="float" office:value="8">
            <text:p>8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Supia</text:p>
          </table:table-cell>
          <table:table-cell office:value-type="string">
            <text:p>Caldas</text:p>
          </table:table-cell>
          <table:table-cell table:formula="of:=LOOKUP([.C341];[Hoja2.$B$1:.$B$35];[Hoja2.$A$1:.$A$35])" office:value-type="float" office:value="8">
            <text:p>8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Victoria</text:p>
          </table:table-cell>
          <table:table-cell office:value-type="string">
            <text:p>Caldas</text:p>
          </table:table-cell>
          <table:table-cell table:formula="of:=LOOKUP([.C342];[Hoja2.$B$1:.$B$35];[Hoja2.$A$1:.$A$35])" office:value-type="float" office:value="8">
            <text:p>8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Villamaria</text:p>
          </table:table-cell>
          <table:table-cell office:value-type="string">
            <text:p>Caldas</text:p>
          </table:table-cell>
          <table:table-cell table:formula="of:=LOOKUP([.C343];[Hoja2.$B$1:.$B$35];[Hoja2.$A$1:.$A$35])" office:value-type="float" office:value="8">
            <text:p>8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Viterbo</text:p>
          </table:table-cell>
          <table:table-cell office:value-type="string">
            <text:p>Caldas</text:p>
          </table:table-cell>
          <table:table-cell table:formula="of:=LOOKUP([.C344];[Hoja2.$B$1:.$B$35];[Hoja2.$A$1:.$A$35])" office:value-type="float" office:value="8">
            <text:p>8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Florencia</text:p>
          </table:table-cell>
          <table:table-cell office:value-type="string">
            <text:p>Caqueta</text:p>
          </table:table-cell>
          <table:table-cell table:formula="of:=LOOKUP([.C345];[Hoja2.$B$1:.$B$35];[Hoja2.$A$1:.$A$35])" office:value-type="float" office:value="9">
            <text:p>9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Albania</text:p>
          </table:table-cell>
          <table:table-cell office:value-type="string">
            <text:p>Caqueta</text:p>
          </table:table-cell>
          <table:table-cell table:formula="of:=LOOKUP([.C346];[Hoja2.$B$1:.$B$35];[Hoja2.$A$1:.$A$35])" office:value-type="float" office:value="9">
            <text:p>9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Belen Andaquies</text:p>
          </table:table-cell>
          <table:table-cell office:value-type="string">
            <text:p>Caqueta</text:p>
          </table:table-cell>
          <table:table-cell table:formula="of:=LOOKUP([.C347];[Hoja2.$B$1:.$B$35];[Hoja2.$A$1:.$A$35])" office:value-type="float" office:value="9">
            <text:p>9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Cartagena Del Chaira</text:p>
          </table:table-cell>
          <table:table-cell office:value-type="string">
            <text:p>Caqueta</text:p>
          </table:table-cell>
          <table:table-cell table:formula="of:=LOOKUP([.C348];[Hoja2.$B$1:.$B$35];[Hoja2.$A$1:.$A$35])" office:value-type="float" office:value="9">
            <text:p>9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Curillo</text:p>
          </table:table-cell>
          <table:table-cell office:value-type="string">
            <text:p>Caqueta</text:p>
          </table:table-cell>
          <table:table-cell table:formula="of:=LOOKUP([.C349];[Hoja2.$B$1:.$B$35];[Hoja2.$A$1:.$A$35])" office:value-type="float" office:value="9">
            <text:p>9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El Doncello</text:p>
          </table:table-cell>
          <table:table-cell office:value-type="string">
            <text:p>Caqueta</text:p>
          </table:table-cell>
          <table:table-cell table:formula="of:=LOOKUP([.C350];[Hoja2.$B$1:.$B$35];[Hoja2.$A$1:.$A$35])" office:value-type="float" office:value="9">
            <text:p>9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El Paujil</text:p>
          </table:table-cell>
          <table:table-cell office:value-type="string">
            <text:p>Caqueta</text:p>
          </table:table-cell>
          <table:table-cell table:formula="of:=LOOKUP([.C351];[Hoja2.$B$1:.$B$35];[Hoja2.$A$1:.$A$35])" office:value-type="float" office:value="9">
            <text:p>9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La Montañita</text:p>
          </table:table-cell>
          <table:table-cell office:value-type="string">
            <text:p>Caqueta</text:p>
          </table:table-cell>
          <table:table-cell table:formula="of:=LOOKUP([.C352];[Hoja2.$B$1:.$B$35];[Hoja2.$A$1:.$A$35])" office:value-type="float" office:value="9">
            <text:p>9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Milan</text:p>
          </table:table-cell>
          <table:table-cell office:value-type="string">
            <text:p>Caqueta</text:p>
          </table:table-cell>
          <table:table-cell table:formula="of:=LOOKUP([.C353];[Hoja2.$B$1:.$B$35];[Hoja2.$A$1:.$A$35])" office:value-type="float" office:value="9">
            <text:p>9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Morelia</text:p>
          </table:table-cell>
          <table:table-cell office:value-type="string">
            <text:p>Caqueta</text:p>
          </table:table-cell>
          <table:table-cell table:formula="of:=LOOKUP([.C354];[Hoja2.$B$1:.$B$35];[Hoja2.$A$1:.$A$35])" office:value-type="float" office:value="9">
            <text:p>9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Puerto Rico</text:p>
          </table:table-cell>
          <table:table-cell office:value-type="string">
            <text:p>Caqueta</text:p>
          </table:table-cell>
          <table:table-cell table:formula="of:=LOOKUP([.C355];[Hoja2.$B$1:.$B$35];[Hoja2.$A$1:.$A$35])" office:value-type="float" office:value="9">
            <text:p>9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San Jose De Fragua</text:p>
          </table:table-cell>
          <table:table-cell office:value-type="string">
            <text:p>Caqueta</text:p>
          </table:table-cell>
          <table:table-cell table:formula="of:=LOOKUP([.C356];[Hoja2.$B$1:.$B$35];[Hoja2.$A$1:.$A$35])" office:value-type="float" office:value="9">
            <text:p>9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San <text:s/>Vicente Del Caguan</text:p>
          </table:table-cell>
          <table:table-cell office:value-type="string">
            <text:p>Caqueta</text:p>
          </table:table-cell>
          <table:table-cell table:formula="of:=LOOKUP([.C357];[Hoja2.$B$1:.$B$35];[Hoja2.$A$1:.$A$35])" office:value-type="float" office:value="9">
            <text:p>9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Solano</text:p>
          </table:table-cell>
          <table:table-cell office:value-type="string">
            <text:p>Caqueta</text:p>
          </table:table-cell>
          <table:table-cell table:formula="of:=LOOKUP([.C358];[Hoja2.$B$1:.$B$35];[Hoja2.$A$1:.$A$35])" office:value-type="float" office:value="9">
            <text:p>9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Solita</text:p>
          </table:table-cell>
          <table:table-cell office:value-type="string">
            <text:p>Caqueta</text:p>
          </table:table-cell>
          <table:table-cell table:formula="of:=LOOKUP([.C359];[Hoja2.$B$1:.$B$35];[Hoja2.$A$1:.$A$35])" office:value-type="float" office:value="9">
            <text:p>9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Valparaiso</text:p>
          </table:table-cell>
          <table:table-cell office:value-type="string">
            <text:p>Caqueta</text:p>
          </table:table-cell>
          <table:table-cell table:formula="of:=LOOKUP([.C360];[Hoja2.$B$1:.$B$35];[Hoja2.$A$1:.$A$35])" office:value-type="float" office:value="9">
            <text:p>9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Popayan</text:p>
          </table:table-cell>
          <table:table-cell office:value-type="string">
            <text:p>Cauca</text:p>
          </table:table-cell>
          <table:table-cell table:formula="of:=LOOKUP([.C361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Almaguer</text:p>
          </table:table-cell>
          <table:table-cell office:value-type="string">
            <text:p>Cauca</text:p>
          </table:table-cell>
          <table:table-cell table:formula="of:=LOOKUP([.C362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Argelia</text:p>
          </table:table-cell>
          <table:table-cell office:value-type="string">
            <text:p>Cauca</text:p>
          </table:table-cell>
          <table:table-cell table:formula="of:=LOOKUP([.C363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Balboa</text:p>
          </table:table-cell>
          <table:table-cell office:value-type="string">
            <text:p>Cauca</text:p>
          </table:table-cell>
          <table:table-cell table:formula="of:=LOOKUP([.C364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Bolivar</text:p>
          </table:table-cell>
          <table:table-cell office:value-type="string">
            <text:p>Cauca</text:p>
          </table:table-cell>
          <table:table-cell table:formula="of:=LOOKUP([.C365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Buenos Aires</text:p>
          </table:table-cell>
          <table:table-cell office:value-type="string">
            <text:p>Cauca</text:p>
          </table:table-cell>
          <table:table-cell table:formula="of:=LOOKUP([.C366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Cajibio</text:p>
          </table:table-cell>
          <table:table-cell office:value-type="string">
            <text:p>Cauca</text:p>
          </table:table-cell>
          <table:table-cell table:formula="of:=LOOKUP([.C367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Caldono</text:p>
          </table:table-cell>
          <table:table-cell office:value-type="string">
            <text:p>Cauca</text:p>
          </table:table-cell>
          <table:table-cell table:formula="of:=LOOKUP([.C368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Caloto</text:p>
          </table:table-cell>
          <table:table-cell office:value-type="string">
            <text:p>Cauca</text:p>
          </table:table-cell>
          <table:table-cell table:formula="of:=LOOKUP([.C369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Corinto</text:p>
          </table:table-cell>
          <table:table-cell office:value-type="string">
            <text:p>Cauca</text:p>
          </table:table-cell>
          <table:table-cell table:formula="of:=LOOKUP([.C370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El Tambo</text:p>
          </table:table-cell>
          <table:table-cell office:value-type="string">
            <text:p>Cauca</text:p>
          </table:table-cell>
          <table:table-cell table:formula="of:=LOOKUP([.C371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Florencia</text:p>
          </table:table-cell>
          <table:table-cell office:value-type="string">
            <text:p>Cauca</text:p>
          </table:table-cell>
          <table:table-cell table:formula="of:=LOOKUP([.C372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Guapi</text:p>
          </table:table-cell>
          <table:table-cell office:value-type="string">
            <text:p>Cauca</text:p>
          </table:table-cell>
          <table:table-cell table:formula="of:=LOOKUP([.C373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Inza</text:p>
          </table:table-cell>
          <table:table-cell office:value-type="string">
            <text:p>Cauca</text:p>
          </table:table-cell>
          <table:table-cell table:formula="of:=LOOKUP([.C374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Jambalo</text:p>
          </table:table-cell>
          <table:table-cell office:value-type="string">
            <text:p>Cauca</text:p>
          </table:table-cell>
          <table:table-cell table:formula="of:=LOOKUP([.C375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La Sierra</text:p>
          </table:table-cell>
          <table:table-cell office:value-type="string">
            <text:p>Cauca</text:p>
          </table:table-cell>
          <table:table-cell table:formula="of:=LOOKUP([.C376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La Vega</text:p>
          </table:table-cell>
          <table:table-cell office:value-type="string">
            <text:p>Cauca</text:p>
          </table:table-cell>
          <table:table-cell table:formula="of:=LOOKUP([.C377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Lopez</text:p>
          </table:table-cell>
          <table:table-cell office:value-type="string">
            <text:p>Cauca</text:p>
          </table:table-cell>
          <table:table-cell table:formula="of:=LOOKUP([.C378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Mercaderes</text:p>
          </table:table-cell>
          <table:table-cell office:value-type="string">
            <text:p>Cauca</text:p>
          </table:table-cell>
          <table:table-cell table:formula="of:=LOOKUP([.C379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Miranda</text:p>
          </table:table-cell>
          <table:table-cell office:value-type="string">
            <text:p>Cauca</text:p>
          </table:table-cell>
          <table:table-cell table:formula="of:=LOOKUP([.C380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Morales</text:p>
          </table:table-cell>
          <table:table-cell office:value-type="string">
            <text:p>Cauca</text:p>
          </table:table-cell>
          <table:table-cell table:formula="of:=LOOKUP([.C381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Padilla</text:p>
          </table:table-cell>
          <table:table-cell office:value-type="string">
            <text:p>Cauca</text:p>
          </table:table-cell>
          <table:table-cell table:formula="of:=LOOKUP([.C382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Paez</text:p>
          </table:table-cell>
          <table:table-cell office:value-type="string">
            <text:p>Cauca</text:p>
          </table:table-cell>
          <table:table-cell table:formula="of:=LOOKUP([.C383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Patia (EL Bordo)</text:p>
          </table:table-cell>
          <table:table-cell office:value-type="string">
            <text:p>Cauca</text:p>
          </table:table-cell>
          <table:table-cell table:formula="of:=LOOKUP([.C384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Piamonte</text:p>
          </table:table-cell>
          <table:table-cell office:value-type="string">
            <text:p>Cauca</text:p>
          </table:table-cell>
          <table:table-cell table:formula="of:=LOOKUP([.C385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Piendamo</text:p>
          </table:table-cell>
          <table:table-cell office:value-type="string">
            <text:p>Cauca</text:p>
          </table:table-cell>
          <table:table-cell table:formula="of:=LOOKUP([.C386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Puerto Tejada</text:p>
          </table:table-cell>
          <table:table-cell office:value-type="string">
            <text:p>Cauca</text:p>
          </table:table-cell>
          <table:table-cell table:formula="of:=LOOKUP([.C387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Purace</text:p>
          </table:table-cell>
          <table:table-cell office:value-type="string">
            <text:p>Cauca</text:p>
          </table:table-cell>
          <table:table-cell table:formula="of:=LOOKUP([.C388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Rosas</text:p>
          </table:table-cell>
          <table:table-cell office:value-type="string">
            <text:p>Cauca</text:p>
          </table:table-cell>
          <table:table-cell table:formula="of:=LOOKUP([.C389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San Sebastian</text:p>
          </table:table-cell>
          <table:table-cell office:value-type="string">
            <text:p>Cauca</text:p>
          </table:table-cell>
          <table:table-cell table:formula="of:=LOOKUP([.C390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Santander De Quilichao</text:p>
          </table:table-cell>
          <table:table-cell office:value-type="string">
            <text:p>Cauca</text:p>
          </table:table-cell>
          <table:table-cell table:formula="of:=LOOKUP([.C391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Santa Rosa</text:p>
          </table:table-cell>
          <table:table-cell office:value-type="string">
            <text:p>Cauca</text:p>
          </table:table-cell>
          <table:table-cell table:formula="of:=LOOKUP([.C392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Silvia</text:p>
          </table:table-cell>
          <table:table-cell office:value-type="string">
            <text:p>Cauca</text:p>
          </table:table-cell>
          <table:table-cell table:formula="of:=LOOKUP([.C393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Sotara</text:p>
          </table:table-cell>
          <table:table-cell office:value-type="string">
            <text:p>Cauca</text:p>
          </table:table-cell>
          <table:table-cell table:formula="of:=LOOKUP([.C394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Suarez</text:p>
          </table:table-cell>
          <table:table-cell office:value-type="string">
            <text:p>Cauca</text:p>
          </table:table-cell>
          <table:table-cell table:formula="of:=LOOKUP([.C395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Sucre</text:p>
          </table:table-cell>
          <table:table-cell office:value-type="string">
            <text:p>Cauca</text:p>
          </table:table-cell>
          <table:table-cell table:formula="of:=LOOKUP([.C396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Timbio</text:p>
          </table:table-cell>
          <table:table-cell office:value-type="string">
            <text:p>Cauca</text:p>
          </table:table-cell>
          <table:table-cell table:formula="of:=LOOKUP([.C397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Timbiqui</text:p>
          </table:table-cell>
          <table:table-cell office:value-type="string">
            <text:p>Cauca</text:p>
          </table:table-cell>
          <table:table-cell table:formula="of:=LOOKUP([.C398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Toribio</text:p>
          </table:table-cell>
          <table:table-cell office:value-type="string">
            <text:p>Cauca</text:p>
          </table:table-cell>
          <table:table-cell table:formula="of:=LOOKUP([.C399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Totoro</text:p>
          </table:table-cell>
          <table:table-cell office:value-type="string">
            <text:p>Cauca</text:p>
          </table:table-cell>
          <table:table-cell table:formula="of:=LOOKUP([.C400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Villa Rica</text:p>
          </table:table-cell>
          <table:table-cell office:value-type="string">
            <text:p>Cauca</text:p>
          </table:table-cell>
          <table:table-cell table:formula="of:=LOOKUP([.C401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Valledupar</text:p>
          </table:table-cell>
          <table:table-cell office:value-type="string">
            <text:p>Cesar</text:p>
          </table:table-cell>
          <table:table-cell table:formula="of:=LOOKUP([.C402];[Hoja2.$B$1:.$B$35];[Hoja2.$A$1:.$A$35])" office:value-type="float" office:value="12">
            <text:p>12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Aguachica</text:p>
          </table:table-cell>
          <table:table-cell office:value-type="string">
            <text:p>Cesar</text:p>
          </table:table-cell>
          <table:table-cell table:formula="of:=LOOKUP([.C403];[Hoja2.$B$1:.$B$35];[Hoja2.$A$1:.$A$35])" office:value-type="float" office:value="12">
            <text:p>12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Agustin Codazzi</text:p>
          </table:table-cell>
          <table:table-cell office:value-type="string">
            <text:p>Cesar</text:p>
          </table:table-cell>
          <table:table-cell table:formula="of:=LOOKUP([.C404];[Hoja2.$B$1:.$B$35];[Hoja2.$A$1:.$A$35])" office:value-type="float" office:value="12">
            <text:p>12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Astrea</text:p>
          </table:table-cell>
          <table:table-cell office:value-type="string">
            <text:p>Cesar</text:p>
          </table:table-cell>
          <table:table-cell table:formula="of:=LOOKUP([.C405];[Hoja2.$B$1:.$B$35];[Hoja2.$A$1:.$A$35])" office:value-type="float" office:value="12">
            <text:p>12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Becerril</text:p>
          </table:table-cell>
          <table:table-cell office:value-type="string">
            <text:p>Cesar</text:p>
          </table:table-cell>
          <table:table-cell table:formula="of:=LOOKUP([.C406];[Hoja2.$B$1:.$B$35];[Hoja2.$A$1:.$A$35])" office:value-type="float" office:value="12">
            <text:p>12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Bosconia</text:p>
          </table:table-cell>
          <table:table-cell office:value-type="string">
            <text:p>Cesar</text:p>
          </table:table-cell>
          <table:table-cell table:formula="of:=LOOKUP([.C407];[Hoja2.$B$1:.$B$35];[Hoja2.$A$1:.$A$35])" office:value-type="float" office:value="12">
            <text:p>12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Chimichagua</text:p>
          </table:table-cell>
          <table:table-cell office:value-type="string">
            <text:p>Cesar</text:p>
          </table:table-cell>
          <table:table-cell table:formula="of:=LOOKUP([.C408];[Hoja2.$B$1:.$B$35];[Hoja2.$A$1:.$A$35])" office:value-type="float" office:value="12">
            <text:p>12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Chiriguana</text:p>
          </table:table-cell>
          <table:table-cell office:value-type="string">
            <text:p>Cesar</text:p>
          </table:table-cell>
          <table:table-cell table:formula="of:=LOOKUP([.C409];[Hoja2.$B$1:.$B$35];[Hoja2.$A$1:.$A$35])" office:value-type="float" office:value="12">
            <text:p>12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Curumani</text:p>
          </table:table-cell>
          <table:table-cell office:value-type="string">
            <text:p>Cesar</text:p>
          </table:table-cell>
          <table:table-cell table:formula="of:=LOOKUP([.C410];[Hoja2.$B$1:.$B$35];[Hoja2.$A$1:.$A$35])" office:value-type="float" office:value="12">
            <text:p>12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El Copey</text:p>
          </table:table-cell>
          <table:table-cell office:value-type="string">
            <text:p>Cesar</text:p>
          </table:table-cell>
          <table:table-cell table:formula="of:=LOOKUP([.C411];[Hoja2.$B$1:.$B$35];[Hoja2.$A$1:.$A$35])" office:value-type="float" office:value="12">
            <text:p>12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El Paso</text:p>
          </table:table-cell>
          <table:table-cell office:value-type="string">
            <text:p>Cesar</text:p>
          </table:table-cell>
          <table:table-cell table:formula="of:=LOOKUP([.C412];[Hoja2.$B$1:.$B$35];[Hoja2.$A$1:.$A$35])" office:value-type="float" office:value="12">
            <text:p>12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Gamarra</text:p>
          </table:table-cell>
          <table:table-cell office:value-type="string">
            <text:p>Cesar</text:p>
          </table:table-cell>
          <table:table-cell table:formula="of:=LOOKUP([.C413];[Hoja2.$B$1:.$B$35];[Hoja2.$A$1:.$A$35])" office:value-type="float" office:value="12">
            <text:p>12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Gonzalez</text:p>
          </table:table-cell>
          <table:table-cell office:value-type="string">
            <text:p>Cesar</text:p>
          </table:table-cell>
          <table:table-cell table:formula="of:=LOOKUP([.C414];[Hoja2.$B$1:.$B$35];[Hoja2.$A$1:.$A$35])" office:value-type="float" office:value="12">
            <text:p>12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La Gloria</text:p>
          </table:table-cell>
          <table:table-cell office:value-type="string">
            <text:p>Cesar</text:p>
          </table:table-cell>
          <table:table-cell table:formula="of:=LOOKUP([.C415];[Hoja2.$B$1:.$B$35];[Hoja2.$A$1:.$A$35])" office:value-type="float" office:value="12">
            <text:p>12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La Jagua De Ibirico</text:p>
          </table:table-cell>
          <table:table-cell office:value-type="string">
            <text:p>Cesar</text:p>
          </table:table-cell>
          <table:table-cell table:formula="of:=LOOKUP([.C416];[Hoja2.$B$1:.$B$35];[Hoja2.$A$1:.$A$35])" office:value-type="float" office:value="12">
            <text:p>1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Manaure</text:p>
          </table:table-cell>
          <table:table-cell office:value-type="string">
            <text:p>Cesar</text:p>
          </table:table-cell>
          <table:table-cell table:formula="of:=LOOKUP([.C417];[Hoja2.$B$1:.$B$35];[Hoja2.$A$1:.$A$35])" office:value-type="float" office:value="12">
            <text:p>12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Pailitas</text:p>
          </table:table-cell>
          <table:table-cell office:value-type="string">
            <text:p>Cesar</text:p>
          </table:table-cell>
          <table:table-cell table:formula="of:=LOOKUP([.C418];[Hoja2.$B$1:.$B$35];[Hoja2.$A$1:.$A$35])" office:value-type="float" office:value="12">
            <text:p>12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Pelaya</text:p>
          </table:table-cell>
          <table:table-cell office:value-type="string">
            <text:p>Cesar</text:p>
          </table:table-cell>
          <table:table-cell table:formula="of:=LOOKUP([.C419];[Hoja2.$B$1:.$B$35];[Hoja2.$A$1:.$A$35])" office:value-type="float" office:value="12">
            <text:p>12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Pueblo Bello</text:p>
          </table:table-cell>
          <table:table-cell office:value-type="string">
            <text:p>Cesar</text:p>
          </table:table-cell>
          <table:table-cell table:formula="of:=LOOKUP([.C420];[Hoja2.$B$1:.$B$35];[Hoja2.$A$1:.$A$35])" office:value-type="float" office:value="12">
            <text:p>12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Rio De Oro</text:p>
          </table:table-cell>
          <table:table-cell office:value-type="string">
            <text:p>Cesar</text:p>
          </table:table-cell>
          <table:table-cell table:formula="of:=LOOKUP([.C421];[Hoja2.$B$1:.$B$35];[Hoja2.$A$1:.$A$35])" office:value-type="float" office:value="12">
            <text:p>12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Robles (LA Paz)</text:p>
          </table:table-cell>
          <table:table-cell office:value-type="string">
            <text:p>Cesar</text:p>
          </table:table-cell>
          <table:table-cell table:formula="of:=LOOKUP([.C422];[Hoja2.$B$1:.$B$35];[Hoja2.$A$1:.$A$35])" office:value-type="float" office:value="12">
            <text:p>12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San Alberto</text:p>
          </table:table-cell>
          <table:table-cell office:value-type="string">
            <text:p>Cesar</text:p>
          </table:table-cell>
          <table:table-cell table:formula="of:=LOOKUP([.C423];[Hoja2.$B$1:.$B$35];[Hoja2.$A$1:.$A$35])" office:value-type="float" office:value="12">
            <text:p>12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San Diego</text:p>
          </table:table-cell>
          <table:table-cell office:value-type="string">
            <text:p>Cesar</text:p>
          </table:table-cell>
          <table:table-cell table:formula="of:=LOOKUP([.C424];[Hoja2.$B$1:.$B$35];[Hoja2.$A$1:.$A$35])" office:value-type="float" office:value="12">
            <text:p>12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San Martin</text:p>
          </table:table-cell>
          <table:table-cell office:value-type="string">
            <text:p>Cesar</text:p>
          </table:table-cell>
          <table:table-cell table:formula="of:=LOOKUP([.C425];[Hoja2.$B$1:.$B$35];[Hoja2.$A$1:.$A$35])" office:value-type="float" office:value="12">
            <text:p>12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Tamalameque</text:p>
          </table:table-cell>
          <table:table-cell office:value-type="string">
            <text:p>Cesar</text:p>
          </table:table-cell>
          <table:table-cell table:formula="of:=LOOKUP([.C426];[Hoja2.$B$1:.$B$35];[Hoja2.$A$1:.$A$35])" office:value-type="float" office:value="12">
            <text:p>12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Monteria</text:p>
          </table:table-cell>
          <table:table-cell office:value-type="string">
            <text:p>Cordoba</text:p>
          </table:table-cell>
          <table:table-cell table:formula="of:=LOOKUP([.C427];[Hoja2.$B$1:.$B$35];[Hoja2.$A$1:.$A$35])" office:value-type="float" office:value="14">
            <text:p>14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Ayapel</text:p>
          </table:table-cell>
          <table:table-cell office:value-type="string">
            <text:p>Cordoba</text:p>
          </table:table-cell>
          <table:table-cell table:formula="of:=LOOKUP([.C428];[Hoja2.$B$1:.$B$35];[Hoja2.$A$1:.$A$35])" office:value-type="float" office:value="14">
            <text:p>14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Buenavista</text:p>
          </table:table-cell>
          <table:table-cell office:value-type="string">
            <text:p>Cordoba</text:p>
          </table:table-cell>
          <table:table-cell table:formula="of:=LOOKUP([.C429];[Hoja2.$B$1:.$B$35];[Hoja2.$A$1:.$A$35])" office:value-type="float" office:value="14">
            <text:p>14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Canalete</text:p>
          </table:table-cell>
          <table:table-cell office:value-type="string">
            <text:p>Cordoba</text:p>
          </table:table-cell>
          <table:table-cell table:formula="of:=LOOKUP([.C430];[Hoja2.$B$1:.$B$35];[Hoja2.$A$1:.$A$35])" office:value-type="float" office:value="14">
            <text:p>14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Cerete</text:p>
          </table:table-cell>
          <table:table-cell office:value-type="string">
            <text:p>Cordoba</text:p>
          </table:table-cell>
          <table:table-cell table:formula="of:=LOOKUP([.C431];[Hoja2.$B$1:.$B$35];[Hoja2.$A$1:.$A$35])" office:value-type="float" office:value="14">
            <text:p>14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Chima</text:p>
          </table:table-cell>
          <table:table-cell office:value-type="string">
            <text:p>Cordoba</text:p>
          </table:table-cell>
          <table:table-cell table:formula="of:=LOOKUP([.C432];[Hoja2.$B$1:.$B$35];[Hoja2.$A$1:.$A$35])" office:value-type="float" office:value="14">
            <text:p>14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Chinu</text:p>
          </table:table-cell>
          <table:table-cell office:value-type="string">
            <text:p>Cordoba</text:p>
          </table:table-cell>
          <table:table-cell table:formula="of:=LOOKUP([.C433];[Hoja2.$B$1:.$B$35];[Hoja2.$A$1:.$A$35])" office:value-type="float" office:value="14">
            <text:p>14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Cienaga De Oro</text:p>
          </table:table-cell>
          <table:table-cell office:value-type="string">
            <text:p>Cordoba</text:p>
          </table:table-cell>
          <table:table-cell table:formula="of:=LOOKUP([.C434];[Hoja2.$B$1:.$B$35];[Hoja2.$A$1:.$A$35])" office:value-type="float" office:value="14">
            <text:p>14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Cotorra</text:p>
          </table:table-cell>
          <table:table-cell office:value-type="string">
            <text:p>Cordoba</text:p>
          </table:table-cell>
          <table:table-cell table:formula="of:=LOOKUP([.C435];[Hoja2.$B$1:.$B$35];[Hoja2.$A$1:.$A$35])" office:value-type="float" office:value="14">
            <text:p>14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La Apartada</text:p>
          </table:table-cell>
          <table:table-cell office:value-type="string">
            <text:p>Cordoba</text:p>
          </table:table-cell>
          <table:table-cell table:formula="of:=LOOKUP([.C436];[Hoja2.$B$1:.$B$35];[Hoja2.$A$1:.$A$35])" office:value-type="float" office:value="14">
            <text:p>14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Lorica</text:p>
          </table:table-cell>
          <table:table-cell office:value-type="string">
            <text:p>Cordoba</text:p>
          </table:table-cell>
          <table:table-cell table:formula="of:=LOOKUP([.C437];[Hoja2.$B$1:.$B$35];[Hoja2.$A$1:.$A$35])" office:value-type="float" office:value="14">
            <text:p>14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Los Cordobas</text:p>
          </table:table-cell>
          <table:table-cell office:value-type="string">
            <text:p>Cordoba</text:p>
          </table:table-cell>
          <table:table-cell table:formula="of:=LOOKUP([.C438];[Hoja2.$B$1:.$B$35];[Hoja2.$A$1:.$A$35])" office:value-type="float" office:value="14">
            <text:p>14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Momil</text:p>
          </table:table-cell>
          <table:table-cell office:value-type="string">
            <text:p>Cordoba</text:p>
          </table:table-cell>
          <table:table-cell table:formula="of:=LOOKUP([.C439];[Hoja2.$B$1:.$B$35];[Hoja2.$A$1:.$A$35])" office:value-type="float" office:value="14">
            <text:p>14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Montelibano</text:p>
          </table:table-cell>
          <table:table-cell office:value-type="string">
            <text:p>Cordoba</text:p>
          </table:table-cell>
          <table:table-cell table:formula="of:=LOOKUP([.C440];[Hoja2.$B$1:.$B$35];[Hoja2.$A$1:.$A$35])" office:value-type="float" office:value="14">
            <text:p>14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Moñitos</text:p>
          </table:table-cell>
          <table:table-cell office:value-type="string">
            <text:p>Cordoba</text:p>
          </table:table-cell>
          <table:table-cell table:formula="of:=LOOKUP([.C441];[Hoja2.$B$1:.$B$35];[Hoja2.$A$1:.$A$35])" office:value-type="float" office:value="14">
            <text:p>14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Planeta Rica</text:p>
          </table:table-cell>
          <table:table-cell office:value-type="string">
            <text:p>Cordoba</text:p>
          </table:table-cell>
          <table:table-cell table:formula="of:=LOOKUP([.C442];[Hoja2.$B$1:.$B$35];[Hoja2.$A$1:.$A$35])" office:value-type="float" office:value="14">
            <text:p>14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Pueblo Nuevo</text:p>
          </table:table-cell>
          <table:table-cell office:value-type="string">
            <text:p>Cordoba</text:p>
          </table:table-cell>
          <table:table-cell table:formula="of:=LOOKUP([.C443];[Hoja2.$B$1:.$B$35];[Hoja2.$A$1:.$A$35])" office:value-type="float" office:value="14">
            <text:p>14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Puerto Escondido</text:p>
          </table:table-cell>
          <table:table-cell office:value-type="string">
            <text:p>Cordoba</text:p>
          </table:table-cell>
          <table:table-cell table:formula="of:=LOOKUP([.C444];[Hoja2.$B$1:.$B$35];[Hoja2.$A$1:.$A$35])" office:value-type="float" office:value="14">
            <text:p>14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Puerto Libertador</text:p>
          </table:table-cell>
          <table:table-cell office:value-type="string">
            <text:p>Cordoba</text:p>
          </table:table-cell>
          <table:table-cell table:formula="of:=LOOKUP([.C445];[Hoja2.$B$1:.$B$35];[Hoja2.$A$1:.$A$35])" office:value-type="float" office:value="14">
            <text:p>14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Purisima</text:p>
          </table:table-cell>
          <table:table-cell office:value-type="string">
            <text:p>Cordoba</text:p>
          </table:table-cell>
          <table:table-cell table:formula="of:=LOOKUP([.C446];[Hoja2.$B$1:.$B$35];[Hoja2.$A$1:.$A$35])" office:value-type="float" office:value="14">
            <text:p>14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Sahagun</text:p>
          </table:table-cell>
          <table:table-cell office:value-type="string">
            <text:p>Cordoba</text:p>
          </table:table-cell>
          <table:table-cell table:formula="of:=LOOKUP([.C447];[Hoja2.$B$1:.$B$35];[Hoja2.$A$1:.$A$35])" office:value-type="float" office:value="14">
            <text:p>14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San Andres Sotavento</text:p>
          </table:table-cell>
          <table:table-cell office:value-type="string">
            <text:p>Cordoba</text:p>
          </table:table-cell>
          <table:table-cell table:formula="of:=LOOKUP([.C448];[Hoja2.$B$1:.$B$35];[Hoja2.$A$1:.$A$35])" office:value-type="float" office:value="14">
            <text:p>14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San Antero</text:p>
          </table:table-cell>
          <table:table-cell office:value-type="string">
            <text:p>Cordoba</text:p>
          </table:table-cell>
          <table:table-cell table:formula="of:=LOOKUP([.C449];[Hoja2.$B$1:.$B$35];[Hoja2.$A$1:.$A$35])" office:value-type="float" office:value="14">
            <text:p>14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San Bernardo Viento</text:p>
          </table:table-cell>
          <table:table-cell office:value-type="string">
            <text:p>Cordoba</text:p>
          </table:table-cell>
          <table:table-cell table:formula="of:=LOOKUP([.C450];[Hoja2.$B$1:.$B$35];[Hoja2.$A$1:.$A$35])" office:value-type="float" office:value="14">
            <text:p>14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San Carlos</text:p>
          </table:table-cell>
          <table:table-cell office:value-type="string">
            <text:p>Cordoba</text:p>
          </table:table-cell>
          <table:table-cell table:formula="of:=LOOKUP([.C451];[Hoja2.$B$1:.$B$35];[Hoja2.$A$1:.$A$35])" office:value-type="float" office:value="14">
            <text:p>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San Pelayo</text:p>
          </table:table-cell>
          <table:table-cell office:value-type="string">
            <text:p>Cordoba</text:p>
          </table:table-cell>
          <table:table-cell table:formula="of:=LOOKUP([.C452];[Hoja2.$B$1:.$B$35];[Hoja2.$A$1:.$A$35])" office:value-type="float" office:value="14">
            <text:p>14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Tierralta</text:p>
          </table:table-cell>
          <table:table-cell office:value-type="string">
            <text:p>Cordoba</text:p>
          </table:table-cell>
          <table:table-cell table:formula="of:=LOOKUP([.C453];[Hoja2.$B$1:.$B$35];[Hoja2.$A$1:.$A$35])" office:value-type="float" office:value="14">
            <text:p>14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Valencia</text:p>
          </table:table-cell>
          <table:table-cell office:value-type="string">
            <text:p>Cordoba</text:p>
          </table:table-cell>
          <table:table-cell table:formula="of:=LOOKUP([.C454];[Hoja2.$B$1:.$B$35];[Hoja2.$A$1:.$A$35])" office:value-type="float" office:value="14">
            <text:p>14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Agua De Dios</text:p>
          </table:table-cell>
          <table:table-cell office:value-type="string">
            <text:p>Cundinamarca</text:p>
          </table:table-cell>
          <table:table-cell table:formula="of:=LOOKUP([.C455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Alban</text:p>
          </table:table-cell>
          <table:table-cell office:value-type="string">
            <text:p>Cundinamarca</text:p>
          </table:table-cell>
          <table:table-cell table:formula="of:=LOOKUP([.C456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Anapoima</text:p>
          </table:table-cell>
          <table:table-cell office:value-type="string">
            <text:p>Cundinamarca</text:p>
          </table:table-cell>
          <table:table-cell table:formula="of:=LOOKUP([.C457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Anolaima</text:p>
          </table:table-cell>
          <table:table-cell office:value-type="string">
            <text:p>Cundinamarca</text:p>
          </table:table-cell>
          <table:table-cell table:formula="of:=LOOKUP([.C458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Arbelaez</text:p>
          </table:table-cell>
          <table:table-cell office:value-type="string">
            <text:p>Cundinamarca</text:p>
          </table:table-cell>
          <table:table-cell table:formula="of:=LOOKUP([.C459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Beltran</text:p>
          </table:table-cell>
          <table:table-cell office:value-type="string">
            <text:p>Cundinamarca</text:p>
          </table:table-cell>
          <table:table-cell table:formula="of:=LOOKUP([.C460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Bituima</text:p>
          </table:table-cell>
          <table:table-cell office:value-type="string">
            <text:p>Cundinamarca</text:p>
          </table:table-cell>
          <table:table-cell table:formula="of:=LOOKUP([.C461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Bojaca</text:p>
          </table:table-cell>
          <table:table-cell office:value-type="string">
            <text:p>Cundinamarca</text:p>
          </table:table-cell>
          <table:table-cell table:formula="of:=LOOKUP([.C462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Cabrera</text:p>
          </table:table-cell>
          <table:table-cell office:value-type="string">
            <text:p>Cundinamarca</text:p>
          </table:table-cell>
          <table:table-cell table:formula="of:=LOOKUP([.C463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Cachipay</text:p>
          </table:table-cell>
          <table:table-cell office:value-type="string">
            <text:p>Cundinamarca</text:p>
          </table:table-cell>
          <table:table-cell table:formula="of:=LOOKUP([.C464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Cajica</text:p>
          </table:table-cell>
          <table:table-cell office:value-type="string">
            <text:p>Cundinamarca</text:p>
          </table:table-cell>
          <table:table-cell table:formula="of:=LOOKUP([.C465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Caparrapi</text:p>
          </table:table-cell>
          <table:table-cell office:value-type="string">
            <text:p>Cundinamarca</text:p>
          </table:table-cell>
          <table:table-cell table:formula="of:=LOOKUP([.C466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Caqueza</text:p>
          </table:table-cell>
          <table:table-cell office:value-type="string">
            <text:p>Cundinamarca</text:p>
          </table:table-cell>
          <table:table-cell table:formula="of:=LOOKUP([.C467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Carmen De Carupa</text:p>
          </table:table-cell>
          <table:table-cell office:value-type="string">
            <text:p>Cundinamarca</text:p>
          </table:table-cell>
          <table:table-cell table:formula="of:=LOOKUP([.C468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Chaguani</text:p>
          </table:table-cell>
          <table:table-cell office:value-type="string">
            <text:p>Cundinamarca</text:p>
          </table:table-cell>
          <table:table-cell table:formula="of:=LOOKUP([.C469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Chia</text:p>
          </table:table-cell>
          <table:table-cell office:value-type="string">
            <text:p>Cundinamarca</text:p>
          </table:table-cell>
          <table:table-cell table:formula="of:=LOOKUP([.C470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Chipaque</text:p>
          </table:table-cell>
          <table:table-cell office:value-type="string">
            <text:p>Cundinamarca</text:p>
          </table:table-cell>
          <table:table-cell table:formula="of:=LOOKUP([.C471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Choachi</text:p>
          </table:table-cell>
          <table:table-cell office:value-type="string">
            <text:p>Cundinamarca</text:p>
          </table:table-cell>
          <table:table-cell table:formula="of:=LOOKUP([.C472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Choconta</text:p>
          </table:table-cell>
          <table:table-cell office:value-type="string">
            <text:p>Cundinamarca</text:p>
          </table:table-cell>
          <table:table-cell table:formula="of:=LOOKUP([.C473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Cogua</text:p>
          </table:table-cell>
          <table:table-cell office:value-type="string">
            <text:p>Cundinamarca</text:p>
          </table:table-cell>
          <table:table-cell table:formula="of:=LOOKUP([.C474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Cota</text:p>
          </table:table-cell>
          <table:table-cell office:value-type="string">
            <text:p>Cundinamarca</text:p>
          </table:table-cell>
          <table:table-cell table:formula="of:=LOOKUP([.C475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Cucunuba</text:p>
          </table:table-cell>
          <table:table-cell office:value-type="string">
            <text:p>Cundinamarca</text:p>
          </table:table-cell>
          <table:table-cell table:formula="of:=LOOKUP([.C476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El Colegio</text:p>
          </table:table-cell>
          <table:table-cell office:value-type="string">
            <text:p>Cundinamarca</text:p>
          </table:table-cell>
          <table:table-cell table:formula="of:=LOOKUP([.C477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El Peñon</text:p>
          </table:table-cell>
          <table:table-cell office:value-type="string">
            <text:p>Cundinamarca</text:p>
          </table:table-cell>
          <table:table-cell table:formula="of:=LOOKUP([.C478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El Rosal</text:p>
          </table:table-cell>
          <table:table-cell office:value-type="string">
            <text:p>Cundinamarca</text:p>
          </table:table-cell>
          <table:table-cell table:formula="of:=LOOKUP([.C479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Facatativa</text:p>
          </table:table-cell>
          <table:table-cell office:value-type="string">
            <text:p>Cundinamarca</text:p>
          </table:table-cell>
          <table:table-cell table:formula="of:=LOOKUP([.C480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Fomeque</text:p>
          </table:table-cell>
          <table:table-cell office:value-type="string">
            <text:p>Cundinamarca</text:p>
          </table:table-cell>
          <table:table-cell table:formula="of:=LOOKUP([.C481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Fosca</text:p>
          </table:table-cell>
          <table:table-cell office:value-type="string">
            <text:p>Cundinamarca</text:p>
          </table:table-cell>
          <table:table-cell table:formula="of:=LOOKUP([.C482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Funza</text:p>
          </table:table-cell>
          <table:table-cell office:value-type="string">
            <text:p>Cundinamarca</text:p>
          </table:table-cell>
          <table:table-cell table:formula="of:=LOOKUP([.C483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Fuquene</text:p>
          </table:table-cell>
          <table:table-cell office:value-type="string">
            <text:p>Cundinamarca</text:p>
          </table:table-cell>
          <table:table-cell table:formula="of:=LOOKUP([.C484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Fusagasuga</text:p>
          </table:table-cell>
          <table:table-cell office:value-type="string">
            <text:p>Cundinamarca</text:p>
          </table:table-cell>
          <table:table-cell table:formula="of:=LOOKUP([.C485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Gachala</text:p>
          </table:table-cell>
          <table:table-cell office:value-type="string">
            <text:p>Cundinamarca</text:p>
          </table:table-cell>
          <table:table-cell table:formula="of:=LOOKUP([.C486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Gachancipa</text:p>
          </table:table-cell>
          <table:table-cell office:value-type="string">
            <text:p>Cundinamarca</text:p>
          </table:table-cell>
          <table:table-cell table:formula="of:=LOOKUP([.C487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Gacheta</text:p>
          </table:table-cell>
          <table:table-cell office:value-type="string">
            <text:p>Cundinamarca</text:p>
          </table:table-cell>
          <table:table-cell table:formula="of:=LOOKUP([.C488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Gama</text:p>
          </table:table-cell>
          <table:table-cell office:value-type="string">
            <text:p>Cundinamarca</text:p>
          </table:table-cell>
          <table:table-cell table:formula="of:=LOOKUP([.C489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Girardot</text:p>
          </table:table-cell>
          <table:table-cell office:value-type="string">
            <text:p>Cundinamarca</text:p>
          </table:table-cell>
          <table:table-cell table:formula="of:=LOOKUP([.C490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Granada</text:p>
          </table:table-cell>
          <table:table-cell office:value-type="string">
            <text:p>Cundinamarca</text:p>
          </table:table-cell>
          <table:table-cell table:formula="of:=LOOKUP([.C491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Guacheta</text:p>
          </table:table-cell>
          <table:table-cell office:value-type="string">
            <text:p>Cundinamarca</text:p>
          </table:table-cell>
          <table:table-cell table:formula="of:=LOOKUP([.C492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Guaduas</text:p>
          </table:table-cell>
          <table:table-cell office:value-type="string">
            <text:p>Cundinamarca</text:p>
          </table:table-cell>
          <table:table-cell table:formula="of:=LOOKUP([.C493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Guasca</text:p>
          </table:table-cell>
          <table:table-cell office:value-type="string">
            <text:p>Cundinamarca</text:p>
          </table:table-cell>
          <table:table-cell table:formula="of:=LOOKUP([.C494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Guataqui</text:p>
          </table:table-cell>
          <table:table-cell office:value-type="string">
            <text:p>Cundinamarca</text:p>
          </table:table-cell>
          <table:table-cell table:formula="of:=LOOKUP([.C495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Guatavita</text:p>
          </table:table-cell>
          <table:table-cell office:value-type="string">
            <text:p>Cundinamarca</text:p>
          </table:table-cell>
          <table:table-cell table:formula="of:=LOOKUP([.C496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Guayabal De Siquima</text:p>
          </table:table-cell>
          <table:table-cell office:value-type="string">
            <text:p>Cundinamarca</text:p>
          </table:table-cell>
          <table:table-cell table:formula="of:=LOOKUP([.C497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Guayabetal</text:p>
          </table:table-cell>
          <table:table-cell office:value-type="string">
            <text:p>Cundinamarca</text:p>
          </table:table-cell>
          <table:table-cell table:formula="of:=LOOKUP([.C498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Gutierrez</text:p>
          </table:table-cell>
          <table:table-cell office:value-type="string">
            <text:p>Cundinamarca</text:p>
          </table:table-cell>
          <table:table-cell table:formula="of:=LOOKUP([.C499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Jerusalen</text:p>
          </table:table-cell>
          <table:table-cell office:value-type="string">
            <text:p>Cundinamarca</text:p>
          </table:table-cell>
          <table:table-cell table:formula="of:=LOOKUP([.C500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Junin</text:p>
          </table:table-cell>
          <table:table-cell office:value-type="string">
            <text:p>Cundinamarca</text:p>
          </table:table-cell>
          <table:table-cell table:formula="of:=LOOKUP([.C501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La Calera</text:p>
          </table:table-cell>
          <table:table-cell office:value-type="string">
            <text:p>Cundinamarca</text:p>
          </table:table-cell>
          <table:table-cell table:formula="of:=LOOKUP([.C502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La Mesa</text:p>
          </table:table-cell>
          <table:table-cell office:value-type="string">
            <text:p>Cundinamarca</text:p>
          </table:table-cell>
          <table:table-cell table:formula="of:=LOOKUP([.C503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La Palma</text:p>
          </table:table-cell>
          <table:table-cell office:value-type="string">
            <text:p>Cundinamarca</text:p>
          </table:table-cell>
          <table:table-cell table:formula="of:=LOOKUP([.C504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La Peña</text:p>
          </table:table-cell>
          <table:table-cell office:value-type="string">
            <text:p>Cundinamarca</text:p>
          </table:table-cell>
          <table:table-cell table:formula="of:=LOOKUP([.C505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La Vega</text:p>
          </table:table-cell>
          <table:table-cell office:value-type="string">
            <text:p>Cundinamarca</text:p>
          </table:table-cell>
          <table:table-cell table:formula="of:=LOOKUP([.C506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Lenguazaque</text:p>
          </table:table-cell>
          <table:table-cell office:value-type="string">
            <text:p>Cundinamarca</text:p>
          </table:table-cell>
          <table:table-cell table:formula="of:=LOOKUP([.C507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Macheta</text:p>
          </table:table-cell>
          <table:table-cell office:value-type="string">
            <text:p>Cundinamarca</text:p>
          </table:table-cell>
          <table:table-cell table:formula="of:=LOOKUP([.C508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Madrid</text:p>
          </table:table-cell>
          <table:table-cell office:value-type="string">
            <text:p>Cundinamarca</text:p>
          </table:table-cell>
          <table:table-cell table:formula="of:=LOOKUP([.C509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Manta</text:p>
          </table:table-cell>
          <table:table-cell office:value-type="string">
            <text:p>Cundinamarca</text:p>
          </table:table-cell>
          <table:table-cell table:formula="of:=LOOKUP([.C510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Medina</text:p>
          </table:table-cell>
          <table:table-cell office:value-type="string">
            <text:p>Cundinamarca</text:p>
          </table:table-cell>
          <table:table-cell table:formula="of:=LOOKUP([.C511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Mosquera</text:p>
          </table:table-cell>
          <table:table-cell office:value-type="string">
            <text:p>Cundinamarca</text:p>
          </table:table-cell>
          <table:table-cell table:formula="of:=LOOKUP([.C512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Nariño</text:p>
          </table:table-cell>
          <table:table-cell office:value-type="string">
            <text:p>Cundinamarca</text:p>
          </table:table-cell>
          <table:table-cell table:formula="of:=LOOKUP([.C513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Nemocon</text:p>
          </table:table-cell>
          <table:table-cell office:value-type="string">
            <text:p>Cundinamarca</text:p>
          </table:table-cell>
          <table:table-cell table:formula="of:=LOOKUP([.C514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Nilo</text:p>
          </table:table-cell>
          <table:table-cell office:value-type="string">
            <text:p>Cundinamarca</text:p>
          </table:table-cell>
          <table:table-cell table:formula="of:=LOOKUP([.C515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Nimaima</text:p>
          </table:table-cell>
          <table:table-cell office:value-type="string">
            <text:p>Cundinamarca</text:p>
          </table:table-cell>
          <table:table-cell table:formula="of:=LOOKUP([.C516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Nocaima</text:p>
          </table:table-cell>
          <table:table-cell office:value-type="string">
            <text:p>Cundinamarca</text:p>
          </table:table-cell>
          <table:table-cell table:formula="of:=LOOKUP([.C517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Venecia (OSPINA Perez)</text:p>
          </table:table-cell>
          <table:table-cell office:value-type="string">
            <text:p>Cundinamarca</text:p>
          </table:table-cell>
          <table:table-cell table:formula="of:=LOOKUP([.C518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Pacho</text:p>
          </table:table-cell>
          <table:table-cell office:value-type="string">
            <text:p>Cundinamarca</text:p>
          </table:table-cell>
          <table:table-cell table:formula="of:=LOOKUP([.C519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Paime</text:p>
          </table:table-cell>
          <table:table-cell office:value-type="string">
            <text:p>Cundinamarca</text:p>
          </table:table-cell>
          <table:table-cell table:formula="of:=LOOKUP([.C520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Pandi</text:p>
          </table:table-cell>
          <table:table-cell office:value-type="string">
            <text:p>Cundinamarca</text:p>
          </table:table-cell>
          <table:table-cell table:formula="of:=LOOKUP([.C521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Paratebueno</text:p>
          </table:table-cell>
          <table:table-cell office:value-type="string">
            <text:p>Cundinamarca</text:p>
          </table:table-cell>
          <table:table-cell table:formula="of:=LOOKUP([.C522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Pasca</text:p>
          </table:table-cell>
          <table:table-cell office:value-type="string">
            <text:p>Cundinamarca</text:p>
          </table:table-cell>
          <table:table-cell table:formula="of:=LOOKUP([.C523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Puerto Salgar</text:p>
          </table:table-cell>
          <table:table-cell office:value-type="string">
            <text:p>Cundinamarca</text:p>
          </table:table-cell>
          <table:table-cell table:formula="of:=LOOKUP([.C524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Puli</text:p>
          </table:table-cell>
          <table:table-cell office:value-type="string">
            <text:p>Cundinamarca</text:p>
          </table:table-cell>
          <table:table-cell table:formula="of:=LOOKUP([.C525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Quebradanegra</text:p>
          </table:table-cell>
          <table:table-cell office:value-type="string">
            <text:p>Cundinamarca</text:p>
          </table:table-cell>
          <table:table-cell table:formula="of:=LOOKUP([.C526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Quetame</text:p>
          </table:table-cell>
          <table:table-cell office:value-type="string">
            <text:p>Cundinamarca</text:p>
          </table:table-cell>
          <table:table-cell table:formula="of:=LOOKUP([.C527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Quipile</text:p>
          </table:table-cell>
          <table:table-cell office:value-type="string">
            <text:p>Cundinamarca</text:p>
          </table:table-cell>
          <table:table-cell table:formula="of:=LOOKUP([.C528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Rafael Reyes</text:p>
          </table:table-cell>
          <table:table-cell office:value-type="string">
            <text:p>Cundinamarca</text:p>
          </table:table-cell>
          <table:table-cell table:formula="of:=LOOKUP([.C529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Ricaurte</text:p>
          </table:table-cell>
          <table:table-cell office:value-type="string">
            <text:p>Cundinamarca</text:p>
          </table:table-cell>
          <table:table-cell table:formula="of:=LOOKUP([.C530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San <text:s/>Antonio Del <text:s/>Tequendama</text:p>
          </table:table-cell>
          <table:table-cell office:value-type="string">
            <text:p>Cundinamarca</text:p>
          </table:table-cell>
          <table:table-cell table:formula="of:=LOOKUP([.C531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San Bernardo</text:p>
          </table:table-cell>
          <table:table-cell office:value-type="string">
            <text:p>Cundinamarca</text:p>
          </table:table-cell>
          <table:table-cell table:formula="of:=LOOKUP([.C532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San Cayetano</text:p>
          </table:table-cell>
          <table:table-cell office:value-type="string">
            <text:p>Cundinamarca</text:p>
          </table:table-cell>
          <table:table-cell table:formula="of:=LOOKUP([.C533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San Francisco</text:p>
          </table:table-cell>
          <table:table-cell office:value-type="string">
            <text:p>Cundinamarca</text:p>
          </table:table-cell>
          <table:table-cell table:formula="of:=LOOKUP([.C534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San Juan De Rioseco</text:p>
          </table:table-cell>
          <table:table-cell office:value-type="string">
            <text:p>Cundinamarca</text:p>
          </table:table-cell>
          <table:table-cell table:formula="of:=LOOKUP([.C535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Sasaima</text:p>
          </table:table-cell>
          <table:table-cell office:value-type="string">
            <text:p>Cundinamarca</text:p>
          </table:table-cell>
          <table:table-cell table:formula="of:=LOOKUP([.C536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Sesquile</text:p>
          </table:table-cell>
          <table:table-cell office:value-type="string">
            <text:p>Cundinamarca</text:p>
          </table:table-cell>
          <table:table-cell table:formula="of:=LOOKUP([.C537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Sibate</text:p>
          </table:table-cell>
          <table:table-cell office:value-type="string">
            <text:p>Cundinamarca</text:p>
          </table:table-cell>
          <table:table-cell table:formula="of:=LOOKUP([.C538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Silvania</text:p>
          </table:table-cell>
          <table:table-cell office:value-type="string">
            <text:p>Cundinamarca</text:p>
          </table:table-cell>
          <table:table-cell table:formula="of:=LOOKUP([.C539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Simijaca</text:p>
          </table:table-cell>
          <table:table-cell office:value-type="string">
            <text:p>Cundinamarca</text:p>
          </table:table-cell>
          <table:table-cell table:formula="of:=LOOKUP([.C540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Soacha</text:p>
          </table:table-cell>
          <table:table-cell office:value-type="string">
            <text:p>Cundinamarca</text:p>
          </table:table-cell>
          <table:table-cell table:formula="of:=LOOKUP([.C541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Sopo</text:p>
          </table:table-cell>
          <table:table-cell office:value-type="string">
            <text:p>Cundinamarca</text:p>
          </table:table-cell>
          <table:table-cell table:formula="of:=LOOKUP([.C542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Subachoque</text:p>
          </table:table-cell>
          <table:table-cell office:value-type="string">
            <text:p>Cundinamarca</text:p>
          </table:table-cell>
          <table:table-cell table:formula="of:=LOOKUP([.C543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Suesca</text:p>
          </table:table-cell>
          <table:table-cell office:value-type="string">
            <text:p>Cundinamarca</text:p>
          </table:table-cell>
          <table:table-cell table:formula="of:=LOOKUP([.C544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Supata</text:p>
          </table:table-cell>
          <table:table-cell office:value-type="string">
            <text:p>Cundinamarca</text:p>
          </table:table-cell>
          <table:table-cell table:formula="of:=LOOKUP([.C545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Susa</text:p>
          </table:table-cell>
          <table:table-cell office:value-type="string">
            <text:p>Cundinamarca</text:p>
          </table:table-cell>
          <table:table-cell table:formula="of:=LOOKUP([.C546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Sutatausa</text:p>
          </table:table-cell>
          <table:table-cell office:value-type="string">
            <text:p>Cundinamarca</text:p>
          </table:table-cell>
          <table:table-cell table:formula="of:=LOOKUP([.C547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Tabio</text:p>
          </table:table-cell>
          <table:table-cell office:value-type="string">
            <text:p>Cundinamarca</text:p>
          </table:table-cell>
          <table:table-cell table:formula="of:=LOOKUP([.C548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Tausa</text:p>
          </table:table-cell>
          <table:table-cell office:value-type="string">
            <text:p>Cundinamarca</text:p>
          </table:table-cell>
          <table:table-cell table:formula="of:=LOOKUP([.C549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Tena</text:p>
          </table:table-cell>
          <table:table-cell office:value-type="string">
            <text:p>Cundinamarca</text:p>
          </table:table-cell>
          <table:table-cell table:formula="of:=LOOKUP([.C550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Tenjo</text:p>
          </table:table-cell>
          <table:table-cell office:value-type="string">
            <text:p>Cundinamarca</text:p>
          </table:table-cell>
          <table:table-cell table:formula="of:=LOOKUP([.C551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Tibacuy</text:p>
          </table:table-cell>
          <table:table-cell office:value-type="string">
            <text:p>Cundinamarca</text:p>
          </table:table-cell>
          <table:table-cell table:formula="of:=LOOKUP([.C552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Tibirita</text:p>
          </table:table-cell>
          <table:table-cell office:value-type="string">
            <text:p>Cundinamarca</text:p>
          </table:table-cell>
          <table:table-cell table:formula="of:=LOOKUP([.C553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Tocaima</text:p>
          </table:table-cell>
          <table:table-cell office:value-type="string">
            <text:p>Cundinamarca</text:p>
          </table:table-cell>
          <table:table-cell table:formula="of:=LOOKUP([.C554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Tocancipa</text:p>
          </table:table-cell>
          <table:table-cell office:value-type="string">
            <text:p>Cundinamarca</text:p>
          </table:table-cell>
          <table:table-cell table:formula="of:=LOOKUP([.C555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Topaipi</text:p>
          </table:table-cell>
          <table:table-cell office:value-type="string">
            <text:p>Cundinamarca</text:p>
          </table:table-cell>
          <table:table-cell table:formula="of:=LOOKUP([.C556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Ubala</text:p>
          </table:table-cell>
          <table:table-cell office:value-type="string">
            <text:p>Cundinamarca</text:p>
          </table:table-cell>
          <table:table-cell table:formula="of:=LOOKUP([.C557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Ubaque</text:p>
          </table:table-cell>
          <table:table-cell office:value-type="string">
            <text:p>Cundinamarca</text:p>
          </table:table-cell>
          <table:table-cell table:formula="of:=LOOKUP([.C558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Ubate</text:p>
          </table:table-cell>
          <table:table-cell office:value-type="string">
            <text:p>Cundinamarca</text:p>
          </table:table-cell>
          <table:table-cell table:formula="of:=LOOKUP([.C559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Une</text:p>
          </table:table-cell>
          <table:table-cell office:value-type="string">
            <text:p>Cundinamarca</text:p>
          </table:table-cell>
          <table:table-cell table:formula="of:=LOOKUP([.C560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Utica</text:p>
          </table:table-cell>
          <table:table-cell office:value-type="string">
            <text:p>Cundinamarca</text:p>
          </table:table-cell>
          <table:table-cell table:formula="of:=LOOKUP([.C561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Vergara</text:p>
          </table:table-cell>
          <table:table-cell office:value-type="string">
            <text:p>Cundinamarca</text:p>
          </table:table-cell>
          <table:table-cell table:formula="of:=LOOKUP([.C562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Viani</text:p>
          </table:table-cell>
          <table:table-cell office:value-type="string">
            <text:p>Cundinamarca</text:p>
          </table:table-cell>
          <table:table-cell table:formula="of:=LOOKUP([.C563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Villagomez</text:p>
          </table:table-cell>
          <table:table-cell office:value-type="string">
            <text:p>Cundinamarca</text:p>
          </table:table-cell>
          <table:table-cell table:formula="of:=LOOKUP([.C564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Villapinzon</text:p>
          </table:table-cell>
          <table:table-cell office:value-type="string">
            <text:p>Cundinamarca</text:p>
          </table:table-cell>
          <table:table-cell table:formula="of:=LOOKUP([.C565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Villeta</text:p>
          </table:table-cell>
          <table:table-cell office:value-type="string">
            <text:p>Cundinamarca</text:p>
          </table:table-cell>
          <table:table-cell table:formula="of:=LOOKUP([.C566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Viota</text:p>
          </table:table-cell>
          <table:table-cell office:value-type="string">
            <text:p>Cundinamarca</text:p>
          </table:table-cell>
          <table:table-cell table:formula="of:=LOOKUP([.C567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Yacopi</text:p>
          </table:table-cell>
          <table:table-cell office:value-type="string">
            <text:p>Cundinamarca</text:p>
          </table:table-cell>
          <table:table-cell table:formula="of:=LOOKUP([.C568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Zipacon</text:p>
          </table:table-cell>
          <table:table-cell office:value-type="string">
            <text:p>Cundinamarca</text:p>
          </table:table-cell>
          <table:table-cell table:formula="of:=LOOKUP([.C569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Zipaquira</text:p>
          </table:table-cell>
          <table:table-cell office:value-type="string">
            <text:p>Cundinamarca</text:p>
          </table:table-cell>
          <table:table-cell table:formula="of:=LOOKUP([.C570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string">
            <text:p>Quibdo</text:p>
          </table:table-cell>
          <table:table-cell office:value-type="string">
            <text:p>Choco</text:p>
          </table:table-cell>
          <table:table-cell table:formula="of:=LOOKUP([.C571];[Hoja2.$B$1:.$B$35];[Hoja2.$A$1:.$A$35])" office:value-type="float" office:value="13">
            <text:p>13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Acandi</text:p>
          </table:table-cell>
          <table:table-cell office:value-type="string">
            <text:p>Choco</text:p>
          </table:table-cell>
          <table:table-cell table:formula="of:=LOOKUP([.C572];[Hoja2.$B$1:.$B$35];[Hoja2.$A$1:.$A$35])" office:value-type="float" office:value="13">
            <text:p>13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Alto Baudo (PIE De Pato)</text:p>
          </table:table-cell>
          <table:table-cell office:value-type="string">
            <text:p>Choco</text:p>
          </table:table-cell>
          <table:table-cell table:formula="of:=LOOKUP([.C573];[Hoja2.$B$1:.$B$35];[Hoja2.$A$1:.$A$35])" office:value-type="float" office:value="13">
            <text:p>13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Atrato</text:p>
          </table:table-cell>
          <table:table-cell office:value-type="string">
            <text:p>Choco</text:p>
          </table:table-cell>
          <table:table-cell table:formula="of:=LOOKUP([.C574];[Hoja2.$B$1:.$B$35];[Hoja2.$A$1:.$A$35])" office:value-type="float" office:value="13">
            <text:p>13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Bagado</text:p>
          </table:table-cell>
          <table:table-cell office:value-type="string">
            <text:p>Choco</text:p>
          </table:table-cell>
          <table:table-cell table:formula="of:=LOOKUP([.C575];[Hoja2.$B$1:.$B$35];[Hoja2.$A$1:.$A$35])" office:value-type="float" office:value="13">
            <text:p>13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Bahia Solano (MUTIS)</text:p>
          </table:table-cell>
          <table:table-cell office:value-type="string">
            <text:p>Choco</text:p>
          </table:table-cell>
          <table:table-cell table:formula="of:=LOOKUP([.C576];[Hoja2.$B$1:.$B$35];[Hoja2.$A$1:.$A$35])" office:value-type="float" office:value="13">
            <text:p>13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Bajo Baudo (PIZARRO)</text:p>
          </table:table-cell>
          <table:table-cell office:value-type="string">
            <text:p>Choco</text:p>
          </table:table-cell>
          <table:table-cell table:formula="of:=LOOKUP([.C577];[Hoja2.$B$1:.$B$35];[Hoja2.$A$1:.$A$35])" office:value-type="float" office:value="13">
            <text:p>13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Bojaya (BELLAVISTA)</text:p>
          </table:table-cell>
          <table:table-cell office:value-type="string">
            <text:p>Choco</text:p>
          </table:table-cell>
          <table:table-cell table:formula="of:=LOOKUP([.C578];[Hoja2.$B$1:.$B$35];[Hoja2.$A$1:.$A$35])" office:value-type="float" office:value="13">
            <text:p>13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Canton De San Pablo</text:p>
          </table:table-cell>
          <table:table-cell office:value-type="string">
            <text:p>Choco</text:p>
          </table:table-cell>
          <table:table-cell table:formula="of:=LOOKUP([.C579];[Hoja2.$B$1:.$B$35];[Hoja2.$A$1:.$A$35])" office:value-type="float" office:value="13">
            <text:p>13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Carmen Del Darien</text:p>
          </table:table-cell>
          <table:table-cell office:value-type="string">
            <text:p>Choco</text:p>
          </table:table-cell>
          <table:table-cell table:formula="of:=LOOKUP([.C580];[Hoja2.$B$1:.$B$35];[Hoja2.$A$1:.$A$35])" office:value-type="float" office:value="13">
            <text:p>13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Certegui</text:p>
          </table:table-cell>
          <table:table-cell office:value-type="string">
            <text:p>Choco</text:p>
          </table:table-cell>
          <table:table-cell table:formula="of:=LOOKUP([.C581];[Hoja2.$B$1:.$B$35];[Hoja2.$A$1:.$A$35])" office:value-type="float" office:value="13">
            <text:p>13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Condoto</text:p>
          </table:table-cell>
          <table:table-cell office:value-type="string">
            <text:p>Choco</text:p>
          </table:table-cell>
          <table:table-cell table:formula="of:=LOOKUP([.C582];[Hoja2.$B$1:.$B$35];[Hoja2.$A$1:.$A$35])" office:value-type="float" office:value="13">
            <text:p>13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El Carmen</text:p>
          </table:table-cell>
          <table:table-cell office:value-type="string">
            <text:p>Choco</text:p>
          </table:table-cell>
          <table:table-cell table:formula="of:=LOOKUP([.C583];[Hoja2.$B$1:.$B$35];[Hoja2.$A$1:.$A$35])" office:value-type="float" office:value="13">
            <text:p>13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Litoral Del San Juan</text:p>
          </table:table-cell>
          <table:table-cell office:value-type="string">
            <text:p>Choco</text:p>
          </table:table-cell>
          <table:table-cell table:formula="of:=LOOKUP([.C584];[Hoja2.$B$1:.$B$35];[Hoja2.$A$1:.$A$35])" office:value-type="float" office:value="13">
            <text:p>13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Istmina</text:p>
          </table:table-cell>
          <table:table-cell office:value-type="string">
            <text:p>Choco</text:p>
          </table:table-cell>
          <table:table-cell table:formula="of:=LOOKUP([.C585];[Hoja2.$B$1:.$B$35];[Hoja2.$A$1:.$A$35])" office:value-type="float" office:value="13">
            <text:p>13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Jurado</text:p>
          </table:table-cell>
          <table:table-cell office:value-type="string">
            <text:p>Choco</text:p>
          </table:table-cell>
          <table:table-cell table:formula="of:=LOOKUP([.C586];[Hoja2.$B$1:.$B$35];[Hoja2.$A$1:.$A$35])" office:value-type="float" office:value="13">
            <text:p>13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Lloro</text:p>
          </table:table-cell>
          <table:table-cell office:value-type="string">
            <text:p>Choco</text:p>
          </table:table-cell>
          <table:table-cell table:formula="of:=LOOKUP([.C587];[Hoja2.$B$1:.$B$35];[Hoja2.$A$1:.$A$35])" office:value-type="float" office:value="13">
            <text:p>13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Medio Atrato</text:p>
          </table:table-cell>
          <table:table-cell office:value-type="string">
            <text:p>Choco</text:p>
          </table:table-cell>
          <table:table-cell table:formula="of:=LOOKUP([.C588];[Hoja2.$B$1:.$B$35];[Hoja2.$A$1:.$A$35])" office:value-type="float" office:value="13">
            <text:p>13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Medio Baudo</text:p>
          </table:table-cell>
          <table:table-cell office:value-type="string">
            <text:p>Choco</text:p>
          </table:table-cell>
          <table:table-cell table:formula="of:=LOOKUP([.C589];[Hoja2.$B$1:.$B$35];[Hoja2.$A$1:.$A$35])" office:value-type="float" office:value="13">
            <text:p>13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Medio San Juan</text:p>
          </table:table-cell>
          <table:table-cell office:value-type="string">
            <text:p>Choco</text:p>
          </table:table-cell>
          <table:table-cell table:formula="of:=LOOKUP([.C590];[Hoja2.$B$1:.$B$35];[Hoja2.$A$1:.$A$35])" office:value-type="float" office:value="13">
            <text:p>13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Novita</text:p>
          </table:table-cell>
          <table:table-cell office:value-type="string">
            <text:p>Choco</text:p>
          </table:table-cell>
          <table:table-cell table:formula="of:=LOOKUP([.C591];[Hoja2.$B$1:.$B$35];[Hoja2.$A$1:.$A$35])" office:value-type="float" office:value="13">
            <text:p>13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Nuqui</text:p>
          </table:table-cell>
          <table:table-cell office:value-type="string">
            <text:p>Choco</text:p>
          </table:table-cell>
          <table:table-cell table:formula="of:=LOOKUP([.C592];[Hoja2.$B$1:.$B$35];[Hoja2.$A$1:.$A$35])" office:value-type="float" office:value="13">
            <text:p>13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Rio Iro</text:p>
          </table:table-cell>
          <table:table-cell office:value-type="string">
            <text:p>Choco</text:p>
          </table:table-cell>
          <table:table-cell table:formula="of:=LOOKUP([.C593];[Hoja2.$B$1:.$B$35];[Hoja2.$A$1:.$A$35])" office:value-type="float" office:value="13">
            <text:p>13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Rio Quito</text:p>
          </table:table-cell>
          <table:table-cell office:value-type="string">
            <text:p>Choco</text:p>
          </table:table-cell>
          <table:table-cell table:formula="of:=LOOKUP([.C594];[Hoja2.$B$1:.$B$35];[Hoja2.$A$1:.$A$35])" office:value-type="float" office:value="13">
            <text:p>13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Riosucio</text:p>
          </table:table-cell>
          <table:table-cell office:value-type="string">
            <text:p>Choco</text:p>
          </table:table-cell>
          <table:table-cell table:formula="of:=LOOKUP([.C595];[Hoja2.$B$1:.$B$35];[Hoja2.$A$1:.$A$35])" office:value-type="float" office:value="13">
            <text:p>13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San Jose Del Palmar</text:p>
          </table:table-cell>
          <table:table-cell office:value-type="string">
            <text:p>Choco</text:p>
          </table:table-cell>
          <table:table-cell table:formula="of:=LOOKUP([.C596];[Hoja2.$B$1:.$B$35];[Hoja2.$A$1:.$A$35])" office:value-type="float" office:value="13">
            <text:p>13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Sipi</text:p>
          </table:table-cell>
          <table:table-cell office:value-type="string">
            <text:p>Choco</text:p>
          </table:table-cell>
          <table:table-cell table:formula="of:=LOOKUP([.C597];[Hoja2.$B$1:.$B$35];[Hoja2.$A$1:.$A$35])" office:value-type="float" office:value="13">
            <text:p>13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string">
            <text:p>Tado</text:p>
          </table:table-cell>
          <table:table-cell office:value-type="string">
            <text:p>Choco</text:p>
          </table:table-cell>
          <table:table-cell table:formula="of:=LOOKUP([.C598];[Hoja2.$B$1:.$B$35];[Hoja2.$A$1:.$A$35])" office:value-type="float" office:value="13">
            <text:p>13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Unguia</text:p>
          </table:table-cell>
          <table:table-cell office:value-type="string">
            <text:p>Choco</text:p>
          </table:table-cell>
          <table:table-cell table:formula="of:=LOOKUP([.C599];[Hoja2.$B$1:.$B$35];[Hoja2.$A$1:.$A$35])" office:value-type="float" office:value="13">
            <text:p>13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Union Panamericana</text:p>
          </table:table-cell>
          <table:table-cell office:value-type="string">
            <text:p>Choco</text:p>
          </table:table-cell>
          <table:table-cell table:formula="of:=LOOKUP([.C600];[Hoja2.$B$1:.$B$35];[Hoja2.$A$1:.$A$35])" office:value-type="float" office:value="13">
            <text:p>13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Neiva</text:p>
          </table:table-cell>
          <table:table-cell office:value-type="string">
            <text:p>Huila</text:p>
          </table:table-cell>
          <table:table-cell table:formula="of:=LOOKUP([.C601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cevedo</text:p>
          </table:table-cell>
          <table:table-cell office:value-type="string">
            <text:p>Huila</text:p>
          </table:table-cell>
          <table:table-cell table:formula="of:=LOOKUP([.C602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Agrado</text:p>
          </table:table-cell>
          <table:table-cell office:value-type="string">
            <text:p>Huila</text:p>
          </table:table-cell>
          <table:table-cell table:formula="of:=LOOKUP([.C603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Aipe</text:p>
          </table:table-cell>
          <table:table-cell office:value-type="string">
            <text:p>Huila</text:p>
          </table:table-cell>
          <table:table-cell table:formula="of:=LOOKUP([.C604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Algeciras</text:p>
          </table:table-cell>
          <table:table-cell office:value-type="string">
            <text:p>Huila</text:p>
          </table:table-cell>
          <table:table-cell table:formula="of:=LOOKUP([.C605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Altamira</text:p>
          </table:table-cell>
          <table:table-cell office:value-type="string">
            <text:p>Huila</text:p>
          </table:table-cell>
          <table:table-cell table:formula="of:=LOOKUP([.C606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Baraya</text:p>
          </table:table-cell>
          <table:table-cell office:value-type="string">
            <text:p>Huila</text:p>
          </table:table-cell>
          <table:table-cell table:formula="of:=LOOKUP([.C607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Campoalegre</text:p>
          </table:table-cell>
          <table:table-cell office:value-type="string">
            <text:p>Huila</text:p>
          </table:table-cell>
          <table:table-cell table:formula="of:=LOOKUP([.C608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Colombia</text:p>
          </table:table-cell>
          <table:table-cell office:value-type="string">
            <text:p>Huila</text:p>
          </table:table-cell>
          <table:table-cell table:formula="of:=LOOKUP([.C609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Elias</text:p>
          </table:table-cell>
          <table:table-cell office:value-type="string">
            <text:p>Huila</text:p>
          </table:table-cell>
          <table:table-cell table:formula="of:=LOOKUP([.C610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Garzon</text:p>
          </table:table-cell>
          <table:table-cell office:value-type="string">
            <text:p>Huila</text:p>
          </table:table-cell>
          <table:table-cell table:formula="of:=LOOKUP([.C611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Gigante</text:p>
          </table:table-cell>
          <table:table-cell office:value-type="string">
            <text:p>Huila</text:p>
          </table:table-cell>
          <table:table-cell table:formula="of:=LOOKUP([.C612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Guadalupe</text:p>
          </table:table-cell>
          <table:table-cell office:value-type="string">
            <text:p>Huila</text:p>
          </table:table-cell>
          <table:table-cell table:formula="of:=LOOKUP([.C613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Hobo</text:p>
          </table:table-cell>
          <table:table-cell office:value-type="string">
            <text:p>Huila</text:p>
          </table:table-cell>
          <table:table-cell table:formula="of:=LOOKUP([.C614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Iquira</text:p>
          </table:table-cell>
          <table:table-cell office:value-type="string">
            <text:p>Huila</text:p>
          </table:table-cell>
          <table:table-cell table:formula="of:=LOOKUP([.C615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Isnos</text:p>
          </table:table-cell>
          <table:table-cell office:value-type="string">
            <text:p>Huila</text:p>
          </table:table-cell>
          <table:table-cell table:formula="of:=LOOKUP([.C616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La Argentina</text:p>
          </table:table-cell>
          <table:table-cell office:value-type="string">
            <text:p>Huila</text:p>
          </table:table-cell>
          <table:table-cell table:formula="of:=LOOKUP([.C617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La Plata</text:p>
          </table:table-cell>
          <table:table-cell office:value-type="string">
            <text:p>Huila</text:p>
          </table:table-cell>
          <table:table-cell table:formula="of:=LOOKUP([.C618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Nataga</text:p>
          </table:table-cell>
          <table:table-cell office:value-type="string">
            <text:p>Huila</text:p>
          </table:table-cell>
          <table:table-cell table:formula="of:=LOOKUP([.C619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Oporapa</text:p>
          </table:table-cell>
          <table:table-cell office:value-type="string">
            <text:p>Huila</text:p>
          </table:table-cell>
          <table:table-cell table:formula="of:=LOOKUP([.C620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Paicol</text:p>
          </table:table-cell>
          <table:table-cell office:value-type="string">
            <text:p>Huila</text:p>
          </table:table-cell>
          <table:table-cell table:formula="of:=LOOKUP([.C621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Palermo</text:p>
          </table:table-cell>
          <table:table-cell office:value-type="string">
            <text:p>Huila</text:p>
          </table:table-cell>
          <table:table-cell table:formula="of:=LOOKUP([.C622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Palestina</text:p>
          </table:table-cell>
          <table:table-cell office:value-type="string">
            <text:p>Huila</text:p>
          </table:table-cell>
          <table:table-cell table:formula="of:=LOOKUP([.C623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Pital</text:p>
          </table:table-cell>
          <table:table-cell office:value-type="string">
            <text:p>Huila</text:p>
          </table:table-cell>
          <table:table-cell table:formula="of:=LOOKUP([.C624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Pitalito</text:p>
          </table:table-cell>
          <table:table-cell office:value-type="string">
            <text:p>Huila</text:p>
          </table:table-cell>
          <table:table-cell table:formula="of:=LOOKUP([.C625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Rivera</text:p>
          </table:table-cell>
          <table:table-cell office:value-type="string">
            <text:p>Huila</text:p>
          </table:table-cell>
          <table:table-cell table:formula="of:=LOOKUP([.C626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Saladoblanco</text:p>
          </table:table-cell>
          <table:table-cell office:value-type="string">
            <text:p>Huila</text:p>
          </table:table-cell>
          <table:table-cell table:formula="of:=LOOKUP([.C627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San Agustin</text:p>
          </table:table-cell>
          <table:table-cell office:value-type="string">
            <text:p>Huila</text:p>
          </table:table-cell>
          <table:table-cell table:formula="of:=LOOKUP([.C628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Santa Maria</text:p>
          </table:table-cell>
          <table:table-cell office:value-type="string">
            <text:p>Huila</text:p>
          </table:table-cell>
          <table:table-cell table:formula="of:=LOOKUP([.C629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Suaza</text:p>
          </table:table-cell>
          <table:table-cell office:value-type="string">
            <text:p>Huila</text:p>
          </table:table-cell>
          <table:table-cell table:formula="of:=LOOKUP([.C630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Tarqui</text:p>
          </table:table-cell>
          <table:table-cell office:value-type="string">
            <text:p>Huila</text:p>
          </table:table-cell>
          <table:table-cell table:formula="of:=LOOKUP([.C631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Tesalia</text:p>
          </table:table-cell>
          <table:table-cell office:value-type="string">
            <text:p>Huila</text:p>
          </table:table-cell>
          <table:table-cell table:formula="of:=LOOKUP([.C632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Tello</text:p>
          </table:table-cell>
          <table:table-cell office:value-type="string">
            <text:p>Huila</text:p>
          </table:table-cell>
          <table:table-cell table:formula="of:=LOOKUP([.C633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Teruel</text:p>
          </table:table-cell>
          <table:table-cell office:value-type="string">
            <text:p>Huila</text:p>
          </table:table-cell>
          <table:table-cell table:formula="of:=LOOKUP([.C634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Timana</text:p>
          </table:table-cell>
          <table:table-cell office:value-type="string">
            <text:p>Huila</text:p>
          </table:table-cell>
          <table:table-cell table:formula="of:=LOOKUP([.C635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Villavieja</text:p>
          </table:table-cell>
          <table:table-cell office:value-type="string">
            <text:p>Huila</text:p>
          </table:table-cell>
          <table:table-cell table:formula="of:=LOOKUP([.C636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string">
            <text:p>Yaguara</text:p>
          </table:table-cell>
          <table:table-cell office:value-type="string">
            <text:p>Huila</text:p>
          </table:table-cell>
          <table:table-cell table:formula="of:=LOOKUP([.C637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Riohacha</text:p>
          </table:table-cell>
          <table:table-cell office:value-type="string">
            <text:p>Guajir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Albania</text:p>
          </table:table-cell>
          <table:table-cell office:value-type="string">
            <text:p>Guajir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Barrancas</text:p>
          </table:table-cell>
          <table:table-cell office:value-type="string">
            <text:p>Guajir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Dibulla</text:p>
          </table:table-cell>
          <table:table-cell office:value-type="string">
            <text:p>Guajira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float" office:value="643">
            <text:p>643</text:p>
          </table:table-cell>
          <table:table-cell office:value-type="string">
            <text:p>Distraccion</text:p>
          </table:table-cell>
          <table:table-cell office:value-type="string">
            <text:p>Guajir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El Molino</text:p>
          </table:table-cell>
          <table:table-cell office:value-type="string">
            <text:p>Guajir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Fonseca</text:p>
          </table:table-cell>
          <table:table-cell office:value-type="string">
            <text:p>Guajir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Hatonuevo</text:p>
          </table:table-cell>
          <table:table-cell office:value-type="string">
            <text:p>Guajir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La Jagua Del Pilar</text:p>
          </table:table-cell>
          <table:table-cell office:value-type="string">
            <text:p>Guajir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Maicao</text:p>
          </table:table-cell>
          <table:table-cell office:value-type="string">
            <text:p>Guajir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Manaure</text:p>
          </table:table-cell>
          <table:table-cell office:value-type="string">
            <text:p>Guajir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San Juan Del Cesar</text:p>
          </table:table-cell>
          <table:table-cell office:value-type="string">
            <text:p>Guajir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Uribia</text:p>
          </table:table-cell>
          <table:table-cell office:value-type="string">
            <text:p>Guajir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Urumita</text:p>
          </table:table-cell>
          <table:table-cell office:value-type="string">
            <text:p>Guajir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string">
            <text:p>Villanueva</text:p>
          </table:table-cell>
          <table:table-cell office:value-type="string">
            <text:p>Guajir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Santa Marta</text:p>
          </table:table-cell>
          <table:table-cell table:style-name="ce1" office:value-type="string">
            <text:p>Magdalena</text:p>
          </table:table-cell>
          <table:table-cell table:formula="of:=LOOKUP([.C653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Algarrobo</text:p>
          </table:table-cell>
          <table:table-cell office:value-type="string">
            <text:p>Magdalena</text:p>
          </table:table-cell>
          <table:table-cell table:formula="of:=LOOKUP([.C654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Aracataca</text:p>
          </table:table-cell>
          <table:table-cell office:value-type="string">
            <text:p>Magdalena</text:p>
          </table:table-cell>
          <table:table-cell table:formula="of:=LOOKUP([.C655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Ariguani</text:p>
          </table:table-cell>
          <table:table-cell office:value-type="string">
            <text:p>Magdalena</text:p>
          </table:table-cell>
          <table:table-cell table:formula="of:=LOOKUP([.C656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Cerro San Antonio</text:p>
          </table:table-cell>
          <table:table-cell office:value-type="string">
            <text:p>Magdalena</text:p>
          </table:table-cell>
          <table:table-cell table:formula="of:=LOOKUP([.C657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string">
            <text:p>Chivolo</text:p>
          </table:table-cell>
          <table:table-cell office:value-type="string">
            <text:p>Magdalena</text:p>
          </table:table-cell>
          <table:table-cell table:formula="of:=LOOKUP([.C658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Cienaga</text:p>
          </table:table-cell>
          <table:table-cell office:value-type="string">
            <text:p>Magdalena</text:p>
          </table:table-cell>
          <table:table-cell table:formula="of:=LOOKUP([.C659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Concordia</text:p>
          </table:table-cell>
          <table:table-cell office:value-type="string">
            <text:p>Magdalena</text:p>
          </table:table-cell>
          <table:table-cell table:formula="of:=LOOKUP([.C660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El Banco</text:p>
          </table:table-cell>
          <table:table-cell office:value-type="string">
            <text:p>Magdalena</text:p>
          </table:table-cell>
          <table:table-cell table:formula="of:=LOOKUP([.C661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El Piñon</text:p>
          </table:table-cell>
          <table:table-cell office:value-type="string">
            <text:p>Magdalena</text:p>
          </table:table-cell>
          <table:table-cell table:formula="of:=LOOKUP([.C662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El Reten</text:p>
          </table:table-cell>
          <table:table-cell office:value-type="string">
            <text:p>Magdalena</text:p>
          </table:table-cell>
          <table:table-cell table:formula="of:=LOOKUP([.C663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string">
            <text:p>Fundacion</text:p>
          </table:table-cell>
          <table:table-cell office:value-type="string">
            <text:p>Magdalena</text:p>
          </table:table-cell>
          <table:table-cell table:formula="of:=LOOKUP([.C664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Guamal</text:p>
          </table:table-cell>
          <table:table-cell office:value-type="string">
            <text:p>Magdalena</text:p>
          </table:table-cell>
          <table:table-cell table:formula="of:=LOOKUP([.C665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Nueva Granada</text:p>
          </table:table-cell>
          <table:table-cell office:value-type="string">
            <text:p>Magdalena</text:p>
          </table:table-cell>
          <table:table-cell table:formula="of:=LOOKUP([.C666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Pedraza</text:p>
          </table:table-cell>
          <table:table-cell office:value-type="string">
            <text:p>Magdalena</text:p>
          </table:table-cell>
          <table:table-cell table:formula="of:=LOOKUP([.C667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Pijiño Del Carmen</text:p>
          </table:table-cell>
          <table:table-cell office:value-type="string">
            <text:p>Magdalena</text:p>
          </table:table-cell>
          <table:table-cell table:formula="of:=LOOKUP([.C668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Pivijay</text:p>
          </table:table-cell>
          <table:table-cell office:value-type="string">
            <text:p>Magdalena</text:p>
          </table:table-cell>
          <table:table-cell table:formula="of:=LOOKUP([.C669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Plato</text:p>
          </table:table-cell>
          <table:table-cell office:value-type="string">
            <text:p>Magdalena</text:p>
          </table:table-cell>
          <table:table-cell table:formula="of:=LOOKUP([.C670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Puebloviejo</text:p>
          </table:table-cell>
          <table:table-cell office:value-type="string">
            <text:p>Magdalena</text:p>
          </table:table-cell>
          <table:table-cell table:formula="of:=LOOKUP([.C671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Remolino</text:p>
          </table:table-cell>
          <table:table-cell office:value-type="string">
            <text:p>Magdalena</text:p>
          </table:table-cell>
          <table:table-cell table:formula="of:=LOOKUP([.C672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Sabanas De San Angel</text:p>
          </table:table-cell>
          <table:table-cell office:value-type="string">
            <text:p>Magdalena</text:p>
          </table:table-cell>
          <table:table-cell table:formula="of:=LOOKUP([.C673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Salamina</text:p>
          </table:table-cell>
          <table:table-cell office:value-type="string">
            <text:p>Magdalena</text:p>
          </table:table-cell>
          <table:table-cell table:formula="of:=LOOKUP([.C674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San Sebastian De Buenavista</text:p>
          </table:table-cell>
          <table:table-cell office:value-type="string">
            <text:p>Magdalena</text:p>
          </table:table-cell>
          <table:table-cell table:formula="of:=LOOKUP([.C675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San Zenon</text:p>
          </table:table-cell>
          <table:table-cell office:value-type="string">
            <text:p>Magdalena</text:p>
          </table:table-cell>
          <table:table-cell table:formula="of:=LOOKUP([.C676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Santa Ana</text:p>
          </table:table-cell>
          <table:table-cell office:value-type="string">
            <text:p>Magdalena</text:p>
          </table:table-cell>
          <table:table-cell table:formula="of:=LOOKUP([.C677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Santa Barbara De Pinto</text:p>
          </table:table-cell>
          <table:table-cell office:value-type="string">
            <text:p>Magdalena</text:p>
          </table:table-cell>
          <table:table-cell table:formula="of:=LOOKUP([.C678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Sitionuevo</text:p>
          </table:table-cell>
          <table:table-cell office:value-type="string">
            <text:p>Magdalena</text:p>
          </table:table-cell>
          <table:table-cell table:formula="of:=LOOKUP([.C679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Tenerife</text:p>
          </table:table-cell>
          <table:table-cell office:value-type="string">
            <text:p>Magdalena</text:p>
          </table:table-cell>
          <table:table-cell table:formula="of:=LOOKUP([.C680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Zapayan</text:p>
          </table:table-cell>
          <table:table-cell office:value-type="string">
            <text:p>Magdalena</text:p>
          </table:table-cell>
          <table:table-cell table:formula="of:=LOOKUP([.C681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Zona Bananera</text:p>
          </table:table-cell>
          <table:table-cell office:value-type="string">
            <text:p>Magdalena</text:p>
          </table:table-cell>
          <table:table-cell table:formula="of:=LOOKUP([.C682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Villavicencio</text:p>
          </table:table-cell>
          <table:table-cell office:value-type="string">
            <text:p>Meta</text:p>
          </table:table-cell>
          <table:table-cell table:formula="of:=LOOKUP([.C683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Acacias</text:p>
          </table:table-cell>
          <table:table-cell office:value-type="string">
            <text:p>Meta</text:p>
          </table:table-cell>
          <table:table-cell table:formula="of:=LOOKUP([.C684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Barranca De Upia</text:p>
          </table:table-cell>
          <table:table-cell office:value-type="string">
            <text:p>Meta</text:p>
          </table:table-cell>
          <table:table-cell table:formula="of:=LOOKUP([.C685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Cabuyaro</text:p>
          </table:table-cell>
          <table:table-cell office:value-type="string">
            <text:p>Meta</text:p>
          </table:table-cell>
          <table:table-cell table:formula="of:=LOOKUP([.C686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Castilla La Nueva</text:p>
          </table:table-cell>
          <table:table-cell office:value-type="string">
            <text:p>Meta</text:p>
          </table:table-cell>
          <table:table-cell table:formula="of:=LOOKUP([.C687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Cubarral</text:p>
          </table:table-cell>
          <table:table-cell office:value-type="string">
            <text:p>Meta</text:p>
          </table:table-cell>
          <table:table-cell table:formula="of:=LOOKUP([.C688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Cumaral</text:p>
          </table:table-cell>
          <table:table-cell office:value-type="string">
            <text:p>Meta</text:p>
          </table:table-cell>
          <table:table-cell table:formula="of:=LOOKUP([.C689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El Calvario</text:p>
          </table:table-cell>
          <table:table-cell office:value-type="string">
            <text:p>Meta</text:p>
          </table:table-cell>
          <table:table-cell table:formula="of:=LOOKUP([.C690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El Castillo</text:p>
          </table:table-cell>
          <table:table-cell office:value-type="string">
            <text:p>Meta</text:p>
          </table:table-cell>
          <table:table-cell table:formula="of:=LOOKUP([.C691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El Dorado</text:p>
          </table:table-cell>
          <table:table-cell office:value-type="string">
            <text:p>Meta</text:p>
          </table:table-cell>
          <table:table-cell table:formula="of:=LOOKUP([.C692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Fuente De Oro</text:p>
          </table:table-cell>
          <table:table-cell office:value-type="string">
            <text:p>Meta</text:p>
          </table:table-cell>
          <table:table-cell table:formula="of:=LOOKUP([.C693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Granada</text:p>
          </table:table-cell>
          <table:table-cell office:value-type="string">
            <text:p>Meta</text:p>
          </table:table-cell>
          <table:table-cell table:formula="of:=LOOKUP([.C694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Guamal</text:p>
          </table:table-cell>
          <table:table-cell office:value-type="string">
            <text:p>Meta</text:p>
          </table:table-cell>
          <table:table-cell table:formula="of:=LOOKUP([.C695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Mapiripan</text:p>
          </table:table-cell>
          <table:table-cell office:value-type="string">
            <text:p>Meta</text:p>
          </table:table-cell>
          <table:table-cell table:formula="of:=LOOKUP([.C696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Mesetas</text:p>
          </table:table-cell>
          <table:table-cell office:value-type="string">
            <text:p>Meta</text:p>
          </table:table-cell>
          <table:table-cell table:formula="of:=LOOKUP([.C697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La Macarena</text:p>
          </table:table-cell>
          <table:table-cell office:value-type="string">
            <text:p>Meta</text:p>
          </table:table-cell>
          <table:table-cell table:formula="of:=LOOKUP([.C698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La Uribe</text:p>
          </table:table-cell>
          <table:table-cell office:value-type="string">
            <text:p>Meta</text:p>
          </table:table-cell>
          <table:table-cell table:formula="of:=LOOKUP([.C699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Lejanias</text:p>
          </table:table-cell>
          <table:table-cell office:value-type="string">
            <text:p>Meta</text:p>
          </table:table-cell>
          <table:table-cell table:formula="of:=LOOKUP([.C700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Puerto Concordia</text:p>
          </table:table-cell>
          <table:table-cell office:value-type="string">
            <text:p>Meta</text:p>
          </table:table-cell>
          <table:table-cell table:formula="of:=LOOKUP([.C701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Puerto Gaitan</text:p>
          </table:table-cell>
          <table:table-cell office:value-type="string">
            <text:p>Meta</text:p>
          </table:table-cell>
          <table:table-cell table:formula="of:=LOOKUP([.C702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Puerto Lopez</text:p>
          </table:table-cell>
          <table:table-cell office:value-type="string">
            <text:p>Meta</text:p>
          </table:table-cell>
          <table:table-cell table:formula="of:=LOOKUP([.C703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Puerto Lleras</text:p>
          </table:table-cell>
          <table:table-cell office:value-type="string">
            <text:p>Meta</text:p>
          </table:table-cell>
          <table:table-cell table:formula="of:=LOOKUP([.C704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Puerto Rico</text:p>
          </table:table-cell>
          <table:table-cell office:value-type="string">
            <text:p>Meta</text:p>
          </table:table-cell>
          <table:table-cell table:formula="of:=LOOKUP([.C705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Restrepo</text:p>
          </table:table-cell>
          <table:table-cell office:value-type="string">
            <text:p>Meta</text:p>
          </table:table-cell>
          <table:table-cell table:formula="of:=LOOKUP([.C706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San Carlos De Guaroa</text:p>
          </table:table-cell>
          <table:table-cell office:value-type="string">
            <text:p>Meta</text:p>
          </table:table-cell>
          <table:table-cell table:formula="of:=LOOKUP([.C707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San Juan De Arama</text:p>
          </table:table-cell>
          <table:table-cell office:value-type="string">
            <text:p>Meta</text:p>
          </table:table-cell>
          <table:table-cell table:formula="of:=LOOKUP([.C708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San Juanito</text:p>
          </table:table-cell>
          <table:table-cell office:value-type="string">
            <text:p>Meta</text:p>
          </table:table-cell>
          <table:table-cell table:formula="of:=LOOKUP([.C709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San Martin</text:p>
          </table:table-cell>
          <table:table-cell office:value-type="string">
            <text:p>Meta</text:p>
          </table:table-cell>
          <table:table-cell table:formula="of:=LOOKUP([.C710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Vista Hermosa</text:p>
          </table:table-cell>
          <table:table-cell office:value-type="string">
            <text:p>Meta</text:p>
          </table:table-cell>
          <table:table-cell table:formula="of:=LOOKUP([.C711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Pasto</text:p>
          </table:table-cell>
          <table:table-cell office:value-type="string">
            <text:p>Nariño</text:p>
          </table:table-cell>
          <table:table-cell table:formula="of:=LOOKUP([.C712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string">
            <text:p>Alban</text:p>
          </table:table-cell>
          <table:table-cell office:value-type="string">
            <text:p>Nariño</text:p>
          </table:table-cell>
          <table:table-cell table:formula="of:=LOOKUP([.C713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Aldana</text:p>
          </table:table-cell>
          <table:table-cell office:value-type="string">
            <text:p>Nariño</text:p>
          </table:table-cell>
          <table:table-cell table:formula="of:=LOOKUP([.C714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Ancuya</text:p>
          </table:table-cell>
          <table:table-cell office:value-type="string">
            <text:p>Nariño</text:p>
          </table:table-cell>
          <table:table-cell table:formula="of:=LOOKUP([.C715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Arboleda</text:p>
          </table:table-cell>
          <table:table-cell office:value-type="string">
            <text:p>Nariño</text:p>
          </table:table-cell>
          <table:table-cell table:formula="of:=LOOKUP([.C716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Barbacoas</text:p>
          </table:table-cell>
          <table:table-cell office:value-type="string">
            <text:p>Nariño</text:p>
          </table:table-cell>
          <table:table-cell table:formula="of:=LOOKUP([.C717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Belen</text:p>
          </table:table-cell>
          <table:table-cell office:value-type="string">
            <text:p>Nariño</text:p>
          </table:table-cell>
          <table:table-cell table:formula="of:=LOOKUP([.C718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Buesaco</text:p>
          </table:table-cell>
          <table:table-cell office:value-type="string">
            <text:p>Nariño</text:p>
          </table:table-cell>
          <table:table-cell table:formula="of:=LOOKUP([.C719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Colon-Genova</text:p>
          </table:table-cell>
          <table:table-cell office:value-type="string">
            <text:p>Nariño</text:p>
          </table:table-cell>
          <table:table-cell table:formula="of:=LOOKUP([.C720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Consaca</text:p>
          </table:table-cell>
          <table:table-cell office:value-type="string">
            <text:p>Nariño</text:p>
          </table:table-cell>
          <table:table-cell table:formula="of:=LOOKUP([.C721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string">
            <text:p>Contadero</text:p>
          </table:table-cell>
          <table:table-cell office:value-type="string">
            <text:p>Nariño</text:p>
          </table:table-cell>
          <table:table-cell table:formula="of:=LOOKUP([.C722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string">
            <text:p>Cordoba</text:p>
          </table:table-cell>
          <table:table-cell office:value-type="string">
            <text:p>Nariño</text:p>
          </table:table-cell>
          <table:table-cell table:formula="of:=LOOKUP([.C723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string">
            <text:p>Cuaspud-Carlosama</text:p>
          </table:table-cell>
          <table:table-cell office:value-type="string">
            <text:p>Nariño</text:p>
          </table:table-cell>
          <table:table-cell table:formula="of:=LOOKUP([.C724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Cumbal</text:p>
          </table:table-cell>
          <table:table-cell office:value-type="string">
            <text:p>Nariño</text:p>
          </table:table-cell>
          <table:table-cell table:formula="of:=LOOKUP([.C725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Cumbitara</text:p>
          </table:table-cell>
          <table:table-cell office:value-type="string">
            <text:p>Nariño</text:p>
          </table:table-cell>
          <table:table-cell table:formula="of:=LOOKUP([.C726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Chachagui</text:p>
          </table:table-cell>
          <table:table-cell office:value-type="string">
            <text:p>Nariño</text:p>
          </table:table-cell>
          <table:table-cell table:formula="of:=LOOKUP([.C727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El Charco</text:p>
          </table:table-cell>
          <table:table-cell office:value-type="string">
            <text:p>Nariño</text:p>
          </table:table-cell>
          <table:table-cell table:formula="of:=LOOKUP([.C728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El Peñol</text:p>
          </table:table-cell>
          <table:table-cell office:value-type="string">
            <text:p>Nariño</text:p>
          </table:table-cell>
          <table:table-cell table:formula="of:=LOOKUP([.C729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El Rosario</text:p>
          </table:table-cell>
          <table:table-cell office:value-type="string">
            <text:p>Nariño</text:p>
          </table:table-cell>
          <table:table-cell table:formula="of:=LOOKUP([.C730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El Tablon</text:p>
          </table:table-cell>
          <table:table-cell office:value-type="string">
            <text:p>Nariño</text:p>
          </table:table-cell>
          <table:table-cell table:formula="of:=LOOKUP([.C731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El Tambo</text:p>
          </table:table-cell>
          <table:table-cell office:value-type="string">
            <text:p>Nariño</text:p>
          </table:table-cell>
          <table:table-cell table:formula="of:=LOOKUP([.C732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Funes</text:p>
          </table:table-cell>
          <table:table-cell office:value-type="string">
            <text:p>Nariño</text:p>
          </table:table-cell>
          <table:table-cell table:formula="of:=LOOKUP([.C733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Guachucal</text:p>
          </table:table-cell>
          <table:table-cell office:value-type="string">
            <text:p>Nariño</text:p>
          </table:table-cell>
          <table:table-cell table:formula="of:=LOOKUP([.C734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Guaitarilla</text:p>
          </table:table-cell>
          <table:table-cell office:value-type="string">
            <text:p>Nariño</text:p>
          </table:table-cell>
          <table:table-cell table:formula="of:=LOOKUP([.C735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string">
            <text:p>Gualmatan</text:p>
          </table:table-cell>
          <table:table-cell office:value-type="string">
            <text:p>Nariño</text:p>
          </table:table-cell>
          <table:table-cell table:formula="of:=LOOKUP([.C736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Iles</text:p>
          </table:table-cell>
          <table:table-cell office:value-type="string">
            <text:p>Nariño</text:p>
          </table:table-cell>
          <table:table-cell table:formula="of:=LOOKUP([.C737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string">
            <text:p>Imues</text:p>
          </table:table-cell>
          <table:table-cell office:value-type="string">
            <text:p>Nariño</text:p>
          </table:table-cell>
          <table:table-cell table:formula="of:=LOOKUP([.C738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Ipiales</text:p>
          </table:table-cell>
          <table:table-cell office:value-type="string">
            <text:p>Nariño</text:p>
          </table:table-cell>
          <table:table-cell table:formula="of:=LOOKUP([.C739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string">
            <text:p>La Cruz</text:p>
          </table:table-cell>
          <table:table-cell office:value-type="string">
            <text:p>Nariño</text:p>
          </table:table-cell>
          <table:table-cell table:formula="of:=LOOKUP([.C740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string">
            <text:p>La Florida</text:p>
          </table:table-cell>
          <table:table-cell office:value-type="string">
            <text:p>Nariño</text:p>
          </table:table-cell>
          <table:table-cell table:formula="of:=LOOKUP([.C741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La Llanada</text:p>
          </table:table-cell>
          <table:table-cell office:value-type="string">
            <text:p>Nariño</text:p>
          </table:table-cell>
          <table:table-cell table:formula="of:=LOOKUP([.C742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string">
            <text:p>La Tola</text:p>
          </table:table-cell>
          <table:table-cell office:value-type="string">
            <text:p>Nariño</text:p>
          </table:table-cell>
          <table:table-cell table:formula="of:=LOOKUP([.C743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string">
            <text:p>La Union</text:p>
          </table:table-cell>
          <table:table-cell office:value-type="string">
            <text:p>Nariño</text:p>
          </table:table-cell>
          <table:table-cell table:formula="of:=LOOKUP([.C744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Leiva</text:p>
          </table:table-cell>
          <table:table-cell office:value-type="string">
            <text:p>Nariño</text:p>
          </table:table-cell>
          <table:table-cell table:formula="of:=LOOKUP([.C745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Linares</text:p>
          </table:table-cell>
          <table:table-cell office:value-type="string">
            <text:p>Nariño</text:p>
          </table:table-cell>
          <table:table-cell table:formula="of:=LOOKUP([.C746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string">
            <text:p>Los Andes</text:p>
          </table:table-cell>
          <table:table-cell office:value-type="string">
            <text:p>Nariño</text:p>
          </table:table-cell>
          <table:table-cell table:formula="of:=LOOKUP([.C747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Magui-Payan</text:p>
          </table:table-cell>
          <table:table-cell office:value-type="string">
            <text:p>Nariño</text:p>
          </table:table-cell>
          <table:table-cell table:formula="of:=LOOKUP([.C748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Mallama</text:p>
          </table:table-cell>
          <table:table-cell office:value-type="string">
            <text:p>Nariño</text:p>
          </table:table-cell>
          <table:table-cell table:formula="of:=LOOKUP([.C749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Mosquera</text:p>
          </table:table-cell>
          <table:table-cell office:value-type="string">
            <text:p>Nariño</text:p>
          </table:table-cell>
          <table:table-cell table:formula="of:=LOOKUP([.C750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table:number-columns-repeated="2" office:value-type="string">
            <text:p>Nariño</text:p>
          </table:table-cell>
          <table:table-cell table:formula="of:=LOOKUP([.C751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Olaya Herrera</text:p>
          </table:table-cell>
          <table:table-cell office:value-type="string">
            <text:p>Nariño</text:p>
          </table:table-cell>
          <table:table-cell table:formula="of:=LOOKUP([.C752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string">
            <text:p>Ospina</text:p>
          </table:table-cell>
          <table:table-cell office:value-type="string">
            <text:p>Nariño</text:p>
          </table:table-cell>
          <table:table-cell table:formula="of:=LOOKUP([.C753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Francisco Pizarro</text:p>
          </table:table-cell>
          <table:table-cell office:value-type="string">
            <text:p>Nariño</text:p>
          </table:table-cell>
          <table:table-cell table:formula="of:=LOOKUP([.C754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Policarpa</text:p>
          </table:table-cell>
          <table:table-cell office:value-type="string">
            <text:p>Nariño</text:p>
          </table:table-cell>
          <table:table-cell table:formula="of:=LOOKUP([.C755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string">
            <text:p>Potosi</text:p>
          </table:table-cell>
          <table:table-cell office:value-type="string">
            <text:p>Nariño</text:p>
          </table:table-cell>
          <table:table-cell table:formula="of:=LOOKUP([.C756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string">
            <text:p>Providencia</text:p>
          </table:table-cell>
          <table:table-cell office:value-type="string">
            <text:p>Nariño</text:p>
          </table:table-cell>
          <table:table-cell table:formula="of:=LOOKUP([.C757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Puerres</text:p>
          </table:table-cell>
          <table:table-cell office:value-type="string">
            <text:p>Nariño</text:p>
          </table:table-cell>
          <table:table-cell table:formula="of:=LOOKUP([.C758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Pupiales</text:p>
          </table:table-cell>
          <table:table-cell office:value-type="string">
            <text:p>Nariño</text:p>
          </table:table-cell>
          <table:table-cell table:formula="of:=LOOKUP([.C759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Ricaurte</text:p>
          </table:table-cell>
          <table:table-cell office:value-type="string">
            <text:p>Nariño</text:p>
          </table:table-cell>
          <table:table-cell table:formula="of:=LOOKUP([.C760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Roberto Payan</text:p>
          </table:table-cell>
          <table:table-cell office:value-type="string">
            <text:p>Nariño</text:p>
          </table:table-cell>
          <table:table-cell table:formula="of:=LOOKUP([.C761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string">
            <text:p>Samaniego</text:p>
          </table:table-cell>
          <table:table-cell office:value-type="string">
            <text:p>Nariño</text:p>
          </table:table-cell>
          <table:table-cell table:formula="of:=LOOKUP([.C762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string">
            <text:p>Sandona</text:p>
          </table:table-cell>
          <table:table-cell office:value-type="string">
            <text:p>Nariño</text:p>
          </table:table-cell>
          <table:table-cell table:formula="of:=LOOKUP([.C763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San Bernardo</text:p>
          </table:table-cell>
          <table:table-cell office:value-type="string">
            <text:p>Nariño</text:p>
          </table:table-cell>
          <table:table-cell table:formula="of:=LOOKUP([.C764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San Lorenzo</text:p>
          </table:table-cell>
          <table:table-cell office:value-type="string">
            <text:p>Nariño</text:p>
          </table:table-cell>
          <table:table-cell table:formula="of:=LOOKUP([.C765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San Pablo</text:p>
          </table:table-cell>
          <table:table-cell office:value-type="string">
            <text:p>Nariño</text:p>
          </table:table-cell>
          <table:table-cell table:formula="of:=LOOKUP([.C766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string">
            <text:p>San Pedro De Cartago</text:p>
          </table:table-cell>
          <table:table-cell office:value-type="string">
            <text:p>Nariño</text:p>
          </table:table-cell>
          <table:table-cell table:formula="of:=LOOKUP([.C767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Santa Barbara</text:p>
          </table:table-cell>
          <table:table-cell office:value-type="string">
            <text:p>Nariño</text:p>
          </table:table-cell>
          <table:table-cell table:formula="of:=LOOKUP([.C768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Santacruz</text:p>
          </table:table-cell>
          <table:table-cell office:value-type="string">
            <text:p>Nariño</text:p>
          </table:table-cell>
          <table:table-cell table:formula="of:=LOOKUP([.C769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string">
            <text:p>Sapuyes</text:p>
          </table:table-cell>
          <table:table-cell office:value-type="string">
            <text:p>Nariño</text:p>
          </table:table-cell>
          <table:table-cell table:formula="of:=LOOKUP([.C770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string">
            <text:p>Taminango</text:p>
          </table:table-cell>
          <table:table-cell office:value-type="string">
            <text:p>Nariño</text:p>
          </table:table-cell>
          <table:table-cell table:formula="of:=LOOKUP([.C771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string">
            <text:p>Tangua</text:p>
          </table:table-cell>
          <table:table-cell office:value-type="string">
            <text:p>Nariño</text:p>
          </table:table-cell>
          <table:table-cell table:formula="of:=LOOKUP([.C772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Tumaco</text:p>
          </table:table-cell>
          <table:table-cell office:value-type="string">
            <text:p>Nariño</text:p>
          </table:table-cell>
          <table:table-cell table:formula="of:=LOOKUP([.C773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Tuquerres</text:p>
          </table:table-cell>
          <table:table-cell office:value-type="string">
            <text:p>Nariño</text:p>
          </table:table-cell>
          <table:table-cell table:formula="of:=LOOKUP([.C774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Yacuanquer</text:p>
          </table:table-cell>
          <table:table-cell office:value-type="string">
            <text:p>Nariño</text:p>
          </table:table-cell>
          <table:table-cell table:formula="of:=LOOKUP([.C775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Cucuta</text:p>
          </table:table-cell>
          <table:table-cell office:value-type="string">
            <text:p>Norte De Santander</text:p>
          </table:table-cell>
          <table:table-cell table:formula="of:=LOOKUP([.C776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string">
            <text:p>Abrego</text:p>
          </table:table-cell>
          <table:table-cell office:value-type="string">
            <text:p>Norte De Santander</text:p>
          </table:table-cell>
          <table:table-cell table:formula="of:=LOOKUP([.C777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Arboledas</text:p>
          </table:table-cell>
          <table:table-cell office:value-type="string">
            <text:p>Norte De Santander</text:p>
          </table:table-cell>
          <table:table-cell table:formula="of:=LOOKUP([.C778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Bochalema</text:p>
          </table:table-cell>
          <table:table-cell office:value-type="string">
            <text:p>Norte De Santander</text:p>
          </table:table-cell>
          <table:table-cell table:formula="of:=LOOKUP([.C779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string">
            <text:p>Bucarasica</text:p>
          </table:table-cell>
          <table:table-cell office:value-type="string">
            <text:p>Norte De Santander</text:p>
          </table:table-cell>
          <table:table-cell table:formula="of:=LOOKUP([.C780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string">
            <text:p>Cacota</text:p>
          </table:table-cell>
          <table:table-cell office:value-type="string">
            <text:p>Norte De Santander</text:p>
          </table:table-cell>
          <table:table-cell table:formula="of:=LOOKUP([.C781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string">
            <text:p>Cachira</text:p>
          </table:table-cell>
          <table:table-cell office:value-type="string">
            <text:p>Norte De Santander</text:p>
          </table:table-cell>
          <table:table-cell table:formula="of:=LOOKUP([.C782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Chinacota</text:p>
          </table:table-cell>
          <table:table-cell office:value-type="string">
            <text:p>Norte De Santander</text:p>
          </table:table-cell>
          <table:table-cell table:formula="of:=LOOKUP([.C783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string">
            <text:p>Chitaga</text:p>
          </table:table-cell>
          <table:table-cell office:value-type="string">
            <text:p>Norte De Santander</text:p>
          </table:table-cell>
          <table:table-cell table:formula="of:=LOOKUP([.C784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string">
            <text:p>Convencion</text:p>
          </table:table-cell>
          <table:table-cell office:value-type="string">
            <text:p>Norte De Santander</text:p>
          </table:table-cell>
          <table:table-cell table:formula="of:=LOOKUP([.C785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string">
            <text:p>Cucutilla</text:p>
          </table:table-cell>
          <table:table-cell office:value-type="string">
            <text:p>Norte De Santander</text:p>
          </table:table-cell>
          <table:table-cell table:formula="of:=LOOKUP([.C786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string">
            <text:p>Durania</text:p>
          </table:table-cell>
          <table:table-cell office:value-type="string">
            <text:p>Norte De Santander</text:p>
          </table:table-cell>
          <table:table-cell table:formula="of:=LOOKUP([.C787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string">
            <text:p>El Carmen</text:p>
          </table:table-cell>
          <table:table-cell office:value-type="string">
            <text:p>Norte De Santander</text:p>
          </table:table-cell>
          <table:table-cell table:formula="of:=LOOKUP([.C788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string">
            <text:p>El Tarra</text:p>
          </table:table-cell>
          <table:table-cell office:value-type="string">
            <text:p>Norte De Santander</text:p>
          </table:table-cell>
          <table:table-cell table:formula="of:=LOOKUP([.C789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string">
            <text:p>El Zulia</text:p>
          </table:table-cell>
          <table:table-cell office:value-type="string">
            <text:p>Norte De Santander</text:p>
          </table:table-cell>
          <table:table-cell table:formula="of:=LOOKUP([.C790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string">
            <text:p>Gramalote</text:p>
          </table:table-cell>
          <table:table-cell office:value-type="string">
            <text:p>Norte De Santander</text:p>
          </table:table-cell>
          <table:table-cell table:formula="of:=LOOKUP([.C791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string">
            <text:p>Hacari</text:p>
          </table:table-cell>
          <table:table-cell office:value-type="string">
            <text:p>Norte De Santander</text:p>
          </table:table-cell>
          <table:table-cell table:formula="of:=LOOKUP([.C792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string">
            <text:p>Herran</text:p>
          </table:table-cell>
          <table:table-cell office:value-type="string">
            <text:p>Norte De Santander</text:p>
          </table:table-cell>
          <table:table-cell table:formula="of:=LOOKUP([.C793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string">
            <text:p>Labateca</text:p>
          </table:table-cell>
          <table:table-cell office:value-type="string">
            <text:p>Norte De Santander</text:p>
          </table:table-cell>
          <table:table-cell table:formula="of:=LOOKUP([.C794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La Esperanza</text:p>
          </table:table-cell>
          <table:table-cell office:value-type="string">
            <text:p>Norte De Santander</text:p>
          </table:table-cell>
          <table:table-cell table:formula="of:=LOOKUP([.C795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string">
            <text:p>La Playa</text:p>
          </table:table-cell>
          <table:table-cell office:value-type="string">
            <text:p>Norte De Santander</text:p>
          </table:table-cell>
          <table:table-cell table:formula="of:=LOOKUP([.C796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string">
            <text:p>Los Patios</text:p>
          </table:table-cell>
          <table:table-cell office:value-type="string">
            <text:p>Norte De Santander</text:p>
          </table:table-cell>
          <table:table-cell table:formula="of:=LOOKUP([.C797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string">
            <text:p>Lourdes</text:p>
          </table:table-cell>
          <table:table-cell office:value-type="string">
            <text:p>Norte De Santander</text:p>
          </table:table-cell>
          <table:table-cell table:formula="of:=LOOKUP([.C798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Mutiscua</text:p>
          </table:table-cell>
          <table:table-cell office:value-type="string">
            <text:p>Norte De Santander</text:p>
          </table:table-cell>
          <table:table-cell table:formula="of:=LOOKUP([.C799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Ocaña</text:p>
          </table:table-cell>
          <table:table-cell office:value-type="string">
            <text:p>Norte De Santander</text:p>
          </table:table-cell>
          <table:table-cell table:formula="of:=LOOKUP([.C800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Pamplona</text:p>
          </table:table-cell>
          <table:table-cell office:value-type="string">
            <text:p>Norte De Santander</text:p>
          </table:table-cell>
          <table:table-cell table:formula="of:=LOOKUP([.C801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Pamplonita</text:p>
          </table:table-cell>
          <table:table-cell office:value-type="string">
            <text:p>Norte De Santander</text:p>
          </table:table-cell>
          <table:table-cell table:formula="of:=LOOKUP([.C802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Puerto Santander</text:p>
          </table:table-cell>
          <table:table-cell office:value-type="string">
            <text:p>Norte De Santander</text:p>
          </table:table-cell>
          <table:table-cell table:formula="of:=LOOKUP([.C803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Ragonvalia</text:p>
          </table:table-cell>
          <table:table-cell office:value-type="string">
            <text:p>Norte De Santander</text:p>
          </table:table-cell>
          <table:table-cell table:formula="of:=LOOKUP([.C804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Salazar</text:p>
          </table:table-cell>
          <table:table-cell office:value-type="string">
            <text:p>Norte De Santander</text:p>
          </table:table-cell>
          <table:table-cell table:formula="of:=LOOKUP([.C805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San Calixto</text:p>
          </table:table-cell>
          <table:table-cell office:value-type="string">
            <text:p>Norte De Santander</text:p>
          </table:table-cell>
          <table:table-cell table:formula="of:=LOOKUP([.C806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San Cayetano</text:p>
          </table:table-cell>
          <table:table-cell office:value-type="string">
            <text:p>Norte De Santander</text:p>
          </table:table-cell>
          <table:table-cell table:formula="of:=LOOKUP([.C807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Santiago</text:p>
          </table:table-cell>
          <table:table-cell office:value-type="string">
            <text:p>Norte De Santander</text:p>
          </table:table-cell>
          <table:table-cell table:formula="of:=LOOKUP([.C808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Sardinata</text:p>
          </table:table-cell>
          <table:table-cell office:value-type="string">
            <text:p>Norte De Santander</text:p>
          </table:table-cell>
          <table:table-cell table:formula="of:=LOOKUP([.C809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Silos</text:p>
          </table:table-cell>
          <table:table-cell office:value-type="string">
            <text:p>Norte De Santander</text:p>
          </table:table-cell>
          <table:table-cell table:formula="of:=LOOKUP([.C810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Teorama</text:p>
          </table:table-cell>
          <table:table-cell office:value-type="string">
            <text:p>Norte De Santander</text:p>
          </table:table-cell>
          <table:table-cell table:formula="of:=LOOKUP([.C811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Tibu</text:p>
          </table:table-cell>
          <table:table-cell office:value-type="string">
            <text:p>Norte De Santander</text:p>
          </table:table-cell>
          <table:table-cell table:formula="of:=LOOKUP([.C812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Toledo</text:p>
          </table:table-cell>
          <table:table-cell office:value-type="string">
            <text:p>Norte De Santander</text:p>
          </table:table-cell>
          <table:table-cell table:formula="of:=LOOKUP([.C813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Villacaro</text:p>
          </table:table-cell>
          <table:table-cell office:value-type="string">
            <text:p>Norte De Santander</text:p>
          </table:table-cell>
          <table:table-cell table:formula="of:=LOOKUP([.C814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Villa Del Rosario</text:p>
          </table:table-cell>
          <table:table-cell office:value-type="string">
            <text:p>Norte De Santander</text:p>
          </table:table-cell>
          <table:table-cell table:formula="of:=LOOKUP([.C815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Armenia</text:p>
          </table:table-cell>
          <table:table-cell office:value-type="string">
            <text:p>Quindio</text:p>
          </table:table-cell>
          <table:table-cell table:formula="of:=LOOKUP([.C816];[Hoja2.$B$1:.$B$35];[Hoja2.$A$1:.$A$35])" office:value-type="float" office:value="25">
            <text:p>25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string">
            <text:p>Buenavista</text:p>
          </table:table-cell>
          <table:table-cell office:value-type="string">
            <text:p>Quindio</text:p>
          </table:table-cell>
          <table:table-cell table:formula="of:=LOOKUP([.C817];[Hoja2.$B$1:.$B$35];[Hoja2.$A$1:.$A$35])" office:value-type="float" office:value="25">
            <text:p>25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string">
            <text:p>Calarca</text:p>
          </table:table-cell>
          <table:table-cell office:value-type="string">
            <text:p>Quindio</text:p>
          </table:table-cell>
          <table:table-cell table:formula="of:=LOOKUP([.C818];[Hoja2.$B$1:.$B$35];[Hoja2.$A$1:.$A$35])" office:value-type="float" office:value="25">
            <text:p>25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string">
            <text:p>Circasia</text:p>
          </table:table-cell>
          <table:table-cell office:value-type="string">
            <text:p>Quindio</text:p>
          </table:table-cell>
          <table:table-cell table:formula="of:=LOOKUP([.C819];[Hoja2.$B$1:.$B$35];[Hoja2.$A$1:.$A$35])" office:value-type="float" office:value="25">
            <text:p>25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string">
            <text:p>Cordoba</text:p>
          </table:table-cell>
          <table:table-cell office:value-type="string">
            <text:p>Quindio</text:p>
          </table:table-cell>
          <table:table-cell table:formula="of:=LOOKUP([.C820];[Hoja2.$B$1:.$B$35];[Hoja2.$A$1:.$A$35])" office:value-type="float" office:value="25">
            <text:p>25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string">
            <text:p>Filandia</text:p>
          </table:table-cell>
          <table:table-cell office:value-type="string">
            <text:p>Quindio</text:p>
          </table:table-cell>
          <table:table-cell table:formula="of:=LOOKUP([.C821];[Hoja2.$B$1:.$B$35];[Hoja2.$A$1:.$A$35])" office:value-type="float" office:value="25">
            <text:p>25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string">
            <text:p>Genova</text:p>
          </table:table-cell>
          <table:table-cell office:value-type="string">
            <text:p>Quindio</text:p>
          </table:table-cell>
          <table:table-cell table:formula="of:=LOOKUP([.C822];[Hoja2.$B$1:.$B$35];[Hoja2.$A$1:.$A$35])" office:value-type="float" office:value="25">
            <text:p>25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string">
            <text:p>La Tebaida</text:p>
          </table:table-cell>
          <table:table-cell office:value-type="string">
            <text:p>Quindio</text:p>
          </table:table-cell>
          <table:table-cell table:formula="of:=LOOKUP([.C823];[Hoja2.$B$1:.$B$35];[Hoja2.$A$1:.$A$35])" office:value-type="float" office:value="25">
            <text:p>25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Montenegro</text:p>
          </table:table-cell>
          <table:table-cell office:value-type="string">
            <text:p>Quindio</text:p>
          </table:table-cell>
          <table:table-cell table:formula="of:=LOOKUP([.C824];[Hoja2.$B$1:.$B$35];[Hoja2.$A$1:.$A$35])" office:value-type="float" office:value="25">
            <text:p>25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string">
            <text:p>Pijao</text:p>
          </table:table-cell>
          <table:table-cell office:value-type="string">
            <text:p>Quindio</text:p>
          </table:table-cell>
          <table:table-cell table:formula="of:=LOOKUP([.C825];[Hoja2.$B$1:.$B$35];[Hoja2.$A$1:.$A$35])" office:value-type="float" office:value="25">
            <text:p>25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string">
            <text:p>Quimbaya</text:p>
          </table:table-cell>
          <table:table-cell office:value-type="string">
            <text:p>Quindio</text:p>
          </table:table-cell>
          <table:table-cell table:formula="of:=LOOKUP([.C826];[Hoja2.$B$1:.$B$35];[Hoja2.$A$1:.$A$35])" office:value-type="float" office:value="25">
            <text:p>25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string">
            <text:p>Salento</text:p>
          </table:table-cell>
          <table:table-cell office:value-type="string">
            <text:p>Quindio</text:p>
          </table:table-cell>
          <table:table-cell table:formula="of:=LOOKUP([.C827];[Hoja2.$B$1:.$B$35];[Hoja2.$A$1:.$A$35])" office:value-type="float" office:value="25">
            <text:p>25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string">
            <text:p>Pereira</text:p>
          </table:table-cell>
          <table:table-cell office:value-type="string">
            <text:p>Risaralda</text:p>
          </table:table-cell>
          <table:table-cell table:formula="of:=LOOKUP([.C828];[Hoja2.$B$1:.$B$35];[Hoja2.$A$1:.$A$35])" office:value-type="float" office:value="26">
            <text:p>26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string">
            <text:p>Apia</text:p>
          </table:table-cell>
          <table:table-cell office:value-type="string">
            <text:p>Risaralda</text:p>
          </table:table-cell>
          <table:table-cell table:formula="of:=LOOKUP([.C829];[Hoja2.$B$1:.$B$35];[Hoja2.$A$1:.$A$35])" office:value-type="float" office:value="26">
            <text:p>26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string">
            <text:p>Balboa</text:p>
          </table:table-cell>
          <table:table-cell office:value-type="string">
            <text:p>Risaralda</text:p>
          </table:table-cell>
          <table:table-cell table:formula="of:=LOOKUP([.C830];[Hoja2.$B$1:.$B$35];[Hoja2.$A$1:.$A$35])" office:value-type="float" office:value="26">
            <text:p>26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string">
            <text:p>Belen De Umbria</text:p>
          </table:table-cell>
          <table:table-cell office:value-type="string">
            <text:p>Risaralda</text:p>
          </table:table-cell>
          <table:table-cell table:formula="of:=LOOKUP([.C831];[Hoja2.$B$1:.$B$35];[Hoja2.$A$1:.$A$35])" office:value-type="float" office:value="26">
            <text:p>26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string">
            <text:p>Dosquebradas</text:p>
          </table:table-cell>
          <table:table-cell office:value-type="string">
            <text:p>Risaralda</text:p>
          </table:table-cell>
          <table:table-cell table:formula="of:=LOOKUP([.C832];[Hoja2.$B$1:.$B$35];[Hoja2.$A$1:.$A$35])" office:value-type="float" office:value="26">
            <text:p>26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string">
            <text:p>Guatica</text:p>
          </table:table-cell>
          <table:table-cell office:value-type="string">
            <text:p>Risaralda</text:p>
          </table:table-cell>
          <table:table-cell table:formula="of:=LOOKUP([.C833];[Hoja2.$B$1:.$B$35];[Hoja2.$A$1:.$A$35])" office:value-type="float" office:value="26">
            <text:p>26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string">
            <text:p>La Celia</text:p>
          </table:table-cell>
          <table:table-cell office:value-type="string">
            <text:p>Risaralda</text:p>
          </table:table-cell>
          <table:table-cell table:formula="of:=LOOKUP([.C834];[Hoja2.$B$1:.$B$35];[Hoja2.$A$1:.$A$35])" office:value-type="float" office:value="26">
            <text:p>26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string">
            <text:p>La Virginia</text:p>
          </table:table-cell>
          <table:table-cell office:value-type="string">
            <text:p>Risaralda</text:p>
          </table:table-cell>
          <table:table-cell table:formula="of:=LOOKUP([.C835];[Hoja2.$B$1:.$B$35];[Hoja2.$A$1:.$A$35])" office:value-type="float" office:value="26">
            <text:p>26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Marsella</text:p>
          </table:table-cell>
          <table:table-cell office:value-type="string">
            <text:p>Risaralda</text:p>
          </table:table-cell>
          <table:table-cell table:formula="of:=LOOKUP([.C836];[Hoja2.$B$1:.$B$35];[Hoja2.$A$1:.$A$35])" office:value-type="float" office:value="26">
            <text:p>26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string">
            <text:p>Mistrato</text:p>
          </table:table-cell>
          <table:table-cell office:value-type="string">
            <text:p>Risaralda</text:p>
          </table:table-cell>
          <table:table-cell table:formula="of:=LOOKUP([.C837];[Hoja2.$B$1:.$B$35];[Hoja2.$A$1:.$A$35])" office:value-type="float" office:value="26">
            <text:p>26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string">
            <text:p>Pueblo Rico</text:p>
          </table:table-cell>
          <table:table-cell office:value-type="string">
            <text:p>Risaralda</text:p>
          </table:table-cell>
          <table:table-cell table:formula="of:=LOOKUP([.C838];[Hoja2.$B$1:.$B$35];[Hoja2.$A$1:.$A$35])" office:value-type="float" office:value="26">
            <text:p>26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string">
            <text:p>Quinchia</text:p>
          </table:table-cell>
          <table:table-cell office:value-type="string">
            <text:p>Risaralda</text:p>
          </table:table-cell>
          <table:table-cell table:formula="of:=LOOKUP([.C839];[Hoja2.$B$1:.$B$35];[Hoja2.$A$1:.$A$35])" office:value-type="float" office:value="26">
            <text:p>26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string">
            <text:p>Santa Rosa De Cabal</text:p>
          </table:table-cell>
          <table:table-cell office:value-type="string">
            <text:p>Risaralda</text:p>
          </table:table-cell>
          <table:table-cell table:formula="of:=LOOKUP([.C840];[Hoja2.$B$1:.$B$35];[Hoja2.$A$1:.$A$35])" office:value-type="float" office:value="26">
            <text:p>26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string">
            <text:p>Santuario</text:p>
          </table:table-cell>
          <table:table-cell office:value-type="string">
            <text:p>Risaralda</text:p>
          </table:table-cell>
          <table:table-cell table:formula="of:=LOOKUP([.C841];[Hoja2.$B$1:.$B$35];[Hoja2.$A$1:.$A$35])" office:value-type="float" office:value="26">
            <text:p>26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string">
            <text:p>Bucaramanga</text:p>
          </table:table-cell>
          <table:table-cell office:value-type="string">
            <text:p>Santander</text:p>
          </table:table-cell>
          <table:table-cell table:formula="of:=LOOKUP([.C842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string">
            <text:p>Aguada</text:p>
          </table:table-cell>
          <table:table-cell office:value-type="string">
            <text:p>Santander</text:p>
          </table:table-cell>
          <table:table-cell table:formula="of:=LOOKUP([.C843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string">
            <text:p>Albania</text:p>
          </table:table-cell>
          <table:table-cell office:value-type="string">
            <text:p>Santander</text:p>
          </table:table-cell>
          <table:table-cell table:formula="of:=LOOKUP([.C844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string">
            <text:p>Aratoca</text:p>
          </table:table-cell>
          <table:table-cell office:value-type="string">
            <text:p>Santander</text:p>
          </table:table-cell>
          <table:table-cell table:formula="of:=LOOKUP([.C845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string">
            <text:p>Barbosa</text:p>
          </table:table-cell>
          <table:table-cell office:value-type="string">
            <text:p>Santander</text:p>
          </table:table-cell>
          <table:table-cell table:formula="of:=LOOKUP([.C846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string">
            <text:p>Barichara</text:p>
          </table:table-cell>
          <table:table-cell office:value-type="string">
            <text:p>Santander</text:p>
          </table:table-cell>
          <table:table-cell table:formula="of:=LOOKUP([.C847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string">
            <text:p>Barrancabermeja</text:p>
          </table:table-cell>
          <table:table-cell office:value-type="string">
            <text:p>Santander</text:p>
          </table:table-cell>
          <table:table-cell table:formula="of:=LOOKUP([.C848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Betulia</text:p>
          </table:table-cell>
          <table:table-cell office:value-type="string">
            <text:p>Santander</text:p>
          </table:table-cell>
          <table:table-cell table:formula="of:=LOOKUP([.C849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string">
            <text:p>Bolivar</text:p>
          </table:table-cell>
          <table:table-cell office:value-type="string">
            <text:p>Santander</text:p>
          </table:table-cell>
          <table:table-cell table:formula="of:=LOOKUP([.C850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string">
            <text:p>Cabrera</text:p>
          </table:table-cell>
          <table:table-cell office:value-type="string">
            <text:p>Santander</text:p>
          </table:table-cell>
          <table:table-cell table:formula="of:=LOOKUP([.C851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string">
            <text:p>California</text:p>
          </table:table-cell>
          <table:table-cell office:value-type="string">
            <text:p>Santander</text:p>
          </table:table-cell>
          <table:table-cell table:formula="of:=LOOKUP([.C852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string">
            <text:p>Capitanejo</text:p>
          </table:table-cell>
          <table:table-cell office:value-type="string">
            <text:p>Santander</text:p>
          </table:table-cell>
          <table:table-cell table:formula="of:=LOOKUP([.C853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office:value-type="string">
            <text:p>Carcasi</text:p>
          </table:table-cell>
          <table:table-cell office:value-type="string">
            <text:p>Santander</text:p>
          </table:table-cell>
          <table:table-cell table:formula="of:=LOOKUP([.C854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string">
            <text:p>Cepita</text:p>
          </table:table-cell>
          <table:table-cell office:value-type="string">
            <text:p>Santander</text:p>
          </table:table-cell>
          <table:table-cell table:formula="of:=LOOKUP([.C855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string">
            <text:p>Cerrito</text:p>
          </table:table-cell>
          <table:table-cell office:value-type="string">
            <text:p>Santander</text:p>
          </table:table-cell>
          <table:table-cell table:formula="of:=LOOKUP([.C856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string">
            <text:p>Charala</text:p>
          </table:table-cell>
          <table:table-cell office:value-type="string">
            <text:p>Santander</text:p>
          </table:table-cell>
          <table:table-cell table:formula="of:=LOOKUP([.C857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Charta</text:p>
          </table:table-cell>
          <table:table-cell office:value-type="string">
            <text:p>Santander</text:p>
          </table:table-cell>
          <table:table-cell table:formula="of:=LOOKUP([.C858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Chima</text:p>
          </table:table-cell>
          <table:table-cell office:value-type="string">
            <text:p>Santander</text:p>
          </table:table-cell>
          <table:table-cell table:formula="of:=LOOKUP([.C859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string">
            <text:p>Chipata</text:p>
          </table:table-cell>
          <table:table-cell office:value-type="string">
            <text:p>Santander</text:p>
          </table:table-cell>
          <table:table-cell table:formula="of:=LOOKUP([.C860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string">
            <text:p>Cimitarra</text:p>
          </table:table-cell>
          <table:table-cell office:value-type="string">
            <text:p>Santander</text:p>
          </table:table-cell>
          <table:table-cell table:formula="of:=LOOKUP([.C861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string">
            <text:p>Concepcion</text:p>
          </table:table-cell>
          <table:table-cell office:value-type="string">
            <text:p>Santander</text:p>
          </table:table-cell>
          <table:table-cell table:formula="of:=LOOKUP([.C862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string">
            <text:p>Confines</text:p>
          </table:table-cell>
          <table:table-cell office:value-type="string">
            <text:p>Santander</text:p>
          </table:table-cell>
          <table:table-cell table:formula="of:=LOOKUP([.C863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string">
            <text:p>Contratacion</text:p>
          </table:table-cell>
          <table:table-cell office:value-type="string">
            <text:p>Santander</text:p>
          </table:table-cell>
          <table:table-cell table:formula="of:=LOOKUP([.C864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string">
            <text:p>Coromoro</text:p>
          </table:table-cell>
          <table:table-cell office:value-type="string">
            <text:p>Santander</text:p>
          </table:table-cell>
          <table:table-cell table:formula="of:=LOOKUP([.C865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string">
            <text:p>Curiti</text:p>
          </table:table-cell>
          <table:table-cell office:value-type="string">
            <text:p>Santander</text:p>
          </table:table-cell>
          <table:table-cell table:formula="of:=LOOKUP([.C866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string">
            <text:p>El Carmen</text:p>
          </table:table-cell>
          <table:table-cell office:value-type="string">
            <text:p>Santander</text:p>
          </table:table-cell>
          <table:table-cell table:formula="of:=LOOKUP([.C867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string">
            <text:p>El Guacamayo</text:p>
          </table:table-cell>
          <table:table-cell office:value-type="string">
            <text:p>Santander</text:p>
          </table:table-cell>
          <table:table-cell table:formula="of:=LOOKUP([.C868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string">
            <text:p>El Peñon</text:p>
          </table:table-cell>
          <table:table-cell office:value-type="string">
            <text:p>Santander</text:p>
          </table:table-cell>
          <table:table-cell table:formula="of:=LOOKUP([.C869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El Playon</text:p>
          </table:table-cell>
          <table:table-cell office:value-type="string">
            <text:p>Santander</text:p>
          </table:table-cell>
          <table:table-cell table:formula="of:=LOOKUP([.C870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string">
            <text:p>Encino</text:p>
          </table:table-cell>
          <table:table-cell office:value-type="string">
            <text:p>Santander</text:p>
          </table:table-cell>
          <table:table-cell table:formula="of:=LOOKUP([.C871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string">
            <text:p>Enciso</text:p>
          </table:table-cell>
          <table:table-cell office:value-type="string">
            <text:p>Santander</text:p>
          </table:table-cell>
          <table:table-cell table:formula="of:=LOOKUP([.C872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string">
            <text:p>Florian</text:p>
          </table:table-cell>
          <table:table-cell office:value-type="string">
            <text:p>Santander</text:p>
          </table:table-cell>
          <table:table-cell table:formula="of:=LOOKUP([.C873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string">
            <text:p>Floridablanca</text:p>
          </table:table-cell>
          <table:table-cell office:value-type="string">
            <text:p>Santander</text:p>
          </table:table-cell>
          <table:table-cell table:formula="of:=LOOKUP([.C874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string">
            <text:p>Galan</text:p>
          </table:table-cell>
          <table:table-cell office:value-type="string">
            <text:p>Santander</text:p>
          </table:table-cell>
          <table:table-cell table:formula="of:=LOOKUP([.C875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string">
            <text:p>Gambita</text:p>
          </table:table-cell>
          <table:table-cell office:value-type="string">
            <text:p>Santander</text:p>
          </table:table-cell>
          <table:table-cell table:formula="of:=LOOKUP([.C876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string">
            <text:p>Giron</text:p>
          </table:table-cell>
          <table:table-cell office:value-type="string">
            <text:p>Santander</text:p>
          </table:table-cell>
          <table:table-cell table:formula="of:=LOOKUP([.C877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string">
            <text:p>Guaca</text:p>
          </table:table-cell>
          <table:table-cell office:value-type="string">
            <text:p>Santander</text:p>
          </table:table-cell>
          <table:table-cell table:formula="of:=LOOKUP([.C878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string">
            <text:p>Guadalupe</text:p>
          </table:table-cell>
          <table:table-cell office:value-type="string">
            <text:p>Santander</text:p>
          </table:table-cell>
          <table:table-cell table:formula="of:=LOOKUP([.C879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string">
            <text:p>Guapota</text:p>
          </table:table-cell>
          <table:table-cell office:value-type="string">
            <text:p>Santander</text:p>
          </table:table-cell>
          <table:table-cell table:formula="of:=LOOKUP([.C880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string">
            <text:p>Guavata</text:p>
          </table:table-cell>
          <table:table-cell office:value-type="string">
            <text:p>Santander</text:p>
          </table:table-cell>
          <table:table-cell table:formula="of:=LOOKUP([.C881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string">
            <text:p>Guepsa</text:p>
          </table:table-cell>
          <table:table-cell office:value-type="string">
            <text:p>Santander</text:p>
          </table:table-cell>
          <table:table-cell table:formula="of:=LOOKUP([.C882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string">
            <text:p>Hato</text:p>
          </table:table-cell>
          <table:table-cell office:value-type="string">
            <text:p>Santander</text:p>
          </table:table-cell>
          <table:table-cell table:formula="of:=LOOKUP([.C883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string">
            <text:p>Jesus Maria</text:p>
          </table:table-cell>
          <table:table-cell office:value-type="string">
            <text:p>Santander</text:p>
          </table:table-cell>
          <table:table-cell table:formula="of:=LOOKUP([.C884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string">
            <text:p>Jordan</text:p>
          </table:table-cell>
          <table:table-cell office:value-type="string">
            <text:p>Santander</text:p>
          </table:table-cell>
          <table:table-cell table:formula="of:=LOOKUP([.C885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string">
            <text:p>La Belleza</text:p>
          </table:table-cell>
          <table:table-cell office:value-type="string">
            <text:p>Santander</text:p>
          </table:table-cell>
          <table:table-cell table:formula="of:=LOOKUP([.C886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string">
            <text:p>Landazuri</text:p>
          </table:table-cell>
          <table:table-cell office:value-type="string">
            <text:p>Santander</text:p>
          </table:table-cell>
          <table:table-cell table:formula="of:=LOOKUP([.C887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string">
            <text:p>La Paz</text:p>
          </table:table-cell>
          <table:table-cell office:value-type="string">
            <text:p>Santander</text:p>
          </table:table-cell>
          <table:table-cell table:formula="of:=LOOKUP([.C888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string">
            <text:p>Lebrija</text:p>
          </table:table-cell>
          <table:table-cell office:value-type="string">
            <text:p>Santander</text:p>
          </table:table-cell>
          <table:table-cell table:formula="of:=LOOKUP([.C889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string">
            <text:p>Los Santos</text:p>
          </table:table-cell>
          <table:table-cell office:value-type="string">
            <text:p>Santander</text:p>
          </table:table-cell>
          <table:table-cell table:formula="of:=LOOKUP([.C890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string">
            <text:p>Macaravita</text:p>
          </table:table-cell>
          <table:table-cell office:value-type="string">
            <text:p>Santander</text:p>
          </table:table-cell>
          <table:table-cell table:formula="of:=LOOKUP([.C891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string">
            <text:p>Malaga</text:p>
          </table:table-cell>
          <table:table-cell office:value-type="string">
            <text:p>Santander</text:p>
          </table:table-cell>
          <table:table-cell table:formula="of:=LOOKUP([.C892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string">
            <text:p>Matanza</text:p>
          </table:table-cell>
          <table:table-cell office:value-type="string">
            <text:p>Santander</text:p>
          </table:table-cell>
          <table:table-cell table:formula="of:=LOOKUP([.C893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string">
            <text:p>Mogotes</text:p>
          </table:table-cell>
          <table:table-cell office:value-type="string">
            <text:p>Santander</text:p>
          </table:table-cell>
          <table:table-cell table:formula="of:=LOOKUP([.C894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string">
            <text:p>Molagavita</text:p>
          </table:table-cell>
          <table:table-cell office:value-type="string">
            <text:p>Santander</text:p>
          </table:table-cell>
          <table:table-cell table:formula="of:=LOOKUP([.C895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string">
            <text:p>Ocamonte</text:p>
          </table:table-cell>
          <table:table-cell office:value-type="string">
            <text:p>Santander</text:p>
          </table:table-cell>
          <table:table-cell table:formula="of:=LOOKUP([.C896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string">
            <text:p>Oiba</text:p>
          </table:table-cell>
          <table:table-cell office:value-type="string">
            <text:p>Santander</text:p>
          </table:table-cell>
          <table:table-cell table:formula="of:=LOOKUP([.C897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string">
            <text:p>Onzaga</text:p>
          </table:table-cell>
          <table:table-cell office:value-type="string">
            <text:p>Santander</text:p>
          </table:table-cell>
          <table:table-cell table:formula="of:=LOOKUP([.C898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Palmar</text:p>
          </table:table-cell>
          <table:table-cell office:value-type="string">
            <text:p>Santander</text:p>
          </table:table-cell>
          <table:table-cell table:formula="of:=LOOKUP([.C899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Palmas Del Socorro</text:p>
          </table:table-cell>
          <table:table-cell office:value-type="string">
            <text:p>Santander</text:p>
          </table:table-cell>
          <table:table-cell table:formula="of:=LOOKUP([.C900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Paramo</text:p>
          </table:table-cell>
          <table:table-cell office:value-type="string">
            <text:p>Santander</text:p>
          </table:table-cell>
          <table:table-cell table:formula="of:=LOOKUP([.C901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Piedecuesta</text:p>
          </table:table-cell>
          <table:table-cell office:value-type="string">
            <text:p>Santander</text:p>
          </table:table-cell>
          <table:table-cell table:formula="of:=LOOKUP([.C902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Pinchote</text:p>
          </table:table-cell>
          <table:table-cell office:value-type="string">
            <text:p>Santander</text:p>
          </table:table-cell>
          <table:table-cell table:formula="of:=LOOKUP([.C903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Puente Nacional</text:p>
          </table:table-cell>
          <table:table-cell office:value-type="string">
            <text:p>Santander</text:p>
          </table:table-cell>
          <table:table-cell table:formula="of:=LOOKUP([.C904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Puerto Parra</text:p>
          </table:table-cell>
          <table:table-cell office:value-type="string">
            <text:p>Santander</text:p>
          </table:table-cell>
          <table:table-cell table:formula="of:=LOOKUP([.C905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Puerto Wilches</text:p>
          </table:table-cell>
          <table:table-cell office:value-type="string">
            <text:p>Santander</text:p>
          </table:table-cell>
          <table:table-cell table:formula="of:=LOOKUP([.C906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Rionegro</text:p>
          </table:table-cell>
          <table:table-cell office:value-type="string">
            <text:p>Santander</text:p>
          </table:table-cell>
          <table:table-cell table:formula="of:=LOOKUP([.C907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Sabana De Torres</text:p>
          </table:table-cell>
          <table:table-cell office:value-type="string">
            <text:p>Santander</text:p>
          </table:table-cell>
          <table:table-cell table:formula="of:=LOOKUP([.C908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San Andres</text:p>
          </table:table-cell>
          <table:table-cell office:value-type="string">
            <text:p>Santander</text:p>
          </table:table-cell>
          <table:table-cell table:formula="of:=LOOKUP([.C909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San Benito</text:p>
          </table:table-cell>
          <table:table-cell office:value-type="string">
            <text:p>Santander</text:p>
          </table:table-cell>
          <table:table-cell table:formula="of:=LOOKUP([.C910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San Gil</text:p>
          </table:table-cell>
          <table:table-cell office:value-type="string">
            <text:p>Santander</text:p>
          </table:table-cell>
          <table:table-cell table:formula="of:=LOOKUP([.C911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San Joaquin</text:p>
          </table:table-cell>
          <table:table-cell office:value-type="string">
            <text:p>Santander</text:p>
          </table:table-cell>
          <table:table-cell table:formula="of:=LOOKUP([.C912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San Jose De Miranda</text:p>
          </table:table-cell>
          <table:table-cell office:value-type="string">
            <text:p>Santander</text:p>
          </table:table-cell>
          <table:table-cell table:formula="of:=LOOKUP([.C913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San Miguel</text:p>
          </table:table-cell>
          <table:table-cell office:value-type="string">
            <text:p>Santander</text:p>
          </table:table-cell>
          <table:table-cell table:formula="of:=LOOKUP([.C914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office:value-type="string">
            <text:p>San Vicente De Chucuri</text:p>
          </table:table-cell>
          <table:table-cell office:value-type="string">
            <text:p>Santander</text:p>
          </table:table-cell>
          <table:table-cell table:formula="of:=LOOKUP([.C915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string">
            <text:p>Santa Barbara</text:p>
          </table:table-cell>
          <table:table-cell office:value-type="string">
            <text:p>Santander</text:p>
          </table:table-cell>
          <table:table-cell table:formula="of:=LOOKUP([.C916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office:value-type="string">
            <text:p>Santa Helena</text:p>
          </table:table-cell>
          <table:table-cell office:value-type="string">
            <text:p>Santander</text:p>
          </table:table-cell>
          <table:table-cell table:formula="of:=LOOKUP([.C917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string">
            <text:p>Simacota</text:p>
          </table:table-cell>
          <table:table-cell office:value-type="string">
            <text:p>Santander</text:p>
          </table:table-cell>
          <table:table-cell table:formula="of:=LOOKUP([.C918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string">
            <text:p>Socorro</text:p>
          </table:table-cell>
          <table:table-cell office:value-type="string">
            <text:p>Santander</text:p>
          </table:table-cell>
          <table:table-cell table:formula="of:=LOOKUP([.C919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Suaita</text:p>
          </table:table-cell>
          <table:table-cell office:value-type="string">
            <text:p>Santander</text:p>
          </table:table-cell>
          <table:table-cell table:formula="of:=LOOKUP([.C920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Sucre</text:p>
          </table:table-cell>
          <table:table-cell office:value-type="string">
            <text:p>Santander</text:p>
          </table:table-cell>
          <table:table-cell table:formula="of:=LOOKUP([.C921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string">
            <text:p>Surata</text:p>
          </table:table-cell>
          <table:table-cell office:value-type="string">
            <text:p>Santander</text:p>
          </table:table-cell>
          <table:table-cell table:formula="of:=LOOKUP([.C922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Tona</text:p>
          </table:table-cell>
          <table:table-cell office:value-type="string">
            <text:p>Santander</text:p>
          </table:table-cell>
          <table:table-cell table:formula="of:=LOOKUP([.C923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Valle San Jose</text:p>
          </table:table-cell>
          <table:table-cell office:value-type="string">
            <text:p>Santander</text:p>
          </table:table-cell>
          <table:table-cell table:formula="of:=LOOKUP([.C924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Velez</text:p>
          </table:table-cell>
          <table:table-cell office:value-type="string">
            <text:p>Santander</text:p>
          </table:table-cell>
          <table:table-cell table:formula="of:=LOOKUP([.C925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Vetas</text:p>
          </table:table-cell>
          <table:table-cell office:value-type="string">
            <text:p>Santander</text:p>
          </table:table-cell>
          <table:table-cell table:formula="of:=LOOKUP([.C926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Villanueva</text:p>
          </table:table-cell>
          <table:table-cell office:value-type="string">
            <text:p>Santander</text:p>
          </table:table-cell>
          <table:table-cell table:formula="of:=LOOKUP([.C927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Zapatoca</text:p>
          </table:table-cell>
          <table:table-cell office:value-type="string">
            <text:p>Santander</text:p>
          </table:table-cell>
          <table:table-cell table:formula="of:=LOOKUP([.C928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Sincelejo</text:p>
          </table:table-cell>
          <table:table-cell office:value-type="string">
            <text:p>Sucre</text:p>
          </table:table-cell>
          <table:table-cell table:formula="of:=LOOKUP([.C929];[Hoja2.$B$1:.$B$35];[Hoja2.$A$1:.$A$35])" office:value-type="float" office:value="29">
            <text:p>29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Buenavista</text:p>
          </table:table-cell>
          <table:table-cell office:value-type="string">
            <text:p>Sucre</text:p>
          </table:table-cell>
          <table:table-cell table:formula="of:=LOOKUP([.C930];[Hoja2.$B$1:.$B$35];[Hoja2.$A$1:.$A$35])" office:value-type="float" office:value="29">
            <text:p>29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Caimito</text:p>
          </table:table-cell>
          <table:table-cell office:value-type="string">
            <text:p>Sucre</text:p>
          </table:table-cell>
          <table:table-cell table:formula="of:=LOOKUP([.C931];[Hoja2.$B$1:.$B$35];[Hoja2.$A$1:.$A$35])" office:value-type="float" office:value="29">
            <text:p>29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Coloso</text:p>
          </table:table-cell>
          <table:table-cell office:value-type="string">
            <text:p>Sucre</text:p>
          </table:table-cell>
          <table:table-cell table:formula="of:=LOOKUP([.C932];[Hoja2.$B$1:.$B$35];[Hoja2.$A$1:.$A$35])" office:value-type="float" office:value="29">
            <text:p>29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string">
            <text:p>Corozal</text:p>
          </table:table-cell>
          <table:table-cell office:value-type="string">
            <text:p>Sucre</text:p>
          </table:table-cell>
          <table:table-cell table:formula="of:=LOOKUP([.C933];[Hoja2.$B$1:.$B$35];[Hoja2.$A$1:.$A$35])" office:value-type="float" office:value="29">
            <text:p>29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string">
            <text:p>Coveñas</text:p>
          </table:table-cell>
          <table:table-cell office:value-type="string">
            <text:p>Sucre</text:p>
          </table:table-cell>
          <table:table-cell table:formula="of:=LOOKUP([.C934];[Hoja2.$B$1:.$B$35];[Hoja2.$A$1:.$A$35])" office:value-type="float" office:value="29">
            <text:p>29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string">
            <text:p>Chalan</text:p>
          </table:table-cell>
          <table:table-cell office:value-type="string">
            <text:p>Sucre</text:p>
          </table:table-cell>
          <table:table-cell table:formula="of:=LOOKUP([.C935];[Hoja2.$B$1:.$B$35];[Hoja2.$A$1:.$A$35])" office:value-type="float" office:value="29">
            <text:p>29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string">
            <text:p>El Roble</text:p>
          </table:table-cell>
          <table:table-cell office:value-type="string">
            <text:p>Sucre</text:p>
          </table:table-cell>
          <table:table-cell table:formula="of:=LOOKUP([.C936];[Hoja2.$B$1:.$B$35];[Hoja2.$A$1:.$A$35])" office:value-type="float" office:value="29">
            <text:p>29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string">
            <text:p>Galeras</text:p>
          </table:table-cell>
          <table:table-cell office:value-type="string">
            <text:p>Sucre</text:p>
          </table:table-cell>
          <table:table-cell table:formula="of:=LOOKUP([.C937];[Hoja2.$B$1:.$B$35];[Hoja2.$A$1:.$A$35])" office:value-type="float" office:value="29">
            <text:p>29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string">
            <text:p>Guaranda</text:p>
          </table:table-cell>
          <table:table-cell office:value-type="string">
            <text:p>Sucre</text:p>
          </table:table-cell>
          <table:table-cell table:formula="of:=LOOKUP([.C938];[Hoja2.$B$1:.$B$35];[Hoja2.$A$1:.$A$35])" office:value-type="float" office:value="29">
            <text:p>29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string">
            <text:p>La Union</text:p>
          </table:table-cell>
          <table:table-cell office:value-type="string">
            <text:p>Sucre</text:p>
          </table:table-cell>
          <table:table-cell table:formula="of:=LOOKUP([.C939];[Hoja2.$B$1:.$B$35];[Hoja2.$A$1:.$A$35])" office:value-type="float" office:value="29">
            <text:p>29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string">
            <text:p>Los Palmitos</text:p>
          </table:table-cell>
          <table:table-cell office:value-type="string">
            <text:p>Sucre</text:p>
          </table:table-cell>
          <table:table-cell table:formula="of:=LOOKUP([.C940];[Hoja2.$B$1:.$B$35];[Hoja2.$A$1:.$A$35])" office:value-type="float" office:value="29">
            <text:p>29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string">
            <text:p>Majagual</text:p>
          </table:table-cell>
          <table:table-cell office:value-type="string">
            <text:p>Sucre</text:p>
          </table:table-cell>
          <table:table-cell table:formula="of:=LOOKUP([.C941];[Hoja2.$B$1:.$B$35];[Hoja2.$A$1:.$A$35])" office:value-type="float" office:value="29">
            <text:p>29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string">
            <text:p>Morroa</text:p>
          </table:table-cell>
          <table:table-cell office:value-type="string">
            <text:p>Sucre</text:p>
          </table:table-cell>
          <table:table-cell table:formula="of:=LOOKUP([.C942];[Hoja2.$B$1:.$B$35];[Hoja2.$A$1:.$A$35])" office:value-type="float" office:value="29">
            <text:p>29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string">
            <text:p>Ovejas</text:p>
          </table:table-cell>
          <table:table-cell office:value-type="string">
            <text:p>Sucre</text:p>
          </table:table-cell>
          <table:table-cell table:formula="of:=LOOKUP([.C943];[Hoja2.$B$1:.$B$35];[Hoja2.$A$1:.$A$35])" office:value-type="float" office:value="29">
            <text:p>29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string">
            <text:p>Palmito</text:p>
          </table:table-cell>
          <table:table-cell office:value-type="string">
            <text:p>Sucre</text:p>
          </table:table-cell>
          <table:table-cell table:formula="of:=LOOKUP([.C944];[Hoja2.$B$1:.$B$35];[Hoja2.$A$1:.$A$35])" office:value-type="float" office:value="29">
            <text:p>29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string">
            <text:p>Sampues</text:p>
          </table:table-cell>
          <table:table-cell office:value-type="string">
            <text:p>Sucre</text:p>
          </table:table-cell>
          <table:table-cell table:formula="of:=LOOKUP([.C945];[Hoja2.$B$1:.$B$35];[Hoja2.$A$1:.$A$35])" office:value-type="float" office:value="29">
            <text:p>29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string">
            <text:p>San Benito Abad</text:p>
          </table:table-cell>
          <table:table-cell office:value-type="string">
            <text:p>Sucre</text:p>
          </table:table-cell>
          <table:table-cell table:formula="of:=LOOKUP([.C946];[Hoja2.$B$1:.$B$35];[Hoja2.$A$1:.$A$35])" office:value-type="float" office:value="29">
            <text:p>29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string">
            <text:p>San Juan De Betulia</text:p>
          </table:table-cell>
          <table:table-cell office:value-type="string">
            <text:p>Sucre</text:p>
          </table:table-cell>
          <table:table-cell table:formula="of:=LOOKUP([.C947];[Hoja2.$B$1:.$B$35];[Hoja2.$A$1:.$A$35])" office:value-type="float" office:value="29">
            <text:p>29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string">
            <text:p>San Marcos</text:p>
          </table:table-cell>
          <table:table-cell office:value-type="string">
            <text:p>Sucre</text:p>
          </table:table-cell>
          <table:table-cell table:formula="of:=LOOKUP([.C948];[Hoja2.$B$1:.$B$35];[Hoja2.$A$1:.$A$35])" office:value-type="float" office:value="29">
            <text:p>29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San Onofre</text:p>
          </table:table-cell>
          <table:table-cell office:value-type="string">
            <text:p>Sucre</text:p>
          </table:table-cell>
          <table:table-cell table:formula="of:=LOOKUP([.C949];[Hoja2.$B$1:.$B$35];[Hoja2.$A$1:.$A$35])" office:value-type="float" office:value="29">
            <text:p>29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San Pedro</text:p>
          </table:table-cell>
          <table:table-cell office:value-type="string">
            <text:p>Sucre</text:p>
          </table:table-cell>
          <table:table-cell table:formula="of:=LOOKUP([.C950];[Hoja2.$B$1:.$B$35];[Hoja2.$A$1:.$A$35])" office:value-type="float" office:value="29">
            <text:p>29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string">
            <text:p>Since</text:p>
          </table:table-cell>
          <table:table-cell office:value-type="string">
            <text:p>Sucre</text:p>
          </table:table-cell>
          <table:table-cell table:formula="of:=LOOKUP([.C951];[Hoja2.$B$1:.$B$35];[Hoja2.$A$1:.$A$35])" office:value-type="float" office:value="29">
            <text:p>29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table:number-columns-repeated="2" office:value-type="string">
            <text:p>Sucre</text:p>
          </table:table-cell>
          <table:table-cell table:formula="of:=LOOKUP([.C952];[Hoja2.$B$1:.$B$35];[Hoja2.$A$1:.$A$35])" office:value-type="float" office:value="29">
            <text:p>29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string">
            <text:p>Tolu</text:p>
          </table:table-cell>
          <table:table-cell office:value-type="string">
            <text:p>Sucre</text:p>
          </table:table-cell>
          <table:table-cell table:formula="of:=LOOKUP([.C953];[Hoja2.$B$1:.$B$35];[Hoja2.$A$1:.$A$35])" office:value-type="float" office:value="29">
            <text:p>29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Toluviejo</text:p>
          </table:table-cell>
          <table:table-cell office:value-type="string">
            <text:p>Sucre</text:p>
          </table:table-cell>
          <table:table-cell table:formula="of:=LOOKUP([.C954];[Hoja2.$B$1:.$B$35];[Hoja2.$A$1:.$A$35])" office:value-type="float" office:value="29">
            <text:p>29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string">
            <text:p>Ibague</text:p>
          </table:table-cell>
          <table:table-cell office:value-type="string">
            <text:p>Tolima</text:p>
          </table:table-cell>
          <table:table-cell table:formula="of:=LOOKUP([.C955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string">
            <text:p>Alpujarra</text:p>
          </table:table-cell>
          <table:table-cell office:value-type="string">
            <text:p>Tolima</text:p>
          </table:table-cell>
          <table:table-cell table:formula="of:=LOOKUP([.C956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string">
            <text:p>Alvarado</text:p>
          </table:table-cell>
          <table:table-cell office:value-type="string">
            <text:p>Tolima</text:p>
          </table:table-cell>
          <table:table-cell table:formula="of:=LOOKUP([.C957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string">
            <text:p>Ambalema</text:p>
          </table:table-cell>
          <table:table-cell office:value-type="string">
            <text:p>Tolima</text:p>
          </table:table-cell>
          <table:table-cell table:formula="of:=LOOKUP([.C958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Anzoategui</text:p>
          </table:table-cell>
          <table:table-cell office:value-type="string">
            <text:p>Tolima</text:p>
          </table:table-cell>
          <table:table-cell table:formula="of:=LOOKUP([.C959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string">
            <text:p>Armero (GUAYABAL)</text:p>
          </table:table-cell>
          <table:table-cell office:value-type="string">
            <text:p>Tolima</text:p>
          </table:table-cell>
          <table:table-cell table:formula="of:=LOOKUP([.C960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string">
            <text:p>Ataco</text:p>
          </table:table-cell>
          <table:table-cell office:value-type="string">
            <text:p>Tolima</text:p>
          </table:table-cell>
          <table:table-cell table:formula="of:=LOOKUP([.C961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string">
            <text:p>Cajamarca</text:p>
          </table:table-cell>
          <table:table-cell office:value-type="string">
            <text:p>Tolima</text:p>
          </table:table-cell>
          <table:table-cell table:formula="of:=LOOKUP([.C962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string">
            <text:p>Carmen De Apicala</text:p>
          </table:table-cell>
          <table:table-cell office:value-type="string">
            <text:p>Tolima</text:p>
          </table:table-cell>
          <table:table-cell table:formula="of:=LOOKUP([.C963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string">
            <text:p>Casabianca</text:p>
          </table:table-cell>
          <table:table-cell office:value-type="string">
            <text:p>Tolima</text:p>
          </table:table-cell>
          <table:table-cell table:formula="of:=LOOKUP([.C964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string">
            <text:p>Chaparral</text:p>
          </table:table-cell>
          <table:table-cell office:value-type="string">
            <text:p>Tolima</text:p>
          </table:table-cell>
          <table:table-cell table:formula="of:=LOOKUP([.C965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string">
            <text:p>Coello</text:p>
          </table:table-cell>
          <table:table-cell office:value-type="string">
            <text:p>Tolima</text:p>
          </table:table-cell>
          <table:table-cell table:formula="of:=LOOKUP([.C966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string">
            <text:p>Coyaima</text:p>
          </table:table-cell>
          <table:table-cell office:value-type="string">
            <text:p>Tolima</text:p>
          </table:table-cell>
          <table:table-cell table:formula="of:=LOOKUP([.C967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string">
            <text:p>Cunday</text:p>
          </table:table-cell>
          <table:table-cell office:value-type="string">
            <text:p>Tolima</text:p>
          </table:table-cell>
          <table:table-cell table:formula="of:=LOOKUP([.C968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string">
            <text:p>Dolores</text:p>
          </table:table-cell>
          <table:table-cell office:value-type="string">
            <text:p>Tolima</text:p>
          </table:table-cell>
          <table:table-cell table:formula="of:=LOOKUP([.C969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string">
            <text:p>Espinal</text:p>
          </table:table-cell>
          <table:table-cell office:value-type="string">
            <text:p>Tolima</text:p>
          </table:table-cell>
          <table:table-cell table:formula="of:=LOOKUP([.C970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string">
            <text:p>Falan</text:p>
          </table:table-cell>
          <table:table-cell office:value-type="string">
            <text:p>Tolima</text:p>
          </table:table-cell>
          <table:table-cell table:formula="of:=LOOKUP([.C971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string">
            <text:p>Flandes</text:p>
          </table:table-cell>
          <table:table-cell office:value-type="string">
            <text:p>Tolima</text:p>
          </table:table-cell>
          <table:table-cell table:formula="of:=LOOKUP([.C972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string">
            <text:p>Fresno</text:p>
          </table:table-cell>
          <table:table-cell office:value-type="string">
            <text:p>Tolima</text:p>
          </table:table-cell>
          <table:table-cell table:formula="of:=LOOKUP([.C973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string">
            <text:p>Guamo</text:p>
          </table:table-cell>
          <table:table-cell office:value-type="string">
            <text:p>Tolima</text:p>
          </table:table-cell>
          <table:table-cell table:formula="of:=LOOKUP([.C974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string">
            <text:p>Herveo</text:p>
          </table:table-cell>
          <table:table-cell office:value-type="string">
            <text:p>Tolima</text:p>
          </table:table-cell>
          <table:table-cell table:formula="of:=LOOKUP([.C975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string">
            <text:p>Honda</text:p>
          </table:table-cell>
          <table:table-cell office:value-type="string">
            <text:p>Tolima</text:p>
          </table:table-cell>
          <table:table-cell table:formula="of:=LOOKUP([.C976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string">
            <text:p>Icononzo</text:p>
          </table:table-cell>
          <table:table-cell office:value-type="string">
            <text:p>Tolima</text:p>
          </table:table-cell>
          <table:table-cell table:formula="of:=LOOKUP([.C977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string">
            <text:p>Lerida</text:p>
          </table:table-cell>
          <table:table-cell office:value-type="string">
            <text:p>Tolima</text:p>
          </table:table-cell>
          <table:table-cell table:formula="of:=LOOKUP([.C978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string">
            <text:p>Libano</text:p>
          </table:table-cell>
          <table:table-cell office:value-type="string">
            <text:p>Tolima</text:p>
          </table:table-cell>
          <table:table-cell table:formula="of:=LOOKUP([.C979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string">
            <text:p>Mariquita</text:p>
          </table:table-cell>
          <table:table-cell office:value-type="string">
            <text:p>Tolima</text:p>
          </table:table-cell>
          <table:table-cell table:formula="of:=LOOKUP([.C980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office:value-type="string">
            <text:p>Melgar</text:p>
          </table:table-cell>
          <table:table-cell office:value-type="string">
            <text:p>Tolima</text:p>
          </table:table-cell>
          <table:table-cell table:formula="of:=LOOKUP([.C981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string">
            <text:p>Murillo</text:p>
          </table:table-cell>
          <table:table-cell office:value-type="string">
            <text:p>Tolima</text:p>
          </table:table-cell>
          <table:table-cell table:formula="of:=LOOKUP([.C982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string">
            <text:p>Natagaima</text:p>
          </table:table-cell>
          <table:table-cell office:value-type="string">
            <text:p>Tolima</text:p>
          </table:table-cell>
          <table:table-cell table:formula="of:=LOOKUP([.C983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Ortega</text:p>
          </table:table-cell>
          <table:table-cell office:value-type="string">
            <text:p>Tolima</text:p>
          </table:table-cell>
          <table:table-cell table:formula="of:=LOOKUP([.C984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string">
            <text:p>Palocabildo</text:p>
          </table:table-cell>
          <table:table-cell office:value-type="string">
            <text:p>Tolima</text:p>
          </table:table-cell>
          <table:table-cell table:formula="of:=LOOKUP([.C985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Piedras</text:p>
          </table:table-cell>
          <table:table-cell office:value-type="string">
            <text:p>Tolima</text:p>
          </table:table-cell>
          <table:table-cell table:formula="of:=LOOKUP([.C986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string">
            <text:p>Planadas</text:p>
          </table:table-cell>
          <table:table-cell office:value-type="string">
            <text:p>Tolima</text:p>
          </table:table-cell>
          <table:table-cell table:formula="of:=LOOKUP([.C987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string">
            <text:p>Prado</text:p>
          </table:table-cell>
          <table:table-cell office:value-type="string">
            <text:p>Tolima</text:p>
          </table:table-cell>
          <table:table-cell table:formula="of:=LOOKUP([.C988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string">
            <text:p>Purificacion</text:p>
          </table:table-cell>
          <table:table-cell office:value-type="string">
            <text:p>Tolima</text:p>
          </table:table-cell>
          <table:table-cell table:formula="of:=LOOKUP([.C989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string">
            <text:p>Rioblanco</text:p>
          </table:table-cell>
          <table:table-cell office:value-type="string">
            <text:p>Tolima</text:p>
          </table:table-cell>
          <table:table-cell table:formula="of:=LOOKUP([.C990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string">
            <text:p>Roncesvalles</text:p>
          </table:table-cell>
          <table:table-cell office:value-type="string">
            <text:p>Tolima</text:p>
          </table:table-cell>
          <table:table-cell table:formula="of:=LOOKUP([.C991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string">
            <text:p>Rovira</text:p>
          </table:table-cell>
          <table:table-cell office:value-type="string">
            <text:p>Tolima</text:p>
          </table:table-cell>
          <table:table-cell table:formula="of:=LOOKUP([.C992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string">
            <text:p>Saldaña</text:p>
          </table:table-cell>
          <table:table-cell office:value-type="string">
            <text:p>Tolima</text:p>
          </table:table-cell>
          <table:table-cell table:formula="of:=LOOKUP([.C993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string">
            <text:p>San Antonio</text:p>
          </table:table-cell>
          <table:table-cell office:value-type="string">
            <text:p>Tolima</text:p>
          </table:table-cell>
          <table:table-cell table:formula="of:=LOOKUP([.C994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string">
            <text:p>San Luis</text:p>
          </table:table-cell>
          <table:table-cell office:value-type="string">
            <text:p>Tolima</text:p>
          </table:table-cell>
          <table:table-cell table:formula="of:=LOOKUP([.C995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string">
            <text:p>Santa Isabel</text:p>
          </table:table-cell>
          <table:table-cell office:value-type="string">
            <text:p>Tolima</text:p>
          </table:table-cell>
          <table:table-cell table:formula="of:=LOOKUP([.C996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string">
            <text:p>Suarez</text:p>
          </table:table-cell>
          <table:table-cell office:value-type="string">
            <text:p>Tolima</text:p>
          </table:table-cell>
          <table:table-cell table:formula="of:=LOOKUP([.C997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Valle De S Juan</text:p>
          </table:table-cell>
          <table:table-cell office:value-type="string">
            <text:p>Tolima</text:p>
          </table:table-cell>
          <table:table-cell table:formula="of:=LOOKUP([.C998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Venadillo</text:p>
          </table:table-cell>
          <table:table-cell office:value-type="string">
            <text:p>Tolima</text:p>
          </table:table-cell>
          <table:table-cell table:formula="of:=LOOKUP([.C999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Villahermosa</text:p>
          </table:table-cell>
          <table:table-cell office:value-type="string">
            <text:p>Tolima</text:p>
          </table:table-cell>
          <table:table-cell table:formula="of:=LOOKUP([.C1000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Villarrica</text:p>
          </table:table-cell>
          <table:table-cell office:value-type="string">
            <text:p>Tolima</text:p>
          </table:table-cell>
          <table:table-cell table:formula="of:=LOOKUP([.C1001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Cali</text:p>
          </table:table-cell>
          <table:table-cell office:value-type="string">
            <text:p>Valle Del Cauca</text:p>
          </table:table-cell>
          <table:table-cell table:formula="of:=LOOKUP([.C1002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Alcala</text:p>
          </table:table-cell>
          <table:table-cell office:value-type="string">
            <text:p>Valle Del Cauca</text:p>
          </table:table-cell>
          <table:table-cell table:formula="of:=LOOKUP([.C1003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Andalucia</text:p>
          </table:table-cell>
          <table:table-cell office:value-type="string">
            <text:p>Valle Del Cauca</text:p>
          </table:table-cell>
          <table:table-cell table:formula="of:=LOOKUP([.C1004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string">
            <text:p>Ansermanuevo</text:p>
          </table:table-cell>
          <table:table-cell office:value-type="string">
            <text:p>Valle Del Cauca</text:p>
          </table:table-cell>
          <table:table-cell table:formula="of:=LOOKUP([.C1005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Argelia</text:p>
          </table:table-cell>
          <table:table-cell office:value-type="string">
            <text:p>Valle Del Cauca</text:p>
          </table:table-cell>
          <table:table-cell table:formula="of:=LOOKUP([.C1006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Bolivar</text:p>
          </table:table-cell>
          <table:table-cell office:value-type="string">
            <text:p>Valle Del Cauca</text:p>
          </table:table-cell>
          <table:table-cell table:formula="of:=LOOKUP([.C1007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Buenaventura</text:p>
          </table:table-cell>
          <table:table-cell office:value-type="string">
            <text:p>Valle Del Cauca</text:p>
          </table:table-cell>
          <table:table-cell table:formula="of:=LOOKUP([.C1008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Buga</text:p>
          </table:table-cell>
          <table:table-cell office:value-type="string">
            <text:p>Valle Del Cauca</text:p>
          </table:table-cell>
          <table:table-cell table:formula="of:=LOOKUP([.C1009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Bugalagrande</text:p>
          </table:table-cell>
          <table:table-cell office:value-type="string">
            <text:p>Valle Del Cauca</text:p>
          </table:table-cell>
          <table:table-cell table:formula="of:=LOOKUP([.C1010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Caicedonia</text:p>
          </table:table-cell>
          <table:table-cell office:value-type="string">
            <text:p>Valle Del Cauca</text:p>
          </table:table-cell>
          <table:table-cell table:formula="of:=LOOKUP([.C1011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Calima-Darien</text:p>
          </table:table-cell>
          <table:table-cell office:value-type="string">
            <text:p>Valle Del Cauca</text:p>
          </table:table-cell>
          <table:table-cell table:formula="of:=LOOKUP([.C1012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Candelaria</text:p>
          </table:table-cell>
          <table:table-cell office:value-type="string">
            <text:p>Valle Del Cauca</text:p>
          </table:table-cell>
          <table:table-cell table:formula="of:=LOOKUP([.C1013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Cartago</text:p>
          </table:table-cell>
          <table:table-cell office:value-type="string">
            <text:p>Valle Del Cauca</text:p>
          </table:table-cell>
          <table:table-cell table:formula="of:=LOOKUP([.C1014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Dagua</text:p>
          </table:table-cell>
          <table:table-cell office:value-type="string">
            <text:p>Valle Del Cauca</text:p>
          </table:table-cell>
          <table:table-cell table:formula="of:=LOOKUP([.C1015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office:value-type="string">
            <text:p>El Aguila</text:p>
          </table:table-cell>
          <table:table-cell office:value-type="string">
            <text:p>Valle Del Cauca</text:p>
          </table:table-cell>
          <table:table-cell table:formula="of:=LOOKUP([.C1016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office:value-type="string">
            <text:p>El Cairo</text:p>
          </table:table-cell>
          <table:table-cell office:value-type="string">
            <text:p>Valle Del Cauca</text:p>
          </table:table-cell>
          <table:table-cell table:formula="of:=LOOKUP([.C1017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El Cerrito</text:p>
          </table:table-cell>
          <table:table-cell office:value-type="string">
            <text:p>Valle Del Cauca</text:p>
          </table:table-cell>
          <table:table-cell table:formula="of:=LOOKUP([.C1018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El Dovio</text:p>
          </table:table-cell>
          <table:table-cell office:value-type="string">
            <text:p>Valle Del Cauca</text:p>
          </table:table-cell>
          <table:table-cell table:formula="of:=LOOKUP([.C1019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Florida</text:p>
          </table:table-cell>
          <table:table-cell office:value-type="string">
            <text:p>Valle Del Cauca</text:p>
          </table:table-cell>
          <table:table-cell table:formula="of:=LOOKUP([.C1020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Ginebra</text:p>
          </table:table-cell>
          <table:table-cell office:value-type="string">
            <text:p>Valle Del Cauca</text:p>
          </table:table-cell>
          <table:table-cell table:formula="of:=LOOKUP([.C1021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Guacari</text:p>
          </table:table-cell>
          <table:table-cell office:value-type="string">
            <text:p>Valle Del Cauca</text:p>
          </table:table-cell>
          <table:table-cell table:formula="of:=LOOKUP([.C1022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Jamundi</text:p>
          </table:table-cell>
          <table:table-cell office:value-type="string">
            <text:p>Valle Del Cauca</text:p>
          </table:table-cell>
          <table:table-cell table:formula="of:=LOOKUP([.C1023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La Cumbre</text:p>
          </table:table-cell>
          <table:table-cell office:value-type="string">
            <text:p>Valle Del Cauca</text:p>
          </table:table-cell>
          <table:table-cell table:formula="of:=LOOKUP([.C1024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office:value-type="string">
            <text:p>La Union</text:p>
          </table:table-cell>
          <table:table-cell office:value-type="string">
            <text:p>Valle Del Cauca</text:p>
          </table:table-cell>
          <table:table-cell table:formula="of:=LOOKUP([.C1025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string">
            <text:p>La Victoria</text:p>
          </table:table-cell>
          <table:table-cell office:value-type="string">
            <text:p>Valle Del Cauca</text:p>
          </table:table-cell>
          <table:table-cell table:formula="of:=LOOKUP([.C1026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Obando</text:p>
          </table:table-cell>
          <table:table-cell office:value-type="string">
            <text:p>Valle Del Cauca</text:p>
          </table:table-cell>
          <table:table-cell table:formula="of:=LOOKUP([.C1027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Palmira</text:p>
          </table:table-cell>
          <table:table-cell office:value-type="string">
            <text:p>Valle Del Cauca</text:p>
          </table:table-cell>
          <table:table-cell table:formula="of:=LOOKUP([.C1028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string">
            <text:p>Pradera</text:p>
          </table:table-cell>
          <table:table-cell office:value-type="string">
            <text:p>Valle Del Cauca</text:p>
          </table:table-cell>
          <table:table-cell table:formula="of:=LOOKUP([.C1029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office:value-type="string">
            <text:p>Restrepo</text:p>
          </table:table-cell>
          <table:table-cell office:value-type="string">
            <text:p>Valle Del Cauca</text:p>
          </table:table-cell>
          <table:table-cell table:formula="of:=LOOKUP([.C1030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office:value-type="string">
            <text:p>Riofrio</text:p>
          </table:table-cell>
          <table:table-cell office:value-type="string">
            <text:p>Valle Del Cauca</text:p>
          </table:table-cell>
          <table:table-cell table:formula="of:=LOOKUP([.C1031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string">
            <text:p>Roldanillo</text:p>
          </table:table-cell>
          <table:table-cell office:value-type="string">
            <text:p>Valle Del Cauca</text:p>
          </table:table-cell>
          <table:table-cell table:formula="of:=LOOKUP([.C1032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string">
            <text:p>San Pedro</text:p>
          </table:table-cell>
          <table:table-cell office:value-type="string">
            <text:p>Valle Del Cauca</text:p>
          </table:table-cell>
          <table:table-cell table:formula="of:=LOOKUP([.C1033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office:value-type="string">
            <text:p>Sevilla</text:p>
          </table:table-cell>
          <table:table-cell office:value-type="string">
            <text:p>Valle Del Cauca</text:p>
          </table:table-cell>
          <table:table-cell table:formula="of:=LOOKUP([.C1034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string">
            <text:p>Toro</text:p>
          </table:table-cell>
          <table:table-cell office:value-type="string">
            <text:p>Valle Del Cauca</text:p>
          </table:table-cell>
          <table:table-cell table:formula="of:=LOOKUP([.C1035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string">
            <text:p>Trujillo</text:p>
          </table:table-cell>
          <table:table-cell office:value-type="string">
            <text:p>Valle Del Cauca</text:p>
          </table:table-cell>
          <table:table-cell table:formula="of:=LOOKUP([.C1036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 office:value-type="string">
            <text:p>Tulua</text:p>
          </table:table-cell>
          <table:table-cell office:value-type="string">
            <text:p>Valle Del Cauca</text:p>
          </table:table-cell>
          <table:table-cell table:formula="of:=LOOKUP([.C1037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string">
            <text:p>Ulloa</text:p>
          </table:table-cell>
          <table:table-cell office:value-type="string">
            <text:p>Valle Del Cauca</text:p>
          </table:table-cell>
          <table:table-cell table:formula="of:=LOOKUP([.C1038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string">
            <text:p>Versalles</text:p>
          </table:table-cell>
          <table:table-cell office:value-type="string">
            <text:p>Valle Del Cauca</text:p>
          </table:table-cell>
          <table:table-cell table:formula="of:=LOOKUP([.C1039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office:value-type="string">
            <text:p>Vijes</text:p>
          </table:table-cell>
          <table:table-cell office:value-type="string">
            <text:p>Valle Del Cauca</text:p>
          </table:table-cell>
          <table:table-cell table:formula="of:=LOOKUP([.C1040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office:value-type="string">
            <text:p>Yotoco</text:p>
          </table:table-cell>
          <table:table-cell office:value-type="string">
            <text:p>Valle Del Cauca</text:p>
          </table:table-cell>
          <table:table-cell table:formula="of:=LOOKUP([.C1041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Yumbo</text:p>
          </table:table-cell>
          <table:table-cell office:value-type="string">
            <text:p>Valle Del Cauca</text:p>
          </table:table-cell>
          <table:table-cell table:formula="of:=LOOKUP([.C1042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string">
            <text:p>Zarzal</text:p>
          </table:table-cell>
          <table:table-cell office:value-type="string">
            <text:p>Valle Del Cauca</text:p>
          </table:table-cell>
          <table:table-cell table:formula="of:=LOOKUP([.C1043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table:number-columns-repeated="2" office:value-type="string">
            <text:p>Arauca</text:p>
          </table:table-cell>
          <table:table-cell table:formula="of:=LOOKUP([.C1044];[Hoja2.$B$1:.$B$35];[Hoja2.$A$1:.$A$35])" office:value-type="float" office:value="3">
            <text:p>3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string">
            <text:p>Arauquita</text:p>
          </table:table-cell>
          <table:table-cell office:value-type="string">
            <text:p>Arauca</text:p>
          </table:table-cell>
          <table:table-cell table:formula="of:=LOOKUP([.C1045];[Hoja2.$B$1:.$B$35];[Hoja2.$A$1:.$A$35])" office:value-type="float" office:value="3">
            <text:p>3</text:p>
          </table:table-cell>
        </table:table-row>
        <table:table-row table:style-name="ro1">
          <table:table-cell office:value-type="float" office:value="1047">
            <text:p>1047</text:p>
          </table:table-cell>
          <table:table-cell office:value-type="string">
            <text:p>Cravo Norte</text:p>
          </table:table-cell>
          <table:table-cell office:value-type="string">
            <text:p>Arauca</text:p>
          </table:table-cell>
          <table:table-cell table:formula="of:=LOOKUP([.C1046];[Hoja2.$B$1:.$B$35];[Hoja2.$A$1:.$A$35])" office:value-type="float" office:value="3">
            <text:p>3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office:value-type="string">
            <text:p>Fortul</text:p>
          </table:table-cell>
          <table:table-cell office:value-type="string">
            <text:p>Arauca</text:p>
          </table:table-cell>
          <table:table-cell table:formula="of:=LOOKUP([.C1047];[Hoja2.$B$1:.$B$35];[Hoja2.$A$1:.$A$35])" office:value-type="float" office:value="3">
            <text:p>3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office:value-type="string">
            <text:p>Puerto Rondon</text:p>
          </table:table-cell>
          <table:table-cell office:value-type="string">
            <text:p>Arauca</text:p>
          </table:table-cell>
          <table:table-cell table:formula="of:=LOOKUP([.C1048];[Hoja2.$B$1:.$B$35];[Hoja2.$A$1:.$A$35])" office:value-type="float" office:value="3">
            <text:p>3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office:value-type="string">
            <text:p>Saravena</text:p>
          </table:table-cell>
          <table:table-cell office:value-type="string">
            <text:p>Arauca</text:p>
          </table:table-cell>
          <table:table-cell table:formula="of:=LOOKUP([.C1049];[Hoja2.$B$1:.$B$35];[Hoja2.$A$1:.$A$35])" office:value-type="float" office:value="3">
            <text:p>3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Tame</text:p>
          </table:table-cell>
          <table:table-cell office:value-type="string">
            <text:p>Arauca</text:p>
          </table:table-cell>
          <table:table-cell table:formula="of:=LOOKUP([.C1050];[Hoja2.$B$1:.$B$35];[Hoja2.$A$1:.$A$35])" office:value-type="float" office:value="3">
            <text:p>3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office:value-type="string">
            <text:p>Yopal</text:p>
          </table:table-cell>
          <table:table-cell office:value-type="string">
            <text:p>Casanare</text:p>
          </table:table-cell>
          <table:table-cell table:formula="of:=LOOKUP([.C1051];[Hoja2.$B$1:.$B$35];[Hoja2.$A$1:.$A$35])" office:value-type="float" office:value="10">
            <text:p>10</text:p>
          </table:table-cell>
        </table:table-row>
        <table:table-row table:style-name="ro1">
          <table:table-cell office:value-type="float" office:value="1053">
            <text:p>1053</text:p>
          </table:table-cell>
          <table:table-cell office:value-type="string">
            <text:p>Aguazul</text:p>
          </table:table-cell>
          <table:table-cell office:value-type="string">
            <text:p>Casanare</text:p>
          </table:table-cell>
          <table:table-cell table:formula="of:=LOOKUP([.C1052];[Hoja2.$B$1:.$B$35];[Hoja2.$A$1:.$A$35])" office:value-type="float" office:value="10">
            <text:p>10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string">
            <text:p>Chameza</text:p>
          </table:table-cell>
          <table:table-cell office:value-type="string">
            <text:p>Casanare</text:p>
          </table:table-cell>
          <table:table-cell table:formula="of:=LOOKUP([.C1053];[Hoja2.$B$1:.$B$35];[Hoja2.$A$1:.$A$35])" office:value-type="float" office:value="10">
            <text:p>10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office:value-type="string">
            <text:p>Hato Corozal</text:p>
          </table:table-cell>
          <table:table-cell office:value-type="string">
            <text:p>Casanare</text:p>
          </table:table-cell>
          <table:table-cell table:formula="of:=LOOKUP([.C1054];[Hoja2.$B$1:.$B$35];[Hoja2.$A$1:.$A$35])" office:value-type="float" office:value="10">
            <text:p>10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string">
            <text:p>La Salina</text:p>
          </table:table-cell>
          <table:table-cell office:value-type="string">
            <text:p>Casanare</text:p>
          </table:table-cell>
          <table:table-cell table:formula="of:=LOOKUP([.C1055];[Hoja2.$B$1:.$B$35];[Hoja2.$A$1:.$A$35])" office:value-type="float" office:value="10">
            <text:p>10</text:p>
          </table:table-cell>
        </table:table-row>
        <table:table-row table:style-name="ro1">
          <table:table-cell office:value-type="float" office:value="1057">
            <text:p>1057</text:p>
          </table:table-cell>
          <table:table-cell office:value-type="string">
            <text:p>Mani</text:p>
          </table:table-cell>
          <table:table-cell office:value-type="string">
            <text:p>Casanare</text:p>
          </table:table-cell>
          <table:table-cell table:formula="of:=LOOKUP([.C1056];[Hoja2.$B$1:.$B$35];[Hoja2.$A$1:.$A$35])" office:value-type="float" office:value="10">
            <text:p>10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string">
            <text:p>Monterrey</text:p>
          </table:table-cell>
          <table:table-cell office:value-type="string">
            <text:p>Casanare</text:p>
          </table:table-cell>
          <table:table-cell table:formula="of:=LOOKUP([.C1057];[Hoja2.$B$1:.$B$35];[Hoja2.$A$1:.$A$35])" office:value-type="float" office:value="10">
            <text:p>10</text:p>
          </table:table-cell>
        </table:table-row>
        <table:table-row table:style-name="ro1">
          <table:table-cell office:value-type="float" office:value="1059">
            <text:p>1059</text:p>
          </table:table-cell>
          <table:table-cell office:value-type="string">
            <text:p>Nunchia</text:p>
          </table:table-cell>
          <table:table-cell office:value-type="string">
            <text:p>Casanare</text:p>
          </table:table-cell>
          <table:table-cell table:formula="of:=LOOKUP([.C1058];[Hoja2.$B$1:.$B$35];[Hoja2.$A$1:.$A$35])" office:value-type="float" office:value="10">
            <text:p>10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string">
            <text:p>Orocue</text:p>
          </table:table-cell>
          <table:table-cell office:value-type="string">
            <text:p>Casanare</text:p>
          </table:table-cell>
          <table:table-cell table:formula="of:=LOOKUP([.C1059];[Hoja2.$B$1:.$B$35];[Hoja2.$A$1:.$A$35])" office:value-type="float" office:value="10">
            <text:p>10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Paz De Ariporo</text:p>
          </table:table-cell>
          <table:table-cell office:value-type="string">
            <text:p>Casanare</text:p>
          </table:table-cell>
          <table:table-cell table:formula="of:=LOOKUP([.C1060];[Hoja2.$B$1:.$B$35];[Hoja2.$A$1:.$A$35])" office:value-type="float" office:value="10">
            <text:p>10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string">
            <text:p>Pore</text:p>
          </table:table-cell>
          <table:table-cell office:value-type="string">
            <text:p>Casanare</text:p>
          </table:table-cell>
          <table:table-cell table:formula="of:=LOOKUP([.C1061];[Hoja2.$B$1:.$B$35];[Hoja2.$A$1:.$A$35])" office:value-type="float" office:value="10">
            <text:p>10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string">
            <text:p>Recetor</text:p>
          </table:table-cell>
          <table:table-cell office:value-type="string">
            <text:p>Casanare</text:p>
          </table:table-cell>
          <table:table-cell table:formula="of:=LOOKUP([.C1062];[Hoja2.$B$1:.$B$35];[Hoja2.$A$1:.$A$35])" office:value-type="float" office:value="10">
            <text:p>10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office:value-type="string">
            <text:p>Sabanalarga</text:p>
          </table:table-cell>
          <table:table-cell office:value-type="string">
            <text:p>Casanare</text:p>
          </table:table-cell>
          <table:table-cell table:formula="of:=LOOKUP([.C1063];[Hoja2.$B$1:.$B$35];[Hoja2.$A$1:.$A$35])" office:value-type="float" office:value="10">
            <text:p>10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Sacama</text:p>
          </table:table-cell>
          <table:table-cell office:value-type="string">
            <text:p>Casanare</text:p>
          </table:table-cell>
          <table:table-cell table:formula="of:=LOOKUP([.C1064];[Hoja2.$B$1:.$B$35];[Hoja2.$A$1:.$A$35])" office:value-type="float" office:value="10">
            <text:p>10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office:value-type="string">
            <text:p>San Luis De Palenque</text:p>
          </table:table-cell>
          <table:table-cell office:value-type="string">
            <text:p>Casanare</text:p>
          </table:table-cell>
          <table:table-cell table:formula="of:=LOOKUP([.C1065];[Hoja2.$B$1:.$B$35];[Hoja2.$A$1:.$A$35])" office:value-type="float" office:value="10">
            <text:p>10</text:p>
          </table:table-cell>
        </table:table-row>
        <table:table-row table:style-name="ro1">
          <table:table-cell office:value-type="float" office:value="1067">
            <text:p>1067</text:p>
          </table:table-cell>
          <table:table-cell office:value-type="string">
            <text:p>Tamara</text:p>
          </table:table-cell>
          <table:table-cell office:value-type="string">
            <text:p>Casanare</text:p>
          </table:table-cell>
          <table:table-cell table:formula="of:=LOOKUP([.C1066];[Hoja2.$B$1:.$B$35];[Hoja2.$A$1:.$A$35])" office:value-type="float" office:value="10">
            <text:p>10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office:value-type="string">
            <text:p>Tauramena</text:p>
          </table:table-cell>
          <table:table-cell office:value-type="string">
            <text:p>Casanare</text:p>
          </table:table-cell>
          <table:table-cell table:formula="of:=LOOKUP([.C1067];[Hoja2.$B$1:.$B$35];[Hoja2.$A$1:.$A$35])" office:value-type="float" office:value="10">
            <text:p>10</text:p>
          </table:table-cell>
        </table:table-row>
        <table:table-row table:style-name="ro1">
          <table:table-cell office:value-type="float" office:value="1069">
            <text:p>1069</text:p>
          </table:table-cell>
          <table:table-cell office:value-type="string">
            <text:p>Trinidad</text:p>
          </table:table-cell>
          <table:table-cell office:value-type="string">
            <text:p>Casanare</text:p>
          </table:table-cell>
          <table:table-cell table:formula="of:=LOOKUP([.C1068];[Hoja2.$B$1:.$B$35];[Hoja2.$A$1:.$A$35])" office:value-type="float" office:value="10">
            <text:p>10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office:value-type="string">
            <text:p>Villanueva</text:p>
          </table:table-cell>
          <table:table-cell office:value-type="string">
            <text:p>Casanare</text:p>
          </table:table-cell>
          <table:table-cell table:formula="of:=LOOKUP([.C1069];[Hoja2.$B$1:.$B$35];[Hoja2.$A$1:.$A$35])" office:value-type="float" office:value="10">
            <text:p>10</text:p>
          </table:table-cell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Mocoa</text:p>
          </table:table-cell>
          <table:table-cell office:value-type="string">
            <text:p>Putumayo</text:p>
          </table:table-cell>
          <table:table-cell table:formula="of:=LOOKUP([.C1070];[Hoja2.$B$1:.$B$35];[Hoja2.$A$1:.$A$35])" office:value-type="float" office:value="24">
            <text:p>24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office:value-type="string">
            <text:p>Colon</text:p>
          </table:table-cell>
          <table:table-cell office:value-type="string">
            <text:p>Putumayo</text:p>
          </table:table-cell>
          <table:table-cell table:formula="of:=LOOKUP([.C1071];[Hoja2.$B$1:.$B$35];[Hoja2.$A$1:.$A$35])" office:value-type="float" office:value="24">
            <text:p>24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string">
            <text:p>Orito</text:p>
          </table:table-cell>
          <table:table-cell office:value-type="string">
            <text:p>Putumayo</text:p>
          </table:table-cell>
          <table:table-cell table:formula="of:=LOOKUP([.C1072];[Hoja2.$B$1:.$B$35];[Hoja2.$A$1:.$A$35])" office:value-type="float" office:value="24">
            <text:p>24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 office:value-type="string">
            <text:p>Puerto Asis</text:p>
          </table:table-cell>
          <table:table-cell office:value-type="string">
            <text:p>Putumayo</text:p>
          </table:table-cell>
          <table:table-cell table:formula="of:=LOOKUP([.C1073];[Hoja2.$B$1:.$B$35];[Hoja2.$A$1:.$A$35])" office:value-type="float" office:value="24">
            <text:p>24</text:p>
          </table:table-cell>
        </table:table-row>
        <table:table-row table:style-name="ro1">
          <table:table-cell office:value-type="float" office:value="1075">
            <text:p>1075</text:p>
          </table:table-cell>
          <table:table-cell office:value-type="string">
            <text:p>Puerto Caycedo</text:p>
          </table:table-cell>
          <table:table-cell office:value-type="string">
            <text:p>Putumayo</text:p>
          </table:table-cell>
          <table:table-cell table:formula="of:=LOOKUP([.C1074];[Hoja2.$B$1:.$B$35];[Hoja2.$A$1:.$A$35])" office:value-type="float" office:value="24">
            <text:p>24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Puerto Guzman</text:p>
          </table:table-cell>
          <table:table-cell office:value-type="string">
            <text:p>Putumayo</text:p>
          </table:table-cell>
          <table:table-cell table:formula="of:=LOOKUP([.C1075];[Hoja2.$B$1:.$B$35];[Hoja2.$A$1:.$A$35])" office:value-type="float" office:value="24">
            <text:p>24</text:p>
          </table:table-cell>
        </table:table-row>
        <table:table-row table:style-name="ro1">
          <table:table-cell office:value-type="float" office:value="1077">
            <text:p>1077</text:p>
          </table:table-cell>
          <table:table-cell office:value-type="string">
            <text:p>Puerto Leguizamo</text:p>
          </table:table-cell>
          <table:table-cell office:value-type="string">
            <text:p>Putumayo</text:p>
          </table:table-cell>
          <table:table-cell table:formula="of:=LOOKUP([.C1076];[Hoja2.$B$1:.$B$35];[Hoja2.$A$1:.$A$35])" office:value-type="float" office:value="24">
            <text:p>24</text:p>
          </table:table-cell>
        </table:table-row>
        <table:table-row table:style-name="ro1">
          <table:table-cell office:value-type="float" office:value="1078">
            <text:p>1078</text:p>
          </table:table-cell>
          <table:table-cell office:value-type="string">
            <text:p>Sibundoy</text:p>
          </table:table-cell>
          <table:table-cell office:value-type="string">
            <text:p>Putumayo</text:p>
          </table:table-cell>
          <table:table-cell table:formula="of:=LOOKUP([.C1077];[Hoja2.$B$1:.$B$35];[Hoja2.$A$1:.$A$35])" office:value-type="float" office:value="24">
            <text:p>24</text:p>
          </table:table-cell>
        </table:table-row>
        <table:table-row table:style-name="ro1">
          <table:table-cell office:value-type="float" office:value="1079">
            <text:p>1079</text:p>
          </table:table-cell>
          <table:table-cell office:value-type="string">
            <text:p>San Francisco</text:p>
          </table:table-cell>
          <table:table-cell office:value-type="string">
            <text:p>Putumayo</text:p>
          </table:table-cell>
          <table:table-cell table:formula="of:=LOOKUP([.C1078];[Hoja2.$B$1:.$B$35];[Hoja2.$A$1:.$A$35])" office:value-type="float" office:value="24">
            <text:p>24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San Miguel</text:p>
          </table:table-cell>
          <table:table-cell office:value-type="string">
            <text:p>Putumayo</text:p>
          </table:table-cell>
          <table:table-cell table:formula="of:=LOOKUP([.C1079];[Hoja2.$B$1:.$B$35];[Hoja2.$A$1:.$A$35])" office:value-type="float" office:value="24">
            <text:p>24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string">
            <text:p>Santiago</text:p>
          </table:table-cell>
          <table:table-cell office:value-type="string">
            <text:p>Putumayo</text:p>
          </table:table-cell>
          <table:table-cell table:formula="of:=LOOKUP([.C1080];[Hoja2.$B$1:.$B$35];[Hoja2.$A$1:.$A$35])" office:value-type="float" office:value="24">
            <text:p>24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office:value-type="string">
            <text:p>Valle Del Guamuez</text:p>
          </table:table-cell>
          <table:table-cell office:value-type="string">
            <text:p>Putumayo</text:p>
          </table:table-cell>
          <table:table-cell table:formula="of:=LOOKUP([.C1081];[Hoja2.$B$1:.$B$35];[Hoja2.$A$1:.$A$35])" office:value-type="float" office:value="24">
            <text:p>24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office:value-type="string">
            <text:p>Villagarzon</text:p>
          </table:table-cell>
          <table:table-cell office:value-type="string">
            <text:p>Putumayo</text:p>
          </table:table-cell>
          <table:table-cell table:formula="of:=LOOKUP([.C1082];[Hoja2.$B$1:.$B$35];[Hoja2.$A$1:.$A$35])" office:value-type="float" office:value="24">
            <text:p>24</text:p>
          </table:table-cell>
        </table:table-row>
        <table:table-row table:style-name="ro1">
          <table:table-cell office:value-type="float" office:value="1084">
            <text:p>1084</text:p>
          </table:table-cell>
          <table:table-cell office:value-type="string">
            <text:p>San Andres</text:p>
          </table:table-cell>
          <table:table-cell office:value-type="string">
            <text:p>San Andres</text:p>
          </table:table-cell>
          <table:table-cell table:formula="of:=LOOKUP([.C1083];[Hoja2.$B$1:.$B$35];[Hoja2.$A$1:.$A$35])" office:value-type="float" office:value="27">
            <text:p>27</text:p>
          </table:table-cell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Providencia</text:p>
          </table:table-cell>
          <table:table-cell office:value-type="string">
            <text:p>San Andres</text:p>
          </table:table-cell>
          <table:table-cell table:formula="of:=LOOKUP([.C1084];[Hoja2.$B$1:.$B$35];[Hoja2.$A$1:.$A$35])" office:value-type="float" office:value="27">
            <text:p>27</text:p>
          </table:table-cell>
        </table:table-row>
        <table:table-row table:style-name="ro1">
          <table:table-cell office:value-type="float" office:value="1086">
            <text:p>1086</text:p>
          </table:table-cell>
          <table:table-cell office:value-type="string">
            <text:p>Leticia</text:p>
          </table:table-cell>
          <table:table-cell office:value-type="string">
            <text:p>Amazonas</text:p>
          </table:table-cell>
          <table:table-cell table:formula="of:=LOOKUP([.C1085];[Hoja2.$B$1:.$B$35];[Hoja2.$A$1:.$A$35])" office:value-type="float" office:value="1">
            <text:p>1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office:value-type="string">
            <text:p>Puerto Nariño</text:p>
          </table:table-cell>
          <table:table-cell office:value-type="string">
            <text:p>Amazonas</text:p>
          </table:table-cell>
          <table:table-cell table:formula="of:=LOOKUP([.C1086];[Hoja2.$B$1:.$B$35];[Hoja2.$A$1:.$A$35])" office:value-type="float" office:value="1">
            <text:p>1</text:p>
          </table:table-cell>
        </table:table-row>
        <table:table-row table:style-name="ro1">
          <table:table-cell office:value-type="float" office:value="1088">
            <text:p>1088</text:p>
          </table:table-cell>
          <table:table-cell office:value-type="string">
            <text:p>Puerto Inirida</text:p>
          </table:table-cell>
          <table:table-cell office:value-type="string">
            <text:p>Guainia</text:p>
          </table:table-cell>
          <table:table-cell table:formula="of:=LOOKUP([.C1087];[Hoja2.$B$1:.$B$35];[Hoja2.$A$1:.$A$35])" office:value-type="float" office:value="16">
            <text:p>16</text:p>
          </table:table-cell>
        </table:table-row>
        <table:table-row table:style-name="ro1">
          <table:table-cell office:value-type="float" office:value="1089">
            <text:p>1089</text:p>
          </table:table-cell>
          <table:table-cell office:value-type="string">
            <text:p>San Jose Del Guaviare</text:p>
          </table:table-cell>
          <table:table-cell office:value-type="string">
            <text:p>Guaviare</text:p>
          </table:table-cell>
          <table:table-cell table:formula="of:=LOOKUP([.C1088];[Hoja2.$B$1:.$B$35];[Hoja2.$A$1:.$A$35])" office:value-type="float" office:value="17">
            <text:p>17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office:value-type="string">
            <text:p>Calamar</text:p>
          </table:table-cell>
          <table:table-cell office:value-type="string">
            <text:p>Guaviare</text:p>
          </table:table-cell>
          <table:table-cell table:formula="of:=LOOKUP([.C1089];[Hoja2.$B$1:.$B$35];[Hoja2.$A$1:.$A$35])" office:value-type="float" office:value="17">
            <text:p>17</text:p>
          </table:table-cell>
        </table:table-row>
        <table:table-row table:style-name="ro1">
          <table:table-cell office:value-type="float" office:value="1091">
            <text:p>1091</text:p>
          </table:table-cell>
          <table:table-cell office:value-type="string">
            <text:p>El Retorno</text:p>
          </table:table-cell>
          <table:table-cell office:value-type="string">
            <text:p>Guaviare</text:p>
          </table:table-cell>
          <table:table-cell table:formula="of:=LOOKUP([.C1090];[Hoja2.$B$1:.$B$35];[Hoja2.$A$1:.$A$35])" office:value-type="float" office:value="17">
            <text:p>17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office:value-type="string">
            <text:p>Miraflores</text:p>
          </table:table-cell>
          <table:table-cell office:value-type="string">
            <text:p>Guaviare</text:p>
          </table:table-cell>
          <table:table-cell table:formula="of:=LOOKUP([.C1091];[Hoja2.$B$1:.$B$35];[Hoja2.$A$1:.$A$35])" office:value-type="float" office:value="17">
            <text:p>17</text:p>
          </table:table-cell>
        </table:table-row>
        <table:table-row table:style-name="ro1">
          <table:table-cell office:value-type="float" office:value="1093">
            <text:p>1093</text:p>
          </table:table-cell>
          <table:table-cell office:value-type="string">
            <text:p>Mitu</text:p>
          </table:table-cell>
          <table:table-cell office:value-type="string">
            <text:p>Vaupes</text:p>
          </table:table-cell>
          <table:table-cell table:formula="of:=LOOKUP([.C1092];[Hoja2.$B$1:.$B$35];[Hoja2.$A$1:.$A$35])" office:value-type="float" office:value="32">
            <text:p>32</text:p>
          </table:table-cell>
        </table:table-row>
        <table:table-row table:style-name="ro1">
          <table:table-cell office:value-type="float" office:value="1094">
            <text:p>1094</text:p>
          </table:table-cell>
          <table:table-cell office:value-type="string">
            <text:p>Caruru</text:p>
          </table:table-cell>
          <table:table-cell office:value-type="string">
            <text:p>Vaupes</text:p>
          </table:table-cell>
          <table:table-cell table:formula="of:=LOOKUP([.C1093];[Hoja2.$B$1:.$B$35];[Hoja2.$A$1:.$A$35])" office:value-type="float" office:value="32">
            <text:p>32</text:p>
          </table:table-cell>
        </table:table-row>
        <table:table-row table:style-name="ro1">
          <table:table-cell office:value-type="float" office:value="1095">
            <text:p>1095</text:p>
          </table:table-cell>
          <table:table-cell office:value-type="string">
            <text:p>Taraira</text:p>
          </table:table-cell>
          <table:table-cell office:value-type="string">
            <text:p>Vaupes</text:p>
          </table:table-cell>
          <table:table-cell table:formula="of:=LOOKUP([.C1094];[Hoja2.$B$1:.$B$35];[Hoja2.$A$1:.$A$35])" office:value-type="float" office:value="32">
            <text:p>32</text:p>
          </table:table-cell>
        </table:table-row>
        <table:table-row table:style-name="ro1">
          <table:table-cell office:value-type="float" office:value="1096">
            <text:p>1096</text:p>
          </table:table-cell>
          <table:table-cell office:value-type="string">
            <text:p>Puerto Carreño</text:p>
          </table:table-cell>
          <table:table-cell office:value-type="string">
            <text:p>Vichada</text:p>
          </table:table-cell>
          <table:table-cell table:formula="of:=LOOKUP([.C1095];[Hoja2.$B$1:.$B$35];[Hoja2.$A$1:.$A$35])" office:value-type="float" office:value="33">
            <text:p>33</text:p>
          </table:table-cell>
        </table:table-row>
        <table:table-row table:style-name="ro1">
          <table:table-cell office:value-type="float" office:value="1097">
            <text:p>1097</text:p>
          </table:table-cell>
          <table:table-cell office:value-type="string">
            <text:p>La Primavera</text:p>
          </table:table-cell>
          <table:table-cell office:value-type="string">
            <text:p>Vichada</text:p>
          </table:table-cell>
          <table:table-cell table:formula="of:=LOOKUP([.C1096];[Hoja2.$B$1:.$B$35];[Hoja2.$A$1:.$A$35])" office:value-type="float" office:value="33">
            <text:p>33</text:p>
          </table:table-cell>
        </table:table-row>
        <table:table-row table:style-name="ro1">
          <table:table-cell office:value-type="float" office:value="1098">
            <text:p>1098</text:p>
          </table:table-cell>
          <table:table-cell office:value-type="string">
            <text:p>Santa Rosalia</text:p>
          </table:table-cell>
          <table:table-cell office:value-type="string">
            <text:p>Vichada</text:p>
          </table:table-cell>
          <table:table-cell table:formula="of:=LOOKUP([.C1097];[Hoja2.$B$1:.$B$35];[Hoja2.$A$1:.$A$35])" office:value-type="float" office:value="33">
            <text:p>33</text:p>
          </table:table-cell>
        </table:table-row>
        <table:table-row table:style-name="ro1">
          <table:table-cell office:value-type="float" office:value="1099">
            <text:p>1099</text:p>
          </table:table-cell>
          <table:table-cell office:value-type="string">
            <text:p>Cumaribo</text:p>
          </table:table-cell>
          <table:table-cell office:value-type="string">
            <text:p>Vichada</text:p>
          </table:table-cell>
          <table:table-cell table:formula="of:=LOOKUP([.C1098];[Hoja2.$B$1:.$B$35];[Hoja2.$A$1:.$A$35])" office:value-type="float" office:value="33">
            <text:p>33</text:p>
          </table:table-cell>
        </table:table-row>
        <table:table-row table:style-name="ro1">
          <table:table-cell office:value-type="float" office:value="1099">
            <text:p>1099</text:p>
          </table:table-cell>
          <table:table-cell table:number-columns-repeated="2" office:value-type="string">
            <text:p>Nacional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table:number-columns-repeated="2" office:value-type="string">
            <text:p>Regional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office:value-type="string">
            <text:p>Departamental</text:p>
          </table:table-cell>
          <table:table-cell office:value-type="string">
            <text:p>Regional</text:p>
          </table:table-cell>
          <table:table-cell office:value-type="float" office:value="35">
            <text:p>35</text:p>
          </table:table-cell>
        </table:table-row>
      </table:table>
      <table:table table:name="Hoja2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Amazona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ntioqui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rauca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Atlantic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ogot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oliva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oyac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alda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aquet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asanar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auca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esa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hoc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ordob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undinamarc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Guaini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Guaviar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Huil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La guajir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agdalen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et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ariño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Norte de Santand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utumayo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Quindio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Risarald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an Andre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antand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uc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olim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Valle del Cauca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Vaupe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Vichad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Nacional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Regional</text:p>
          </table:table-cell>
          <table:table-cell office:value-type="float" office:value="7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3</meta:generator>
    <dc:date>2012-07-26T09:03:22</dc:date>
    <dc:creator>Carlos Delgado</dc:creator>
    <meta:editing-duration>PT3M34S</meta:editing-duration>
    <meta:editing-cycles>7</meta:editing-cycles>
    <meta:document-statistic meta:table-count="3" meta:cell-count="7806" meta:object-count="0"/>
  </office:meta>
</office:document-meta>
</file>